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.44pt"/>
    </style:style>
    <style:style style:name="co2" style:family="table-column">
      <style:table-column-properties fo:break-before="auto" style:column-width="53.29pt"/>
    </style:style>
    <style:style style:name="co3" style:family="table-column">
      <style:table-column-properties fo:break-before="auto" style:column-width="32pt"/>
    </style:style>
    <style:style style:name="co4" style:family="table-column">
      <style:table-column-properties fo:break-before="auto" style:column-width="34.3pt"/>
    </style:style>
    <style:style style:name="co5" style:family="table-column">
      <style:table-column-properties fo:break-before="auto" style:column-width="19.11pt"/>
    </style:style>
    <style:style style:name="co6" style:family="table-column">
      <style:table-column-properties fo:break-before="auto" style:column-width="11.45pt"/>
    </style:style>
    <style:style style:name="co7" style:family="table-column">
      <style:table-column-properties fo:break-before="auto" style:column-width="20.61pt"/>
    </style:style>
    <style:style style:name="co8" style:family="table-column">
      <style:table-column-properties fo:break-before="auto" style:column-width="43.46pt"/>
    </style:style>
    <style:style style:name="co9" style:family="table-column">
      <style:table-column-properties fo:break-before="auto" style:column-width="28.94pt"/>
    </style:style>
    <style:style style:name="co10" style:family="table-column">
      <style:table-column-properties fo:break-before="auto" style:column-width="48.76pt"/>
    </style:style>
    <style:style style:name="co11" style:family="table-column">
      <style:table-column-properties fo:break-before="auto" style:column-width="76.96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9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ce5c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ce5cd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5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3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3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3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10" table:visibility="collapse" table:number-columns-repeated="2" table:default-cell-style-name="Default"/>
        <table:table-column table:style-name="co11" table:number-columns-repeated="988" table:default-cell-style-name="Default"/>
        <table:table-row table:style-name="ro1">
          <table:table-cell table:style-name="ce1" office:value-type="string" calcext:value-type="string">
            <text:p>a=</text:p>
          </table:table-cell>
          <table:table-cell table:style-name="ce7" office:value-type="float" office:value="101" calcext:value-type="float">
            <text:p>101</text:p>
          </table:table-cell>
          <table:table-cell table:style-name="ce12"/>
          <table:table-cell table:style-name="ce17" office:value-type="string" calcext:value-type="string" table:number-columns-spanned="1" table:number-rows-spanned="5">
            <text:p>promedio</text:p>
          </table:table-cell>
          <table:table-cell table:style-name="ce17" office:value-type="string" calcext:value-type="string" table:number-columns-spanned="1" table:number-rows-spanned="5">
            <office:annotation draw:style-name="gr1" draw:text-style-name="P2" svg:width="94.59pt" svg:height="141.02pt" svg:x="177.39pt" svg:y="-35.26pt" draw:caption-point-x="-11.54pt" draw:caption-point-y="35.55pt">
              <dc:date>2020-10-18T00:00:00</dc:date>
              <text:p text:style-name="P1">Hice una función condicional para saber en qué intervalo de los 4 de ancho 0,25 debe ir el número random</text:p>
              <text:p text:style-name="P1"><text:tab/>-EDGAR EDUARDO REGALADO LOPEZ</text:p>
            </office:annotation>
            <text:p>frecuencia</text:p>
          </table:table-cell>
          <table:table-cell table:style-name="ce17" office:value-type="string" calcext:value-type="string" table:number-columns-spanned="1" table:number-rows-spanned="5">
            <text:p>distancia</text:p>
          </table:table-cell>
          <table:table-cell table:style-name="ce23"/>
          <table:table-cell table:style-name="ce1"/>
          <table:table-cell table:style-name="ce23"/>
          <table:table-cell table:number-columns-repeated="5"/>
          <table:table-cell table:style-name="ce28"/>
          <table:table-cell table:style-name="ce29"/>
          <table:table-cell table:style-name="ce14"/>
          <table:table-cell table:style-name="ce18" table:number-columns-repeated="2"/>
          <table:table-cell table:style-name="ce24"/>
          <table:table-cell/>
          <table:table-cell table:style-name="ce1"/>
          <table:table-cell table:style-name="ce7" office:value-type="float" office:value="0" calcext:value-type="float">
            <text:p>0</text:p>
          </table:table-cell>
          <table:table-cell table:style-name="ce6" office:value-type="string" calcext:value-type="string">
            <text:p>0.25</text:p>
          </table:table-cell>
          <table:table-cell table:number-columns-repeated="4"/>
          <table:table-cell table:style-name="ce37" office:value-type="float" office:value="1" calcext:value-type="float">
            <text:p>1</text:p>
          </table:table-cell>
          <table:table-cell table:style-name="ce39" table:formula="of:=COUNTIF([.E6:.E70]; &quot;1&quot;)" office:value-type="float" office:value="14" calcext:value-type="float">
            <office:annotation draw:style-name="gr1" draw:text-style-name="P2" svg:width="95.3pt" svg:height="104.12pt" svg:x="601.54pt" svg:y="-16.81pt" draw:caption-point-x="-11.54pt" draw:caption-point-y="17.09pt">
              <dc:date>2020-10-18T00:00:00</dc:date>
              <text:p text:style-name="P1">Función de conteo condicional para automatizar esto</text:p>
              <text:p text:style-name="P1"><text:tab/>-EDGAR EDUARDO REGALADO LOPEZ</text:p>
            </office:annotation>
            <text:p>14</text:p>
          </table:table-cell>
          <table:table-cell table:style-name="ce6" office:value-type="string" calcext:value-type="string">
            <text:p>2.75</text:p>
          </table:table-cell>
          <table:table-cell table:style-name="ce42" office:value-type="float" office:value="204" calcext:value-type="float">
            <text:p>204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=</text:p>
          </table:table-cell>
          <table:table-cell table:style-name="ce8" office:value-type="float" office:value="221" calcext:value-type="float">
            <text:p>221</text:p>
          </table:table-cell>
          <table:table-cell table:style-name="ce13"/>
          <table:covered-table-cell table:number-columns-repeated="3"/>
          <table:table-cell table:style-name="ce9"/>
          <table:table-cell table:style-name="ce2"/>
          <table:table-cell table:style-name="ce9"/>
          <table:table-cell table:number-columns-repeated="5"/>
          <table:table-cell table:style-name="ce3"/>
          <table:table-cell table:style-name="ce10" office:value-type="float" office:value="0" calcext:value-type="float">
            <text:p>0.00000</text:p>
          </table:table-cell>
          <table:table-cell table:style-name="ce35" office:value-type="float" office:value="0" calcext:value-type="float">
            <text:p>0</text:p>
          </table:table-cell>
          <table:table-cell table:style-name="ce19" table:number-columns-repeated="2"/>
          <table:table-cell table:style-name="ce26"/>
          <table:table-cell/>
          <table:table-cell table:style-name="ce2"/>
          <table:table-cell table:style-name="ce8" office:value-type="string" calcext:value-type="string">
            <text:p>0.25</text:p>
          </table:table-cell>
          <table:table-cell table:style-name="ce6" office:value-type="string" calcext:value-type="string">
            <text:p>0.50</text:p>
          </table:table-cell>
          <table:table-cell table:number-columns-repeated="4"/>
          <table:table-cell table:style-name="ce38" office:value-type="float" office:value="2" calcext:value-type="float">
            <text:p>2</text:p>
          </table:table-cell>
          <table:table-cell table:style-name="ce40" table:formula="of:=COUNTIF([.E6:.E70]; &quot;2&quot;)" office:value-type="float" office:value="16" calcext:value-type="float">
            <text:p>16</text:p>
          </table:table-cell>
          <table:table-cell table:style-name="ce6" office:value-type="string" calcext:value-type="string">
            <text:p>2.75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Xo=</text:p>
          </table:table-cell>
          <table:table-cell table:style-name="ce9" office:value-type="float" office:value="17" calcext:value-type="float">
            <text:p>17</text:p>
          </table:table-cell>
          <table:table-cell table:style-name="ce13"/>
          <table:covered-table-cell table:number-columns-repeated="3"/>
          <table:table-cell table:style-name="ce9"/>
          <table:table-cell table:style-name="ce2"/>
          <table:table-cell table:style-name="ce9"/>
          <table:table-cell table:number-columns-repeated="5"/>
          <table:table-cell table:style-name="ce3"/>
          <table:table-cell table:style-name="ce10" office:value-type="float" office:value="0.2" calcext:value-type="float">
            <text:p>0.20000</text:p>
          </table:table-cell>
          <table:table-cell table:style-name="ce35" office:value-type="float" office:value="1" calcext:value-type="float">
            <text:p>1</text:p>
          </table:table-cell>
          <table:table-cell table:style-name="ce19" table:number-columns-repeated="2"/>
          <table:table-cell table:style-name="ce26"/>
          <table:table-cell/>
          <table:table-cell table:style-name="ce2"/>
          <table:table-cell table:style-name="ce8" office:value-type="string" calcext:value-type="string">
            <text:p>0.5</text:p>
          </table:table-cell>
          <table:table-cell table:style-name="ce6" office:value-type="string" calcext:value-type="string">
            <text:p>0.75</text:p>
          </table:table-cell>
          <table:table-cell table:number-columns-repeated="4"/>
          <table:table-cell table:style-name="ce38" office:value-type="float" office:value="3" calcext:value-type="float">
            <text:p>3</text:p>
          </table:table-cell>
          <table:table-cell table:style-name="ce40" table:formula="of:=COUNTIF([.E6:.E70]; &quot;3&quot;)" office:value-type="float" office:value="18" calcext:value-type="float">
            <text:p>18</text:p>
          </table:table-cell>
          <table:table-cell table:style-name="ce6" office:value-type="string" calcext:value-type="string">
            <text:p>2.7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M=</text:p>
          </table:table-cell>
          <table:table-cell table:style-name="ce9" office:value-type="float" office:value="17001" calcext:value-type="float">
            <text:p>17001</text:p>
          </table:table-cell>
          <table:table-cell table:style-name="ce13"/>
          <table:covered-table-cell table:number-columns-repeated="3"/>
          <table:table-cell table:style-name="ce9"/>
          <table:table-cell table:style-name="ce2"/>
          <table:table-cell table:style-name="ce9"/>
          <table:table-cell table:number-columns-repeated="5"/>
          <table:table-cell table:style-name="ce3"/>
          <table:table-cell table:style-name="ce10" office:value-type="float" office:value="0.8" calcext:value-type="float">
            <text:p>0.80000</text:p>
          </table:table-cell>
          <table:table-cell table:style-name="ce35" office:value-type="float" office:value="1" calcext:value-type="float">
            <text:p>1</text:p>
          </table:table-cell>
          <table:table-cell table:style-name="ce19" table:number-columns-repeated="2"/>
          <table:table-cell table:style-name="ce26"/>
          <table:table-cell/>
          <table:table-cell table:style-name="ce2"/>
          <table:table-cell table:style-name="ce8" office:value-type="string" calcext:value-type="string">
            <text:p>0.75</text:p>
          </table:table-cell>
          <table:table-cell table:style-name="ce6" office:value-type="string" calcext:value-type="string">
            <text:p>1.00</text:p>
          </table:table-cell>
          <table:table-cell table:number-columns-repeated="4"/>
          <table:table-cell table:style-name="ce38" office:value-type="float" office:value="4" calcext:value-type="float">
            <text:p>4</text:p>
          </table:table-cell>
          <table:table-cell table:style-name="ce40" table:formula="of:=COUNTIF([.E6:.E70]; &quot;4&quot;)" office:value-type="float" office:value="17" calcext:value-type="float">
            <text:p>17</text:p>
          </table:table-cell>
          <table:table-cell table:style-name="ce6" office:value-type="string" calcext:value-type="string">
            <text:p>2.75</text:p>
          </table:table-cell>
          <table:table-cell table:number-columns-repeated="993"/>
        </table:table-row>
        <table:table-row table:style-name="ro2">
          <table:table-cell table:style-name="ce2"/>
          <table:table-cell table:style-name="ce9"/>
          <table:table-cell table:style-name="ce13"/>
          <table:covered-table-cell table:number-columns-repeated="3"/>
          <table:table-cell table:style-name="ce8" office:value-type="string" calcext:value-type="string">
            <text:p>series</text:p>
          </table:table-cell>
          <table:table-cell table:style-name="ce2"/>
          <table:table-cell table:style-name="ce9"/>
          <table:table-cell table:number-columns-repeated="5"/>
          <table:table-cell table:style-name="ce3"/>
          <table:table-cell table:style-name="ce10" office:value-type="float" office:value="1" calcext:value-type="float">
            <text:p>1.00000</text:p>
          </table:table-cell>
          <table:table-cell table:style-name="ce35" office:value-type="float" office:value="0" calcext:value-type="float">
            <text:p>0</text:p>
          </table:table-cell>
          <table:table-cell table:style-name="ce19" table:number-columns-repeated="2"/>
          <table:table-cell table:style-name="ce26"/>
          <table:table-cell/>
          <table:table-cell table:style-name="ce2"/>
          <table:table-cell table:style-name="ce9"/>
          <table:table-cell table:number-columns-repeated="5"/>
          <table:table-cell table:style-name="ce2"/>
          <table:table-cell table:style-name="ce8" office:value-type="float" office:value="11" calcext:value-type="float">
            <text:p>1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99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table:formula="of:=[.C6]/[.$B$4]" office:value-type="float" office:value="0.113993294512088" calcext:value-type="float">
            <text:p>0.11399</text:p>
          </table:table-cell>
          <table:table-cell table:style-name="ce14" table:formula="of:=MOD(([.$B$1]*[.B3]+[.$B$2]);[.$B$4])" office:value-type="float" office:value="1938" calcext:value-type="float">
            <text:p>1938</text:p>
          </table:table-cell>
          <table:table-cell table:style-name="ce18"/>
          <table:table-cell table:style-name="ce19" table:formula="of:=ifs(AND([.B6] &gt; 0; [.B6] &lt; 0.25); 1; AND([.B6] &gt; 0.25; [.B6] &lt; 0.5); 2; AND([.B6] &gt; 0.5; [.B6] &lt; 0.75); 3; AND([.B6] &gt; 0.75; [.B6] &lt; 1); 4)" office:value-type="string" office:string-value="" calcext:value-type="error">
            <text:p>#NAME?</text:p>
          </table:table-cell>
          <table:table-cell table:style-name="ce21" office:value-type="float" office:value="1" calcext:value-type="float">
            <text:p>1</text:p>
          </table:table-cell>
          <table:table-cell table:style-name="ce24"/>
          <table:table-cell table:style-name="ce28" office:value-type="float" office:value="66" calcext:value-type="float">
            <text:p>66</text:p>
          </table:table-cell>
          <table:table-cell table:style-name="ce29" table:formula="of:=[.N6]/[.$B$4]" office:value-type="float" office:value="0.214869713546262" calcext:value-type="float">
            <text:p>0.21487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1" table:formula="of:=MOD(([.$B$1]*[.C70]+[.$B$2]);[.$B$4])" office:value-type="float" office:value="3653" calcext:value-type="float">
            <text:p>3653</text:p>
          </table:table-cell>
          <table:table-cell table:style-name="ce3" office:value-type="float" office:value="131" calcext:value-type="float">
            <text:p>131</text:p>
          </table:table-cell>
          <table:table-cell table:style-name="ce10" table:formula="of:=[.U6]/[.$B$4]" office:value-type="float" office:value="0.03476266101994" calcext:value-type="float">
            <text:p>0.0347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1" table:formula="of:=MOD(([.$B$1]*[.N70]+[.$B$2]);[.$B$4])" office:value-type="float" office:value="591" calcext:value-type="float">
            <text:p>591</text:p>
          </table:table-cell>
          <table:table-cell table:style-name="ce28" office:value-type="float" office:value="196" calcext:value-type="float">
            <text:p>196</text:p>
          </table:table-cell>
          <table:table-cell table:style-name="ce29" table:formula="of:=[.AB6]/[.$B$4]" office:value-type="float" office:value="0.295688488912417" calcext:value-type="float">
            <text:p>0.29569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1" table:formula="of:=MOD(([.$B$1]*[.U70]+[.$B$2]);[.$B$4])" office:value-type="float" office:value="5027" calcext:value-type="float">
            <text:p>5027</text:p>
          </table:table-cell>
          <table:table-cell table:style-name="ce28" office:value-type="float" office:value="261" calcext:value-type="float">
            <text:p>261</text:p>
          </table:table-cell>
          <table:table-cell table:style-name="ce29" table:formula="of:=[.AI6]/[.$B$4]" office:value-type="float" office:value="0.53361566966649" calcext:value-type="float">
            <text:p>0.53362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1" table:formula="of:=MOD(([.$B$1]*[.AB70]+[.$B$2]);[.$B$4])" office:value-type="float" office:value="9072" calcext:value-type="float">
            <text:p>9072</text:p>
          </table:table-cell>
          <table:table-cell table:style-name="ce43" table:formula="of:=MOD(([.$B$1]*[.AI55]+[.$B$2]);[.$B$4])" office:value-type="float" office:value="3318" calcext:value-type="float">
            <text:p>3318</text:p>
          </table:table-cell>
          <table:table-cell table:number-columns-repeated="98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0" table:formula="of:=[.C7]/[.$B$4]" office:value-type="float" office:value="0.526321981059938" calcext:value-type="float">
            <text:p>0.52632</text:p>
          </table:table-cell>
          <table:table-cell table:style-name="ce15" table:formula="of:=MOD(([.$B$1]*[.C6]+[.$B$2]);[.$B$4])" office:value-type="float" office:value="8948" calcext:value-type="float">
            <text:p>8948</text:p>
          </table:table-cell>
          <table:table-cell table:style-name="ce19"/>
          <table:table-cell table:style-name="ce19" table:formula="of:=ifs(AND([.B7] &gt; 0; [.B7] &lt; 0.25); 1; AND([.B7] &gt; 0.25; [.B7] &lt; 0.5); 2; AND([.B7] &gt; 0.5; [.B7] &lt; 0.75); 3; AND([.B7] &gt; 0.75; [.B7] &lt; 1); 4)" office:value-type="string" office:string-value="" calcext:value-type="error">
            <text:p>#NAME?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float" office:value="16" calcext:value-type="float">
            <text:p>16</text:p>
          </table:table-cell>
          <table:table-cell table:style-name="ce3" office:value-type="float" office:value="67" calcext:value-type="float">
            <text:p>67</text:p>
          </table:table-cell>
          <table:table-cell table:style-name="ce10" table:formula="of:=[.N7]/[.$B$4]" office:value-type="float" office:value="0.714840303511558" calcext:value-type="float">
            <text:p>0.7148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6]+[.$B$2]);[.$B$4])" office:value-type="float" office:value="12153" calcext:value-type="float">
            <text:p>12153</text:p>
          </table:table-cell>
          <table:table-cell table:style-name="ce3" office:value-type="float" office:value="132" calcext:value-type="float">
            <text:p>132</text:p>
          </table:table-cell>
          <table:table-cell table:style-name="ce10" table:formula="of:=[.U7]/[.$B$4]" office:value-type="float" office:value="0.524027998353038" calcext:value-type="float">
            <text:p>0.5240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6]+[.$B$2]);[.$B$4])" office:value-type="float" office:value="8909" calcext:value-type="float">
            <text:p>8909</text:p>
          </table:table-cell>
          <table:table-cell table:style-name="ce3" office:value-type="float" office:value="197" calcext:value-type="float">
            <text:p>197</text:p>
          </table:table-cell>
          <table:table-cell table:style-name="ce10" table:formula="of:=[.AB7]/[.$B$4]" office:value-type="float" office:value="0.877536615493206" calcext:value-type="float">
            <text:p>0.8775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6]+[.$B$2]);[.$B$4])" office:value-type="float" office:value="14919" calcext:value-type="float">
            <text:p>14919</text:p>
          </table:table-cell>
          <table:table-cell table:style-name="ce3" office:value-type="float" office:value="262" calcext:value-type="float">
            <text:p>262</text:p>
          </table:table-cell>
          <table:table-cell table:style-name="ce10" table:formula="of:=[.AI7]/[.$B$4]" office:value-type="float" office:value="0.908181871654609" calcext:value-type="float">
            <text:p>0.9081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6]+[.$B$2]);[.$B$4])" office:value-type="float" office:value="15440" calcext:value-type="float">
            <text:p>15440</text:p>
          </table:table-cell>
          <table:table-cell table:style-name="ce44" table:formula="of:=MOD(([.$B$1]*[.AJ6]+[.$B$2]);[.$B$4])" office:value-type="float" office:value="12320" calcext:value-type="float">
            <text:p>12320</text:p>
          </table:table-cell>
          <table:table-cell table:number-columns-repeated="98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0" table:formula="of:=[.C8]/[.$B$4]" office:value-type="float" office:value="0.1715193223928" calcext:value-type="float">
            <text:p>0.17152</text:p>
          </table:table-cell>
          <table:table-cell table:style-name="ce15" table:formula="of:=MOD(([.$B$1]*[.C7]+[.$B$2]);[.$B$4])" office:value-type="float" office:value="2916" calcext:value-type="float">
            <text:p>2916</text:p>
          </table:table-cell>
          <table:table-cell table:style-name="ce19"/>
          <table:table-cell table:style-name="ce19" table:formula="of:=ifs(AND([.B8] &gt; 0; [.B8] &lt; 0.25); 1; AND([.B8] &gt; 0.25; [.B8] &lt; 0.5); 2; AND([.B8] &gt; 0.5; [.B8] &lt; 0.75); 3; AND([.B8] &gt; 0.75; [.B8] &lt; 1); 4)" office:value-type="string" office:string-value="" calcext:value-type="error">
            <text:p>#NAME?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3" calcext:value-type="float">
            <text:p>13</text:p>
          </table:table-cell>
          <table:table-cell table:style-name="ce3" office:value-type="float" office:value="68" calcext:value-type="float">
            <text:p>68</text:p>
          </table:table-cell>
          <table:table-cell table:style-name="ce10" table:formula="of:=[.N8]/[.$B$4]" office:value-type="float" office:value="0.21186989000647" calcext:value-type="float">
            <text:p>0.2118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7]+[.$B$2]);[.$B$4])" office:value-type="float" office:value="3602" calcext:value-type="float">
            <text:p>3602</text:p>
          </table:table-cell>
          <table:table-cell table:style-name="ce3" office:value-type="float" office:value="133" calcext:value-type="float">
            <text:p>133</text:p>
          </table:table-cell>
          <table:table-cell table:style-name="ce10" table:formula="of:=[.U8]/[.$B$4]" office:value-type="float" office:value="0.939827068995941" calcext:value-type="float">
            <text:p>0.9398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7]+[.$B$2]);[.$B$4])" office:value-type="float" office:value="15978" calcext:value-type="float">
            <text:p>15978</text:p>
          </table:table-cell>
          <table:table-cell table:style-name="ce3" office:value-type="float" office:value="198" calcext:value-type="float">
            <text:p>198</text:p>
          </table:table-cell>
          <table:table-cell table:style-name="ce10" table:formula="of:=[.AB8]/[.$B$4]" office:value-type="float" office:value="0.644197400152932" calcext:value-type="float">
            <text:p>0.6442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7]+[.$B$2]);[.$B$4])" office:value-type="float" office:value="10952" calcext:value-type="float">
            <text:p>10952</text:p>
          </table:table-cell>
          <table:table-cell table:style-name="ce3" office:value-type="float" office:value="263" calcext:value-type="float">
            <text:p>263</text:p>
          </table:table-cell>
          <table:table-cell table:style-name="ce10" table:formula="of:=[.AI8]/[.$B$4]" office:value-type="float" office:value="0.739368272454562" calcext:value-type="float">
            <text:p>0.7393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7]+[.$B$2]);[.$B$4])" office:value-type="float" office:value="12570" calcext:value-type="float">
            <text:p>12570</text:p>
          </table:table-cell>
          <table:table-cell table:style-name="ce44" table:formula="of:=MOD(([.$B$1]*[.AJ7]+[.$B$2]);[.$B$4])" office:value-type="float" office:value="3468" calcext:value-type="float">
            <text:p>3468</text:p>
          </table:table-cell>
          <table:table-cell table:number-columns-repeated="98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0" table:formula="of:=[.C9]/[.$B$4]" office:value-type="float" office:value="0.33645079701194" calcext:value-type="float">
            <text:p>0.33645</text:p>
          </table:table-cell>
          <table:table-cell table:style-name="ce15" table:formula="of:=MOD(([.$B$1]*[.C8]+[.$B$2]);[.$B$4])" office:value-type="float" office:value="5720" calcext:value-type="float">
            <text:p>5720</text:p>
          </table:table-cell>
          <table:table-cell table:style-name="ce19"/>
          <table:table-cell table:style-name="ce19" table:formula="of:=ifs(AND([.B9] &gt; 0; [.B9] &lt; 0.25); 1; AND([.B9] &gt; 0.25; [.B9] &lt; 0.5); 2; AND([.B9] &gt; 0.5; [.B9] &lt; 0.75); 3; AND([.B9] &gt; 0.75; [.B9] &lt; 1); 4)" office:value-type="string" office:string-value="" calcext:value-type="error">
            <text:p>#NAME?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float" office:value="14" calcext:value-type="float">
            <text:p>14</text:p>
          </table:table-cell>
          <table:table-cell table:style-name="ce3" office:value-type="float" office:value="69" calcext:value-type="float">
            <text:p>69</text:p>
          </table:table-cell>
          <table:table-cell table:style-name="ce10" table:formula="of:=[.N9]/[.$B$4]" office:value-type="float" office:value="0.411858125992589" calcext:value-type="float">
            <text:p>0.4118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8]+[.$B$2]);[.$B$4])" office:value-type="float" office:value="7002" calcext:value-type="float">
            <text:p>7002</text:p>
          </table:table-cell>
          <table:table-cell table:style-name="ce3" office:value-type="float" office:value="134" calcext:value-type="float">
            <text:p>134</text:p>
          </table:table-cell>
          <table:table-cell table:style-name="ce10" table:formula="of:=[.U9]/[.$B$4]" office:value-type="float" office:value="0.935533203929181" calcext:value-type="float">
            <text:p>0.9355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8]+[.$B$2]);[.$B$4])" office:value-type="float" office:value="15905" calcext:value-type="float">
            <text:p>15905</text:p>
          </table:table-cell>
          <table:table-cell table:style-name="ce3" office:value-type="float" office:value="199" calcext:value-type="float">
            <text:p>199</text:p>
          </table:table-cell>
          <table:table-cell table:style-name="ce10" table:formula="of:=[.AB9]/[.$B$4]" office:value-type="float" office:value="0.0769366507852479" calcext:value-type="float">
            <text:p>0.0769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8]+[.$B$2]);[.$B$4])" office:value-type="float" office:value="1308" calcext:value-type="float">
            <text:p>1308</text:p>
          </table:table-cell>
          <table:table-cell table:style-name="ce3" office:value-type="float" office:value="264" calcext:value-type="float">
            <text:p>264</text:p>
          </table:table-cell>
          <table:table-cell table:style-name="ce10" table:formula="of:=[.AI9]/[.$B$4]" office:value-type="float" office:value="0.689194753249809" calcext:value-type="float">
            <text:p>0.6891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8]+[.$B$2]);[.$B$4])" office:value-type="float" office:value="11717" calcext:value-type="float">
            <text:p>11717</text:p>
          </table:table-cell>
          <table:table-cell table:style-name="ce44" table:formula="of:=MOD(([.$B$1]*[.AJ8]+[.$B$2]);[.$B$4])" office:value-type="float" office:value="10469" calcext:value-type="float">
            <text:p>10469</text:p>
          </table:table-cell>
          <table:table-cell table:number-columns-repeated="98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0" table:formula="of:=[.C10]/[.$B$4]" office:value-type="float" office:value="0.994529733545086" calcext:value-type="float">
            <text:p>0.99453</text:p>
          </table:table-cell>
          <table:table-cell table:style-name="ce15" table:formula="of:=MOD(([.$B$1]*[.C9]+[.$B$2]);[.$B$4])" office:value-type="float" office:value="16908" calcext:value-type="float">
            <text:p>16908</text:p>
          </table:table-cell>
          <table:table-cell table:style-name="ce19"/>
          <table:table-cell table:style-name="ce19" table:formula="of:=ifs(AND([.B10] &gt; 0; [.B10] &lt; 0.25); 1; AND([.B10] &gt; 0.25; [.B10] &lt; 0.5); 2; AND([.B10] &gt; 0.5; [.B10] &lt; 0.75); 3; AND([.B10] &gt; 0.75; [.B10] &lt; 1); 4)" office:value-type="string" office:string-value="" calcext:value-type="error">
            <text:p>#NAME?</text:p>
          </table:table-cell>
          <table:table-cell table:style-name="ce22" office:value-type="float" office:value="1" calcext:value-type="float">
            <text:p>1</text:p>
          </table:table-cell>
          <table:table-cell table:style-name="ce26"/>
          <table:table-cell table:style-name="ce3" office:value-type="float" office:value="70" calcext:value-type="float">
            <text:p>70</text:p>
          </table:table-cell>
          <table:table-cell table:style-name="ce10" table:formula="of:=[.N10]/[.$B$4]" office:value-type="float" office:value="0.610669960590553" calcext:value-type="float">
            <text:p>0.6106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9]+[.$B$2]);[.$B$4])" office:value-type="float" office:value="10382" calcext:value-type="float">
            <text:p>10382</text:p>
          </table:table-cell>
          <table:table-cell table:style-name="ce3" office:value-type="float" office:value="135" calcext:value-type="float">
            <text:p>135</text:p>
          </table:table-cell>
          <table:table-cell table:style-name="ce10" table:formula="of:=[.U10]/[.$B$4]" office:value-type="float" office:value="0.501852832186342" calcext:value-type="float">
            <text:p>0.5018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9]+[.$B$2]);[.$B$4])" office:value-type="float" office:value="8532" calcext:value-type="float">
            <text:p>8532</text:p>
          </table:table-cell>
          <table:table-cell table:style-name="ce3" office:value-type="float" office:value="200" calcext:value-type="float">
            <text:p>200</text:p>
          </table:table-cell>
          <table:table-cell table:style-name="ce10" table:formula="of:=[.AB10]/[.$B$4]" office:value-type="float" office:value="0.783600964649138" calcext:value-type="float">
            <text:p>0.7836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9]+[.$B$2]);[.$B$4])" office:value-type="float" office:value="13322" calcext:value-type="float">
            <text:p>13322</text:p>
          </table:table-cell>
          <table:table-cell table:style-name="ce3" office:value-type="float" office:value="265" calcext:value-type="float">
            <text:p>265</text:p>
          </table:table-cell>
          <table:table-cell table:style-name="ce10" table:formula="of:=[.AI10]/[.$B$4]" office:value-type="float" office:value="0.62166931356979" calcext:value-type="float">
            <text:p>0.6216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9]+[.$B$2]);[.$B$4])" office:value-type="float" office:value="10569" calcext:value-type="float">
            <text:p>10569</text:p>
          </table:table-cell>
          <table:table-cell table:style-name="ce44" table:formula="of:=MOD(([.$B$1]*[.AJ9]+[.$B$2]);[.$B$4])" office:value-type="float" office:value="3528" calcext:value-type="float">
            <text:p>3528</text:p>
          </table:table-cell>
          <table:table-cell table:number-columns-repeated="98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0" table:formula="of:=[.C11]/[.$B$4]" office:value-type="float" office:value="0.460502323392742" calcext:value-type="float">
            <text:p>0.46050</text:p>
          </table:table-cell>
          <table:table-cell table:style-name="ce15" table:formula="of:=MOD(([.$B$1]*[.C10]+[.$B$2]);[.$B$4])" office:value-type="float" office:value="7829" calcext:value-type="float">
            <text:p>7829</text:p>
          </table:table-cell>
          <table:table-cell table:style-name="ce19"/>
          <table:table-cell table:style-name="ce19" table:formula="of:=ifs(AND([.B11] &gt; 0; [.B11] &lt; 0.25); 1; AND([.B11] &gt; 0.25; [.B11] &lt; 0.5); 2; AND([.B11] &gt; 0.5; [.B11] &lt; 0.75); 3; AND([.B11] &gt; 0.75; [.B11] &lt; 1); 4)" office:value-type="string" office:string-value="" calcext:value-type="error">
            <text:p>#NAME?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 table:style-name="ce3" office:value-type="float" office:value="71" calcext:value-type="float">
            <text:p>71</text:p>
          </table:table-cell>
          <table:table-cell table:style-name="ce10" table:formula="of:=[.N11]/[.$B$4]" office:value-type="float" office:value="0.690665254985001" calcext:value-type="float">
            <text:p>0.6906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10]+[.$B$2]);[.$B$4])" office:value-type="float" office:value="11742" calcext:value-type="float">
            <text:p>11742</text:p>
          </table:table-cell>
          <table:table-cell table:style-name="ce3" office:value-type="float" office:value="136" calcext:value-type="float">
            <text:p>136</text:p>
          </table:table-cell>
          <table:table-cell table:style-name="ce10" table:formula="of:=[.U11]/[.$B$4]" office:value-type="float" office:value="0.700135286159638" calcext:value-type="float">
            <text:p>0.7001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10]+[.$B$2]);[.$B$4])" office:value-type="float" office:value="11903" calcext:value-type="float">
            <text:p>11903</text:p>
          </table:table-cell>
          <table:table-cell table:style-name="ce3" office:value-type="float" office:value="201" calcext:value-type="float">
            <text:p>201</text:p>
          </table:table-cell>
          <table:table-cell table:style-name="ce10" table:formula="of:=[.AB11]/[.$B$4]" office:value-type="float" office:value="0.156696664902065" calcext:value-type="float">
            <text:p>0.1567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10]+[.$B$2]);[.$B$4])" office:value-type="float" office:value="2664" calcext:value-type="float">
            <text:p>2664</text:p>
          </table:table-cell>
          <table:table-cell table:style-name="ce3" office:value-type="float" office:value="266" calcext:value-type="float">
            <text:p>266</text:p>
          </table:table-cell>
          <table:table-cell table:style-name="ce10" table:formula="of:=[.AI11]/[.$B$4]" office:value-type="float" office:value="0.801599905887889" calcext:value-type="float">
            <text:p>0.8016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10]+[.$B$2]);[.$B$4])" office:value-type="float" office:value="13628" calcext:value-type="float">
            <text:p>13628</text:p>
          </table:table-cell>
          <table:table-cell table:style-name="ce44" table:formula="of:=MOD(([.$B$1]*[.AJ10]+[.$B$2]);[.$B$4])" office:value-type="float" office:value="16529" calcext:value-type="float">
            <text:p>16529</text:p>
          </table:table-cell>
          <table:table-cell table:number-columns-repeated="98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0" table:formula="of:=[.C12]/[.$B$4]" office:value-type="float" office:value="0.523733898006" calcext:value-type="float">
            <text:p>0.52373</text:p>
          </table:table-cell>
          <table:table-cell table:style-name="ce15" table:formula="of:=MOD(([.$B$1]*[.C11]+[.$B$2]);[.$B$4])" office:value-type="float" office:value="8904" calcext:value-type="float">
            <text:p>8904</text:p>
          </table:table-cell>
          <table:table-cell table:style-name="ce19"/>
          <table:table-cell table:style-name="ce19" table:formula="of:=ifs(AND([.B12] &gt; 0; [.B12] &lt; 0.25); 1; AND([.B12] &gt; 0.25; [.B12] &lt; 0.5); 2; AND([.B12] &gt; 0.5; [.B12] &lt; 0.75); 3; AND([.B12] &gt; 0.75; [.B12] &lt; 1); 4)" office:value-type="string" office:string-value="" calcext:value-type="error">
            <text:p>#NAME?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 table:style-name="ce3" office:value-type="float" office:value="72" calcext:value-type="float">
            <text:p>72</text:p>
          </table:table-cell>
          <table:table-cell table:style-name="ce10" table:formula="of:=[.N12]/[.$B$4]" office:value-type="float" office:value="0.770189988824187" calcext:value-type="float">
            <text:p>0.7701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11]+[.$B$2]);[.$B$4])" office:value-type="float" office:value="13094" calcext:value-type="float">
            <text:p>13094</text:p>
          </table:table-cell>
          <table:table-cell table:style-name="ce3" office:value-type="float" office:value="137" calcext:value-type="float">
            <text:p>137</text:p>
          </table:table-cell>
          <table:table-cell table:style-name="ce10" table:formula="of:=[.U12]/[.$B$4]" office:value-type="float" office:value="0.726663137462502" calcext:value-type="float">
            <text:p>0.7266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11]+[.$B$2]);[.$B$4])" office:value-type="float" office:value="12354" calcext:value-type="float">
            <text:p>12354</text:p>
          </table:table-cell>
          <table:table-cell table:style-name="ce3" office:value-type="float" office:value="202" calcext:value-type="float">
            <text:p>202</text:p>
          </table:table-cell>
          <table:table-cell table:style-name="ce10" table:formula="of:=[.AB12]/[.$B$4]" office:value-type="float" office:value="0.839362390447621" calcext:value-type="float">
            <text:p>0.8393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11]+[.$B$2]);[.$B$4])" office:value-type="float" office:value="14270" calcext:value-type="float">
            <text:p>14270</text:p>
          </table:table-cell>
          <table:table-cell table:style-name="ce3" office:value-type="float" office:value="267" calcext:value-type="float">
            <text:p>267</text:p>
          </table:table-cell>
          <table:table-cell table:style-name="ce10" table:formula="of:=[.AI12]/[.$B$4]" office:value-type="float" office:value="0.974589730015881" calcext:value-type="float">
            <text:p>0.9745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11]+[.$B$2]);[.$B$4])" office:value-type="float" office:value="16569" calcext:value-type="float">
            <text:p>16569</text:p>
          </table:table-cell>
          <table:table-cell table:style-name="ce44" table:formula="of:=MOD(([.$B$1]*[.AJ11]+[.$B$2]);[.$B$4])" office:value-type="float" office:value="3552" calcext:value-type="float">
            <text:p>3552</text:p>
          </table:table-cell>
          <table:table-cell table:number-columns-repeated="98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10" table:formula="of:=[.C13]/[.$B$4]" office:value-type="float" office:value="0.910122933945062" calcext:value-type="float">
            <text:p>0.91012</text:p>
          </table:table-cell>
          <table:table-cell table:style-name="ce15" table:formula="of:=MOD(([.$B$1]*[.C12]+[.$B$2]);[.$B$4])" office:value-type="float" office:value="15473" calcext:value-type="float">
            <text:p>15473</text:p>
          </table:table-cell>
          <table:table-cell table:style-name="ce19"/>
          <table:table-cell table:style-name="ce19" table:formula="of:=ifs(AND([.B13] &gt; 0; [.B13] &lt; 0.25); 1; AND([.B13] &gt; 0.25; [.B13] &lt; 0.5); 2; AND([.B13] &gt; 0.5; [.B13] &lt; 0.75); 3; AND([.B13] &gt; 0.75; [.B13] &lt; 1); 4)" office:value-type="string" office:string-value="" calcext:value-type="error">
            <text:p>#NAME?</text:p>
          </table:table-cell>
          <table:table-cell table:style-name="ce22" office:value-type="float" office:value="1" calcext:value-type="float">
            <text:p>1</text:p>
          </table:table-cell>
          <table:table-cell table:style-name="ce26"/>
          <table:table-cell table:style-name="ce3" office:value-type="float" office:value="73" calcext:value-type="float">
            <text:p>73</text:p>
          </table:table-cell>
          <table:table-cell table:style-name="ce10" table:formula="of:=[.N13]/[.$B$4]" office:value-type="float" office:value="0.802188106581966" calcext:value-type="float">
            <text:p>0.8021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12]+[.$B$2]);[.$B$4])" office:value-type="float" office:value="13638" calcext:value-type="float">
            <text:p>13638</text:p>
          </table:table-cell>
          <table:table-cell table:style-name="ce3" office:value-type="float" office:value="138" calcext:value-type="float">
            <text:p>138</text:p>
          </table:table-cell>
          <table:table-cell table:style-name="ce10" table:formula="of:=[.U13]/[.$B$4]" office:value-type="float" office:value="0.405976119051821" calcext:value-type="float">
            <text:p>0.4059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12]+[.$B$2]);[.$B$4])" office:value-type="float" office:value="6902" calcext:value-type="float">
            <text:p>6902</text:p>
          </table:table-cell>
          <table:table-cell table:style-name="ce3" office:value-type="float" office:value="203" calcext:value-type="float">
            <text:p>203</text:p>
          </table:table-cell>
          <table:table-cell table:style-name="ce10" table:formula="of:=[.AB13]/[.$B$4]" office:value-type="float" office:value="0.788600670548791" calcext:value-type="float">
            <text:p>0.7886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12]+[.$B$2]);[.$B$4])" office:value-type="float" office:value="13407" calcext:value-type="float">
            <text:p>13407</text:p>
          </table:table-cell>
          <table:table-cell table:style-name="ce3" office:value-type="float" office:value="268" calcext:value-type="float">
            <text:p>268</text:p>
          </table:table-cell>
          <table:table-cell table:style-name="ce10" table:formula="of:=[.AI13]/[.$B$4]" office:value-type="float" office:value="0.446561966943121" calcext:value-type="float">
            <text:p>0.4465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12]+[.$B$2]);[.$B$4])" office:value-type="float" office:value="7592" calcext:value-type="float">
            <text:p>7592</text:p>
          </table:table-cell>
          <table:table-cell table:style-name="ce44" table:formula="of:=MOD(([.$B$1]*[.AJ12]+[.$B$2]);[.$B$4])" office:value-type="float" office:value="1952" calcext:value-type="float">
            <text:p>1952</text:p>
          </table:table-cell>
          <table:table-cell table:number-columns-repeated="98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10" table:formula="of:=[.C14]/[.$B$4]" office:value-type="float" office:value="0.935415563790365" calcext:value-type="float">
            <text:p>0.93542</text:p>
          </table:table-cell>
          <table:table-cell table:style-name="ce15" table:formula="of:=MOD(([.$B$1]*[.C13]+[.$B$2]);[.$B$4])" office:value-type="float" office:value="15903" calcext:value-type="float">
            <text:p>15903</text:p>
          </table:table-cell>
          <table:table-cell table:style-name="ce19"/>
          <table:table-cell table:style-name="ce19" table:formula="of:=ifs(AND([.B14] &gt; 0; [.B14] &lt; 0.25); 1; AND([.B14] &gt; 0.25; [.B14] &lt; 0.5); 2; AND([.B14] &gt; 0.5; [.B14] &lt; 0.75); 3; AND([.B14] &gt; 0.75; [.B14] &lt; 1); 4)" office:value-type="string" office:string-value="" calcext:value-type="error">
            <text:p>#NAME?</text:p>
          </table:table-cell>
          <table:table-cell table:style-name="ce22" office:value-type="float" office:value="1" calcext:value-type="float">
            <text:p>1</text:p>
          </table:table-cell>
          <table:table-cell table:style-name="ce26"/>
          <table:table-cell table:style-name="ce3" office:value-type="float" office:value="74" calcext:value-type="float">
            <text:p>74</text:p>
          </table:table-cell>
          <table:table-cell table:style-name="ce10" table:formula="of:=[.N14]/[.$B$4]" office:value-type="float" office:value="0.0339980001176401" calcext:value-type="float">
            <text:p>0.0340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13]+[.$B$2]);[.$B$4])" office:value-type="float" office:value="578" calcext:value-type="float">
            <text:p>578</text:p>
          </table:table-cell>
          <table:table-cell table:style-name="ce3" office:value-type="float" office:value="139" calcext:value-type="float">
            <text:p>139</text:p>
          </table:table-cell>
          <table:table-cell table:style-name="ce10" table:formula="of:=[.U14]/[.$B$4]" office:value-type="float" office:value="0.0165872595729663" calcext:value-type="float">
            <text:p>0.0165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13]+[.$B$2]);[.$B$4])" office:value-type="float" office:value="282" calcext:value-type="float">
            <text:p>282</text:p>
          </table:table-cell>
          <table:table-cell table:style-name="ce3" office:value-type="float" office:value="204" calcext:value-type="float">
            <text:p>204</text:p>
          </table:table-cell>
          <table:table-cell table:style-name="ce10" table:formula="of:=[.AB14]/[.$B$4]" office:value-type="float" office:value="0.661666960767014" calcext:value-type="float">
            <text:p>0.6616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13]+[.$B$2]);[.$B$4])" office:value-type="float" office:value="11249" calcext:value-type="float">
            <text:p>11249</text:p>
          </table:table-cell>
          <table:table-cell table:style-name="ce3" office:value-type="float" office:value="269" calcext:value-type="float">
            <text:p>269</text:p>
          </table:table-cell>
          <table:table-cell table:style-name="ce10" table:formula="of:=[.AI14]/[.$B$4]" office:value-type="float" office:value="0.115757896594318" calcext:value-type="float">
            <text:p>0.1157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13]+[.$B$2]);[.$B$4])" office:value-type="float" office:value="1968" calcext:value-type="float">
            <text:p>1968</text:p>
          </table:table-cell>
          <table:table-cell table:style-name="ce44" table:formula="of:=MOD(([.$B$1]*[.AJ13]+[.$B$2]);[.$B$4])" office:value-type="float" office:value="10362" calcext:value-type="float">
            <text:p>10362</text:p>
          </table:table-cell>
          <table:table-cell table:number-columns-repeated="98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10" table:formula="of:=[.C15]/[.$B$4]" office:value-type="float" office:value="0.48997117816599" calcext:value-type="float">
            <text:p>0.48997</text:p>
          </table:table-cell>
          <table:table-cell table:style-name="ce15" table:formula="of:=MOD(([.$B$1]*[.C14]+[.$B$2]);[.$B$4])" office:value-type="float" office:value="8330" calcext:value-type="float">
            <text:p>8330</text:p>
          </table:table-cell>
          <table:table-cell table:style-name="ce19"/>
          <table:table-cell table:style-name="ce19" table:formula="of:=ifs(AND([.B15] &gt; 0; [.B15] &lt; 0.25); 1; AND([.B15] &gt; 0.25; [.B15] &lt; 0.5); 2; AND([.B15] &gt; 0.5; [.B15] &lt; 0.75); 3; AND([.B15] &gt; 0.75; [.B15] &lt; 1); 4)" office:value-type="string" office:string-value="" calcext:value-type="error">
            <text:p>#NAME?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 table:style-name="ce3" office:value-type="float" office:value="75" calcext:value-type="float">
            <text:p>75</text:p>
          </table:table-cell>
          <table:table-cell table:style-name="ce10" table:formula="of:=[.N15]/[.$B$4]" office:value-type="float" office:value="0.446797247220752" calcext:value-type="float">
            <text:p>0.4468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14]+[.$B$2]);[.$B$4])" office:value-type="float" office:value="7596" calcext:value-type="float">
            <text:p>7596</text:p>
          </table:table-cell>
          <table:table-cell table:style-name="ce3" office:value-type="float" office:value="140" calcext:value-type="float">
            <text:p>140</text:p>
          </table:table-cell>
          <table:table-cell table:style-name="ce10" table:formula="of:=[.U15]/[.$B$4]" office:value-type="float" office:value="0.688312452208694" calcext:value-type="float">
            <text:p>0.68831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14]+[.$B$2]);[.$B$4])" office:value-type="float" office:value="11702" calcext:value-type="float">
            <text:p>11702</text:p>
          </table:table-cell>
          <table:table-cell table:style-name="ce3" office:value-type="float" office:value="205" calcext:value-type="float">
            <text:p>205</text:p>
          </table:table-cell>
          <table:table-cell table:style-name="ce10" table:formula="of:=[.AB15]/[.$B$4]" office:value-type="float" office:value="0.841362272807482" calcext:value-type="float">
            <text:p>0.8413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14]+[.$B$2]);[.$B$4])" office:value-type="float" office:value="14304" calcext:value-type="float">
            <text:p>14304</text:p>
          </table:table-cell>
          <table:table-cell table:style-name="ce3" office:value-type="float" office:value="270" calcext:value-type="float">
            <text:p>270</text:p>
          </table:table-cell>
          <table:table-cell table:style-name="ce10" table:formula="of:=[.AI15]/[.$B$4]" office:value-type="float" office:value="0.704546791365214" calcext:value-type="float">
            <text:p>0.7045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14]+[.$B$2]);[.$B$4])" office:value-type="float" office:value="11978" calcext:value-type="float">
            <text:p>11978</text:p>
          </table:table-cell>
          <table:table-cell table:style-name="ce44" table:formula="of:=MOD(([.$B$1]*[.AJ14]+[.$B$2]);[.$B$4])" office:value-type="float" office:value="9722" calcext:value-type="float">
            <text:p>9722</text:p>
          </table:table-cell>
          <table:table-cell table:number-columns-repeated="98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10" table:formula="of:=[.C16]/[.$B$4]" office:value-type="float" office:value="0.500088230104111" calcext:value-type="float">
            <text:p>0.50009</text:p>
          </table:table-cell>
          <table:table-cell table:style-name="ce15" table:formula="of:=MOD(([.$B$1]*[.C15]+[.$B$2]);[.$B$4])" office:value-type="float" office:value="8502" calcext:value-type="float">
            <text:p>8502</text:p>
          </table:table-cell>
          <table:table-cell table:style-name="ce19"/>
          <table:table-cell table:style-name="ce19" table:formula="of:=ifs(AND([.B16] &gt; 0; [.B16] &lt; 0.25); 1; AND([.B16] &gt; 0.25; [.B16] &lt; 0.5); 2; AND([.B16] &gt; 0.5; [.B16] &lt; 0.75); 3; AND([.B16] &gt; 0.75; [.B16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76" calcext:value-type="float">
            <text:p>76</text:p>
          </table:table-cell>
          <table:table-cell table:style-name="ce10" table:formula="of:=[.N16]/[.$B$4]" office:value-type="float" office:value="0.139521204635021" calcext:value-type="float">
            <text:p>0.1395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15]+[.$B$2]);[.$B$4])" office:value-type="float" office:value="2372" calcext:value-type="float">
            <text:p>2372</text:p>
          </table:table-cell>
          <table:table-cell table:style-name="ce3" office:value-type="float" office:value="141" calcext:value-type="float">
            <text:p>141</text:p>
          </table:table-cell>
          <table:table-cell table:style-name="ce10" table:formula="of:=[.U16]/[.$B$4]" office:value-type="float" office:value="0.532556908417152" calcext:value-type="float">
            <text:p>0.5325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15]+[.$B$2]);[.$B$4])" office:value-type="float" office:value="9054" calcext:value-type="float">
            <text:p>9054</text:p>
          </table:table-cell>
          <table:table-cell table:style-name="ce3" office:value-type="float" office:value="206" calcext:value-type="float">
            <text:p>206</text:p>
          </table:table-cell>
          <table:table-cell table:style-name="ce10" table:formula="of:=[.AB16]/[.$B$4]" office:value-type="float" office:value="0.990588788894771" calcext:value-type="float">
            <text:p>0.9905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15]+[.$B$2]);[.$B$4])" office:value-type="float" office:value="16841" calcext:value-type="float">
            <text:p>16841</text:p>
          </table:table-cell>
          <table:table-cell table:style-name="ce3" office:value-type="float" office:value="271" calcext:value-type="float">
            <text:p>271</text:p>
          </table:table-cell>
          <table:table-cell table:style-name="ce10" table:formula="of:=[.AI16]/[.$B$4]" office:value-type="float" office:value="0.172225163225693" calcext:value-type="float">
            <text:p>0.1722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15]+[.$B$2]);[.$B$4])" office:value-type="float" office:value="2928" calcext:value-type="float">
            <text:p>2928</text:p>
          </table:table-cell>
          <table:table-cell table:style-name="ce44" table:formula="of:=MOD(([.$B$1]*[.AJ15]+[.$B$2]);[.$B$4])" office:value-type="float" office:value="13086" calcext:value-type="float">
            <text:p>13086</text:p>
          </table:table-cell>
          <table:table-cell table:number-columns-repeated="98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10" table:formula="of:=[.C17]/[.$B$4]" office:value-type="float" office:value="0.521910475854361" calcext:value-type="float">
            <text:p>0.52191</text:p>
          </table:table-cell>
          <table:table-cell table:style-name="ce15" table:formula="of:=MOD(([.$B$1]*[.C16]+[.$B$2]);[.$B$4])" office:value-type="float" office:value="8873" calcext:value-type="float">
            <text:p>8873</text:p>
          </table:table-cell>
          <table:table-cell table:style-name="ce19"/>
          <table:table-cell table:style-name="ce19" table:formula="of:=ifs(AND([.B17] &gt; 0; [.B17] &lt; 0.25); 1; AND([.B17] &gt; 0.25; [.B17] &lt; 0.5); 2; AND([.B17] &gt; 0.5; [.B17] &lt; 0.75); 3; AND([.B17] &gt; 0.75; [.B17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77" calcext:value-type="float">
            <text:p>77</text:p>
          </table:table-cell>
          <table:table-cell table:style-name="ce10" table:formula="of:=[.N17]/[.$B$4]" office:value-type="float" office:value="0.104640903476266" calcext:value-type="float">
            <text:p>0.1046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16]+[.$B$2]);[.$B$4])" office:value-type="float" office:value="1779" calcext:value-type="float">
            <text:p>1779</text:p>
          </table:table-cell>
          <table:table-cell table:style-name="ce3" office:value-type="float" office:value="142" calcext:value-type="float">
            <text:p>142</text:p>
          </table:table-cell>
          <table:table-cell table:style-name="ce10" table:formula="of:=[.U17]/[.$B$4]" office:value-type="float" office:value="0.801246985471443" calcext:value-type="float">
            <text:p>0.8012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16]+[.$B$2]);[.$B$4])" office:value-type="float" office:value="13622" calcext:value-type="float">
            <text:p>13622</text:p>
          </table:table-cell>
          <table:table-cell table:style-name="ce3" office:value-type="float" office:value="207" calcext:value-type="float">
            <text:p>207</text:p>
          </table:table-cell>
          <table:table-cell table:style-name="ce10" table:formula="of:=[.AB17]/[.$B$4]" office:value-type="float" office:value="0.0624669137109582" calcext:value-type="float">
            <text:p>0.0624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16]+[.$B$2]);[.$B$4])" office:value-type="float" office:value="1062" calcext:value-type="float">
            <text:p>1062</text:p>
          </table:table-cell>
          <table:table-cell table:style-name="ce3" office:value-type="float" office:value="272" calcext:value-type="float">
            <text:p>272</text:p>
          </table:table-cell>
          <table:table-cell table:style-name="ce10" table:formula="of:=[.AI17]/[.$B$4]" office:value-type="float" office:value="0.407740721134051" calcext:value-type="float">
            <text:p>0.4077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16]+[.$B$2]);[.$B$4])" office:value-type="float" office:value="6932" calcext:value-type="float">
            <text:p>6932</text:p>
          </table:table-cell>
          <table:table-cell table:style-name="ce44" table:formula="of:=MOD(([.$B$1]*[.AJ16]+[.$B$2]);[.$B$4])" office:value-type="float" office:value="12830" calcext:value-type="float">
            <text:p>12830</text:p>
          </table:table-cell>
          <table:table-cell table:number-columns-repeated="988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10" table:formula="of:=[.C18]/[.$B$4]" office:value-type="float" office:value="0.72595729662961" calcext:value-type="float">
            <text:p>0.72596</text:p>
          </table:table-cell>
          <table:table-cell table:style-name="ce15" table:formula="of:=MOD(([.$B$1]*[.C17]+[.$B$2]);[.$B$4])" office:value-type="float" office:value="12342" calcext:value-type="float">
            <text:p>12342</text:p>
          </table:table-cell>
          <table:table-cell table:style-name="ce19"/>
          <table:table-cell table:style-name="ce19" table:formula="of:=ifs(AND([.B18] &gt; 0; [.B18] &lt; 0.25); 1; AND([.B18] &gt; 0.25; [.B18] &lt; 0.5); 2; AND([.B18] &gt; 0.5; [.B18] &lt; 0.75); 3; AND([.B18] &gt; 0.75; [.B18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78" calcext:value-type="float">
            <text:p>78</text:p>
          </table:table-cell>
          <table:table-cell table:style-name="ce10" table:formula="of:=[.N18]/[.$B$4]" office:value-type="float" office:value="0.581730486441974" calcext:value-type="float">
            <text:p>0.5817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17]+[.$B$2]);[.$B$4])" office:value-type="float" office:value="9890" calcext:value-type="float">
            <text:p>9890</text:p>
          </table:table-cell>
          <table:table-cell table:style-name="ce3" office:value-type="float" office:value="143" calcext:value-type="float">
            <text:p>143</text:p>
          </table:table-cell>
          <table:table-cell table:style-name="ce10" table:formula="of:=[.U18]/[.$B$4]" office:value-type="float" office:value="0.938944767954826" calcext:value-type="float">
            <text:p>0.9389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17]+[.$B$2]);[.$B$4])" office:value-type="float" office:value="15963" calcext:value-type="float">
            <text:p>15963</text:p>
          </table:table-cell>
          <table:table-cell table:style-name="ce3" office:value-type="float" office:value="208" calcext:value-type="float">
            <text:p>208</text:p>
          </table:table-cell>
          <table:table-cell table:style-name="ce10" table:formula="of:=[.AB18]/[.$B$4]" office:value-type="float" office:value="0.322157520145874" calcext:value-type="float">
            <text:p>0.3221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17]+[.$B$2]);[.$B$4])" office:value-type="float" office:value="5477" calcext:value-type="float">
            <text:p>5477</text:p>
          </table:table-cell>
          <table:table-cell table:style-name="ce3" office:value-type="float" office:value="273" calcext:value-type="float">
            <text:p>273</text:p>
          </table:table-cell>
          <table:table-cell table:style-name="ce10" table:formula="of:=[.AI18]/[.$B$4]" office:value-type="float" office:value="0.194812069878242" calcext:value-type="float">
            <text:p>0.19481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17]+[.$B$2]);[.$B$4])" office:value-type="float" office:value="3312" calcext:value-type="float">
            <text:p>3312</text:p>
          </table:table-cell>
          <table:table-cell table:style-name="ce44" table:formula="of:=MOD(([.$B$1]*[.AJ17]+[.$B$2]);[.$B$4])" office:value-type="float" office:value="3975" calcext:value-type="float">
            <text:p>3975</text:p>
          </table:table-cell>
          <table:table-cell table:number-columns-repeated="98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10" table:formula="of:=[.C19]/[.$B$4]" office:value-type="float" office:value="0.33468619492971" calcext:value-type="float">
            <text:p>0.33469</text:p>
          </table:table-cell>
          <table:table-cell table:style-name="ce15" table:formula="of:=MOD(([.$B$1]*[.C18]+[.$B$2]);[.$B$4])" office:value-type="float" office:value="5690" calcext:value-type="float">
            <text:p>5690</text:p>
          </table:table-cell>
          <table:table-cell table:style-name="ce19"/>
          <table:table-cell table:style-name="ce19" table:formula="of:=ifs(AND([.B19] &gt; 0; [.B19] &lt; 0.25); 1; AND([.B19] &gt; 0.25; [.B19] &lt; 0.5); 2; AND([.B19] &gt; 0.5; [.B19] &lt; 0.75); 3; AND([.B19] &gt; 0.75; [.B19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79" calcext:value-type="float">
            <text:p>79</text:p>
          </table:table-cell>
          <table:table-cell table:style-name="ce10" table:formula="of:=[.N19]/[.$B$4]" office:value-type="float" office:value="0.767778365978472" calcext:value-type="float">
            <text:p>0.7677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18]+[.$B$2]);[.$B$4])" office:value-type="float" office:value="13053" calcext:value-type="float">
            <text:p>13053</text:p>
          </table:table-cell>
          <table:table-cell table:style-name="ce3" office:value-type="float" office:value="144" calcext:value-type="float">
            <text:p>144</text:p>
          </table:table-cell>
          <table:table-cell table:style-name="ce10" table:formula="of:=[.U19]/[.$B$4]" office:value-type="float" office:value="0.846420798776543" calcext:value-type="float">
            <text:p>0.8464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18]+[.$B$2]);[.$B$4])" office:value-type="float" office:value="14390" calcext:value-type="float">
            <text:p>14390</text:p>
          </table:table-cell>
          <table:table-cell table:style-name="ce3" office:value-type="float" office:value="209" calcext:value-type="float">
            <text:p>209</text:p>
          </table:table-cell>
          <table:table-cell table:style-name="ce10" table:formula="of:=[.AB19]/[.$B$4]" office:value-type="float" office:value="0.550908770072349" calcext:value-type="float">
            <text:p>0.55091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18]+[.$B$2]);[.$B$4])" office:value-type="float" office:value="9366" calcext:value-type="float">
            <text:p>9366</text:p>
          </table:table-cell>
          <table:table-cell table:style-name="ce3" office:value-type="float" office:value="274" calcext:value-type="float">
            <text:p>274</text:p>
          </table:table-cell>
          <table:table-cell table:style-name="ce10" table:formula="of:=[.AI19]/[.$B$4]" office:value-type="float" office:value="0.689018293041586" calcext:value-type="float">
            <text:p>0.6890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18]+[.$B$2]);[.$B$4])" office:value-type="float" office:value="11714" calcext:value-type="float">
            <text:p>11714</text:p>
          </table:table-cell>
          <table:table-cell table:style-name="ce44" table:formula="of:=MOD(([.$B$1]*[.AJ18]+[.$B$2]);[.$B$4])" office:value-type="float" office:value="10673" calcext:value-type="float">
            <text:p>10673</text:p>
          </table:table-cell>
          <table:table-cell table:number-columns-repeated="988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10" table:formula="of:=[.C20]/[.$B$4]" office:value-type="float" office:value="0.816304923239809" calcext:value-type="float">
            <text:p>0.81630</text:p>
          </table:table-cell>
          <table:table-cell table:style-name="ce15" table:formula="of:=MOD(([.$B$1]*[.C19]+[.$B$2]);[.$B$4])" office:value-type="float" office:value="13878" calcext:value-type="float">
            <text:p>13878</text:p>
          </table:table-cell>
          <table:table-cell table:style-name="ce19"/>
          <table:table-cell table:style-name="ce19" table:formula="of:=ifs(AND([.B20] &gt; 0; [.B20] &lt; 0.25); 1; AND([.B20] &gt; 0.25; [.B20] &lt; 0.5); 2; AND([.B20] &gt; 0.5; [.B20] &lt; 0.75); 3; AND([.B20] &gt; 0.75; [.B20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80" calcext:value-type="float">
            <text:p>80</text:p>
          </table:table-cell>
          <table:table-cell table:style-name="ce10" table:formula="of:=[.N20]/[.$B$4]" office:value-type="float" office:value="0.558614199164755" calcext:value-type="float">
            <text:p>0.55861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19]+[.$B$2]);[.$B$4])" office:value-type="float" office:value="9497" calcext:value-type="float">
            <text:p>9497</text:p>
          </table:table-cell>
          <table:table-cell table:style-name="ce3" office:value-type="float" office:value="145" calcext:value-type="float">
            <text:p>145</text:p>
          </table:table-cell>
          <table:table-cell table:style-name="ce10" table:formula="of:=[.U20]/[.$B$4]" office:value-type="float" office:value="0.501499911769896" calcext:value-type="float">
            <text:p>0.5015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19]+[.$B$2]);[.$B$4])" office:value-type="float" office:value="8526" calcext:value-type="float">
            <text:p>8526</text:p>
          </table:table-cell>
          <table:table-cell table:style-name="ce3" office:value-type="float" office:value="210" calcext:value-type="float">
            <text:p>210</text:p>
          </table:table-cell>
          <table:table-cell table:style-name="ce10" table:formula="of:=[.AB20]/[.$B$4]" office:value-type="float" office:value="0.654785012646315" calcext:value-type="float">
            <text:p>0.6547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19]+[.$B$2]);[.$B$4])" office:value-type="float" office:value="11132" calcext:value-type="float">
            <text:p>11132</text:p>
          </table:table-cell>
          <table:table-cell table:style-name="ce3" office:value-type="float" office:value="275" calcext:value-type="float">
            <text:p>275</text:p>
          </table:table-cell>
          <table:table-cell table:style-name="ce10" table:formula="of:=[.AI20]/[.$B$4]" office:value-type="float" office:value="0.603846832539262" calcext:value-type="float">
            <text:p>0.6038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19]+[.$B$2]);[.$B$4])" office:value-type="float" office:value="10266" calcext:value-type="float">
            <text:p>10266</text:p>
          </table:table-cell>
          <table:table-cell table:style-name="ce44" table:formula="of:=MOD(([.$B$1]*[.AJ19]+[.$B$2]);[.$B$4])" office:value-type="float" office:value="7131" calcext:value-type="float">
            <text:p>7131</text:p>
          </table:table-cell>
          <table:table-cell table:number-columns-repeated="988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10" table:formula="of:=[.C21]/[.$B$4]" office:value-type="float" office:value="0.459796482559849" calcext:value-type="float">
            <text:p>0.45980</text:p>
          </table:table-cell>
          <table:table-cell table:style-name="ce15" table:formula="of:=MOD(([.$B$1]*[.C20]+[.$B$2]);[.$B$4])" office:value-type="float" office:value="7817" calcext:value-type="float">
            <text:p>7817</text:p>
          </table:table-cell>
          <table:table-cell table:style-name="ce19"/>
          <table:table-cell table:style-name="ce19" table:formula="of:=ifs(AND([.B21] &gt; 0; [.B21] &lt; 0.25); 1; AND([.B21] &gt; 0.25; [.B21] &lt; 0.5); 2; AND([.B21] &gt; 0.5; [.B21] &lt; 0.75); 3; AND([.B21] &gt; 0.75; [.B21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81" calcext:value-type="float">
            <text:p>81</text:p>
          </table:table-cell>
          <table:table-cell table:style-name="ce10" table:formula="of:=[.N21]/[.$B$4]" office:value-type="float" office:value="0.433033350979354" calcext:value-type="float">
            <text:p>0.4330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20]+[.$B$2]);[.$B$4])" office:value-type="float" office:value="7362" calcext:value-type="float">
            <text:p>7362</text:p>
          </table:table-cell>
          <table:table-cell table:style-name="ce3" office:value-type="float" office:value="146" calcext:value-type="float">
            <text:p>146</text:p>
          </table:table-cell>
          <table:table-cell table:style-name="ce10" table:formula="of:=[.U21]/[.$B$4]" office:value-type="float" office:value="0.664490324098582" calcext:value-type="float">
            <text:p>0.6644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20]+[.$B$2]);[.$B$4])" office:value-type="float" office:value="11297" calcext:value-type="float">
            <text:p>11297</text:p>
          </table:table-cell>
          <table:table-cell table:style-name="ce3" office:value-type="float" office:value="211" calcext:value-type="float">
            <text:p>211</text:p>
          </table:table-cell>
          <table:table-cell table:style-name="ce10" table:formula="of:=[.AB21]/[.$B$4]" office:value-type="float" office:value="0.146285512616905" calcext:value-type="float">
            <text:p>0.1462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20]+[.$B$2]);[.$B$4])" office:value-type="float" office:value="2487" calcext:value-type="float">
            <text:p>2487</text:p>
          </table:table-cell>
          <table:table-cell table:style-name="ce3" office:value-type="float" office:value="276" calcext:value-type="float">
            <text:p>276</text:p>
          </table:table-cell>
          <table:table-cell table:style-name="ce10" table:formula="of:=[.AI21]/[.$B$4]" office:value-type="float" office:value="0.00152932180459973" calcext:value-type="float">
            <text:p>0.0015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20]+[.$B$2]);[.$B$4])" office:value-type="float" office:value="26" calcext:value-type="float">
            <text:p>26</text:p>
          </table:table-cell>
          <table:table-cell table:style-name="ce44" table:formula="of:=MOD(([.$B$1]*[.AJ20]+[.$B$2]);[.$B$4])" office:value-type="float" office:value="6410" calcext:value-type="float">
            <text:p>6410</text:p>
          </table:table-cell>
          <table:table-cell table:number-columns-repeated="988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10" table:formula="of:=[.C22]/[.$B$4]" office:value-type="float" office:value="0.452443973883889" calcext:value-type="float">
            <text:p>0.45244</text:p>
          </table:table-cell>
          <table:table-cell table:style-name="ce15" table:formula="of:=MOD(([.$B$1]*[.C21]+[.$B$2]);[.$B$4])" office:value-type="float" office:value="7692" calcext:value-type="float">
            <text:p>7692</text:p>
          </table:table-cell>
          <table:table-cell table:style-name="ce19"/>
          <table:table-cell table:style-name="ce19" table:formula="of:=ifs(AND([.B22] &gt; 0; [.B22] &lt; 0.25); 1; AND([.B22] &gt; 0.25; [.B22] &lt; 0.5); 2; AND([.B22] &gt; 0.5; [.B22] &lt; 0.75); 3; AND([.B22] &gt; 0.75; [.B22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82" calcext:value-type="float">
            <text:p>82</text:p>
          </table:table-cell>
          <table:table-cell table:style-name="ce10" table:formula="of:=[.N22]/[.$B$4]" office:value-type="float" office:value="0.749367684253867" calcext:value-type="float">
            <text:p>0.7493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21]+[.$B$2]);[.$B$4])" office:value-type="float" office:value="12740" calcext:value-type="float">
            <text:p>12740</text:p>
          </table:table-cell>
          <table:table-cell table:style-name="ce3" office:value-type="float" office:value="147" calcext:value-type="float">
            <text:p>147</text:p>
          </table:table-cell>
          <table:table-cell table:style-name="ce10" table:formula="of:=[.U22]/[.$B$4]" office:value-type="float" office:value="0.126521969295924" calcext:value-type="float">
            <text:p>0.1265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21]+[.$B$2]);[.$B$4])" office:value-type="float" office:value="2151" calcext:value-type="float">
            <text:p>2151</text:p>
          </table:table-cell>
          <table:table-cell table:style-name="ce3" office:value-type="float" office:value="212" calcext:value-type="float">
            <text:p>212</text:p>
          </table:table-cell>
          <table:table-cell table:style-name="ce10" table:formula="of:=[.AB22]/[.$B$4]" office:value-type="float" office:value="0.787836009646491" calcext:value-type="float">
            <text:p>0.7878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21]+[.$B$2]);[.$B$4])" office:value-type="float" office:value="13394" calcext:value-type="float">
            <text:p>13394</text:p>
          </table:table-cell>
          <table:table-cell table:style-name="ce3" office:value-type="float" office:value="277" calcext:value-type="float">
            <text:p>277</text:p>
          </table:table-cell>
          <table:table-cell table:style-name="ce10" table:formula="of:=[.AI22]/[.$B$4]" office:value-type="float" office:value="0.16746073760367" calcext:value-type="float">
            <text:p>0.1674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21]+[.$B$2]);[.$B$4])" office:value-type="float" office:value="2847" calcext:value-type="float">
            <text:p>2847</text:p>
          </table:table-cell>
          <table:table-cell table:style-name="ce44" table:formula="of:=MOD(([.$B$1]*[.AJ21]+[.$B$2]);[.$B$4])" office:value-type="float" office:value="1593" calcext:value-type="float">
            <text:p>1593</text:p>
          </table:table-cell>
          <table:table-cell table:number-columns-repeated="98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10" table:formula="of:=[.C23]/[.$B$4]" office:value-type="float" office:value="0.709840597611905" calcext:value-type="float">
            <text:p>0.70984</text:p>
          </table:table-cell>
          <table:table-cell table:style-name="ce15" table:formula="of:=MOD(([.$B$1]*[.C22]+[.$B$2]);[.$B$4])" office:value-type="float" office:value="12068" calcext:value-type="float">
            <text:p>12068</text:p>
          </table:table-cell>
          <table:table-cell table:style-name="ce19"/>
          <table:table-cell table:style-name="ce19" table:formula="of:=ifs(AND([.B23] &gt; 0; [.B23] &lt; 0.25); 1; AND([.B23] &gt; 0.25; [.B23] &lt; 0.5); 2; AND([.B23] &gt; 0.5; [.B23] &lt; 0.75); 3; AND([.B23] &gt; 0.75; [.B23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83" calcext:value-type="float">
            <text:p>83</text:p>
          </table:table-cell>
          <table:table-cell table:style-name="ce10" table:formula="of:=[.N23]/[.$B$4]" office:value-type="float" office:value="0.699135344979707" calcext:value-type="float">
            <text:p>0.6991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22]+[.$B$2]);[.$B$4])" office:value-type="float" office:value="11886" calcext:value-type="float">
            <text:p>11886</text:p>
          </table:table-cell>
          <table:table-cell table:style-name="ce3" office:value-type="float" office:value="148" calcext:value-type="float">
            <text:p>148</text:p>
          </table:table-cell>
          <table:table-cell table:style-name="ce10" table:formula="of:=[.U23]/[.$B$4]" office:value-type="float" office:value="0.791718134227398" calcext:value-type="float">
            <text:p>0.7917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22]+[.$B$2]);[.$B$4])" office:value-type="float" office:value="13460" calcext:value-type="float">
            <text:p>13460</text:p>
          </table:table-cell>
          <table:table-cell table:style-name="ce3" office:value-type="float" office:value="213" calcext:value-type="float">
            <text:p>213</text:p>
          </table:table-cell>
          <table:table-cell table:style-name="ce10" table:formula="of:=[.AB23]/[.$B$4]" office:value-type="float" office:value="0.584436209634727" calcext:value-type="float">
            <text:p>0.5844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22]+[.$B$2]);[.$B$4])" office:value-type="float" office:value="9936" calcext:value-type="float">
            <text:p>9936</text:p>
          </table:table-cell>
          <table:table-cell table:style-name="ce3" office:value-type="float" office:value="278" calcext:value-type="float">
            <text:p>278</text:p>
          </table:table-cell>
          <table:table-cell table:style-name="ce10" table:formula="of:=[.AI23]/[.$B$4]" office:value-type="float" office:value="0.926533733309805" calcext:value-type="float">
            <text:p>0.9265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22]+[.$B$2]);[.$B$4])" office:value-type="float" office:value="15752" calcext:value-type="float">
            <text:p>15752</text:p>
          </table:table-cell>
          <table:table-cell table:style-name="ce44" table:formula="of:=MOD(([.$B$1]*[.AJ22]+[.$B$2]);[.$B$4])" office:value-type="float" office:value="8105" calcext:value-type="float">
            <text:p>8105</text:p>
          </table:table-cell>
          <table:table-cell table:number-columns-repeated="988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0" table:formula="of:=[.C24]/[.$B$4]" office:value-type="float" office:value="0.706899594141521" calcext:value-type="float">
            <text:p>0.70690</text:p>
          </table:table-cell>
          <table:table-cell table:style-name="ce15" table:formula="of:=MOD(([.$B$1]*[.C23]+[.$B$2]);[.$B$4])" office:value-type="float" office:value="12018" calcext:value-type="float">
            <text:p>12018</text:p>
          </table:table-cell>
          <table:table-cell table:style-name="ce19"/>
          <table:table-cell table:style-name="ce19" table:formula="of:=ifs(AND([.B24] &gt; 0; [.B24] &lt; 0.25); 1; AND([.B24] &gt; 0.25; [.B24] &lt; 0.5); 2; AND([.B24] &gt; 0.5; [.B24] &lt; 0.75); 3; AND([.B24] &gt; 0.75; [.B24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84" calcext:value-type="float">
            <text:p>84</text:p>
          </table:table-cell>
          <table:table-cell table:style-name="ce10" table:formula="of:=[.N24]/[.$B$4]" office:value-type="float" office:value="0.625669078289512" calcext:value-type="float">
            <text:p>0.6256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23]+[.$B$2]);[.$B$4])" office:value-type="float" office:value="10637" calcext:value-type="float">
            <text:p>10637</text:p>
          </table:table-cell>
          <table:table-cell table:style-name="ce3" office:value-type="float" office:value="149" calcext:value-type="float">
            <text:p>149</text:p>
          </table:table-cell>
          <table:table-cell table:style-name="ce10" table:formula="of:=[.U24]/[.$B$4]" office:value-type="float" office:value="0.976530792306335" calcext:value-type="float">
            <text:p>0.9765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23]+[.$B$2]);[.$B$4])" office:value-type="float" office:value="16602" calcext:value-type="float">
            <text:p>16602</text:p>
          </table:table-cell>
          <table:table-cell table:style-name="ce3" office:value-type="float" office:value="214" calcext:value-type="float">
            <text:p>214</text:p>
          </table:table-cell>
          <table:table-cell table:style-name="ce10" table:formula="of:=[.AB24]/[.$B$4]" office:value-type="float" office:value="0.041056408446562" calcext:value-type="float">
            <text:p>0.0410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23]+[.$B$2]);[.$B$4])" office:value-type="float" office:value="698" calcext:value-type="float">
            <text:p>698</text:p>
          </table:table-cell>
          <table:table-cell table:style-name="ce3" office:value-type="float" office:value="279" calcext:value-type="float">
            <text:p>279</text:p>
          </table:table-cell>
          <table:table-cell table:style-name="ce10" table:formula="of:=[.AI24]/[.$B$4]" office:value-type="float" office:value="0.592906299629434" calcext:value-type="float">
            <text:p>0.59291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23]+[.$B$2]);[.$B$4])" office:value-type="float" office:value="10080" calcext:value-type="float">
            <text:p>10080</text:p>
          </table:table-cell>
          <table:table-cell table:style-name="ce44" table:formula="of:=MOD(([.$B$1]*[.AJ23]+[.$B$2]);[.$B$4])" office:value-type="float" office:value="2778" calcext:value-type="float">
            <text:p>2778</text:p>
          </table:table-cell>
          <table:table-cell table:number-columns-repeated="988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10" table:formula="of:=[.C25]/[.$B$4]" office:value-type="float" office:value="0.409858243632727" calcext:value-type="float">
            <text:p>0.40986</text:p>
          </table:table-cell>
          <table:table-cell table:style-name="ce15" table:formula="of:=MOD(([.$B$1]*[.C24]+[.$B$2]);[.$B$4])" office:value-type="float" office:value="6968" calcext:value-type="float">
            <text:p>6968</text:p>
          </table:table-cell>
          <table:table-cell table:style-name="ce19"/>
          <table:table-cell table:style-name="ce19" table:formula="of:=ifs(AND([.B25] &gt; 0; [.B25] &lt; 0.25); 1; AND([.B25] &gt; 0.25; [.B25] &lt; 0.5); 2; AND([.B25] &gt; 0.5; [.B25] &lt; 0.75); 3; AND([.B25] &gt; 0.75; [.B25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85" calcext:value-type="float">
            <text:p>85</text:p>
          </table:table-cell>
          <table:table-cell table:style-name="ce10" table:formula="of:=[.N25]/[.$B$4]" office:value-type="float" office:value="0.205576142579848" calcext:value-type="float">
            <text:p>0.2055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24]+[.$B$2]);[.$B$4])" office:value-type="float" office:value="3495" calcext:value-type="float">
            <text:p>3495</text:p>
          </table:table-cell>
          <table:table-cell table:style-name="ce3" office:value-type="float" office:value="150" calcext:value-type="float">
            <text:p>150</text:p>
          </table:table-cell>
          <table:table-cell table:style-name="ce10" table:formula="of:=[.U25]/[.$B$4]" office:value-type="float" office:value="0.642609258278925" calcext:value-type="float">
            <text:p>0.64261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24]+[.$B$2]);[.$B$4])" office:value-type="float" office:value="10925" calcext:value-type="float">
            <text:p>10925</text:p>
          </table:table-cell>
          <table:table-cell table:style-name="ce3" office:value-type="float" office:value="215" calcext:value-type="float">
            <text:p>215</text:p>
          </table:table-cell>
          <table:table-cell table:style-name="ce10" table:formula="of:=[.AB25]/[.$B$4]" office:value-type="float" office:value="0.159696488441856" calcext:value-type="float">
            <text:p>0.1597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24]+[.$B$2]);[.$B$4])" office:value-type="float" office:value="2715" calcext:value-type="float">
            <text:p>2715</text:p>
          </table:table-cell>
          <table:table-cell table:style-name="ce3" office:value-type="float" office:value="280" calcext:value-type="float">
            <text:p>280</text:p>
          </table:table-cell>
          <table:table-cell table:style-name="ce10" table:formula="of:=[.AI25]/[.$B$4]" office:value-type="float" office:value="0.896535497911887" calcext:value-type="float">
            <text:p>0.8965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24]+[.$B$2]);[.$B$4])" office:value-type="float" office:value="15242" calcext:value-type="float">
            <text:p>15242</text:p>
          </table:table-cell>
          <table:table-cell table:style-name="ce44" table:formula="of:=MOD(([.$B$1]*[.AJ24]+[.$B$2]);[.$B$4])" office:value-type="float" office:value="8783" calcext:value-type="float">
            <text:p>8783</text:p>
          </table:table-cell>
          <table:table-cell table:number-columns-repeated="988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10" table:formula="of:=[.C26]/[.$B$4]" office:value-type="float" office:value="0.408681842244574" calcext:value-type="float">
            <text:p>0.40868</text:p>
          </table:table-cell>
          <table:table-cell table:style-name="ce15" table:formula="of:=MOD(([.$B$1]*[.C25]+[.$B$2]);[.$B$4])" office:value-type="float" office:value="6948" calcext:value-type="float">
            <text:p>6948</text:p>
          </table:table-cell>
          <table:table-cell table:style-name="ce19"/>
          <table:table-cell table:style-name="ce19" table:formula="of:=ifs(AND([.B26] &gt; 0; [.B26] &lt; 0.25); 1; AND([.B26] &gt; 0.25; [.B26] &lt; 0.5); 2; AND([.B26] &gt; 0.5; [.B26] &lt; 0.75); 3; AND([.B26] &gt; 0.75; [.B26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86" calcext:value-type="float">
            <text:p>86</text:p>
          </table:table-cell>
          <table:table-cell table:style-name="ce10" table:formula="of:=[.N26]/[.$B$4]" office:value-type="float" office:value="0.77618963590377" calcext:value-type="float">
            <text:p>0.7761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25]+[.$B$2]);[.$B$4])" office:value-type="float" office:value="13196" calcext:value-type="float">
            <text:p>13196</text:p>
          </table:table-cell>
          <table:table-cell table:style-name="ce3" office:value-type="float" office:value="151" calcext:value-type="float">
            <text:p>151</text:p>
          </table:table-cell>
          <table:table-cell table:style-name="ce10" table:formula="of:=[.U26]/[.$B$4]" office:value-type="float" office:value="0.916534321510499" calcext:value-type="float">
            <text:p>0.9165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25]+[.$B$2]);[.$B$4])" office:value-type="float" office:value="15582" calcext:value-type="float">
            <text:p>15582</text:p>
          </table:table-cell>
          <table:table-cell table:style-name="ce3" office:value-type="float" office:value="216" calcext:value-type="float">
            <text:p>216</text:p>
          </table:table-cell>
          <table:table-cell table:style-name="ce10" table:formula="of:=[.AB26]/[.$B$4]" office:value-type="float" office:value="0.14234456796659" calcext:value-type="float">
            <text:p>0.1423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25]+[.$B$2]);[.$B$4])" office:value-type="float" office:value="2420" calcext:value-type="float">
            <text:p>2420</text:p>
          </table:table-cell>
          <table:table-cell table:style-name="ce3" office:value-type="float" office:value="281" calcext:value-type="float">
            <text:p>281</text:p>
          </table:table-cell>
          <table:table-cell table:style-name="ce10" table:formula="of:=[.AI26]/[.$B$4]" office:value-type="float" office:value="0.563084524439739" calcext:value-type="float">
            <text:p>0.5630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25]+[.$B$2]);[.$B$4])" office:value-type="float" office:value="9573" calcext:value-type="float">
            <text:p>9573</text:p>
          </table:table-cell>
          <table:table-cell table:style-name="ce44" table:formula="of:=MOD(([.$B$1]*[.AJ25]+[.$B$2]);[.$B$4])" office:value-type="float" office:value="3252" calcext:value-type="float">
            <text:p>3252</text:p>
          </table:table-cell>
          <table:table-cell table:number-columns-repeated="98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0" table:formula="of:=[.C27]/[.$B$4]" office:value-type="float" office:value="0.289865302041056" calcext:value-type="float">
            <text:p>0.28987</text:p>
          </table:table-cell>
          <table:table-cell table:style-name="ce15" table:formula="of:=MOD(([.$B$1]*[.C26]+[.$B$2]);[.$B$4])" office:value-type="float" office:value="4928" calcext:value-type="float">
            <text:p>4928</text:p>
          </table:table-cell>
          <table:table-cell table:style-name="ce19"/>
          <table:table-cell table:style-name="ce19" table:formula="of:=ifs(AND([.B27] &gt; 0; [.B27] &lt; 0.25); 1; AND([.B27] &gt; 0.25; [.B27] &lt; 0.5); 2; AND([.B27] &gt; 0.5; [.B27] &lt; 0.75); 3; AND([.B27] &gt; 0.75; [.B27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87" calcext:value-type="float">
            <text:p>87</text:p>
          </table:table-cell>
          <table:table-cell table:style-name="ce10" table:formula="of:=[.N27]/[.$B$4]" office:value-type="float" office:value="0.408152461619905" calcext:value-type="float">
            <text:p>0.4081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26]+[.$B$2]);[.$B$4])" office:value-type="float" office:value="6939" calcext:value-type="float">
            <text:p>6939</text:p>
          </table:table-cell>
          <table:table-cell table:style-name="ce3" office:value-type="float" office:value="152" calcext:value-type="float">
            <text:p>152</text:p>
          </table:table-cell>
          <table:table-cell table:style-name="ce10" table:formula="of:=[.U27]/[.$B$4]" office:value-type="float" office:value="0.582965707899535" calcext:value-type="float">
            <text:p>0.5829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26]+[.$B$2]);[.$B$4])" office:value-type="float" office:value="9911" calcext:value-type="float">
            <text:p>9911</text:p>
          </table:table-cell>
          <table:table-cell table:style-name="ce3" office:value-type="float" office:value="217" calcext:value-type="float">
            <text:p>217</text:p>
          </table:table-cell>
          <table:table-cell table:style-name="ce10" table:formula="of:=[.AB27]/[.$B$4]" office:value-type="float" office:value="0.389800599964708" calcext:value-type="float">
            <text:p>0.3898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26]+[.$B$2]);[.$B$4])" office:value-type="float" office:value="6627" calcext:value-type="float">
            <text:p>6627</text:p>
          </table:table-cell>
          <table:table-cell table:style-name="ce3" office:value-type="float" office:value="282" calcext:value-type="float">
            <text:p>282</text:p>
          </table:table-cell>
          <table:table-cell table:style-name="ce10" table:formula="of:=[.AI27]/[.$B$4]" office:value-type="float" office:value="0.88453620375272" calcext:value-type="float">
            <text:p>0.8845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26]+[.$B$2]);[.$B$4])" office:value-type="float" office:value="15038" calcext:value-type="float">
            <text:p>15038</text:p>
          </table:table-cell>
          <table:table-cell table:style-name="ce44" table:formula="of:=MOD(([.$B$1]*[.AJ26]+[.$B$2]);[.$B$4])" office:value-type="float" office:value="5654" calcext:value-type="float">
            <text:p>5654</text:p>
          </table:table-cell>
          <table:table-cell table:number-columns-repeated="988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0" table:formula="of:=[.C28]/[.$B$4]" office:value-type="float" office:value="0.289394741485795" calcext:value-type="float">
            <text:p>0.28939</text:p>
          </table:table-cell>
          <table:table-cell table:style-name="ce15" table:formula="of:=MOD(([.$B$1]*[.C27]+[.$B$2]);[.$B$4])" office:value-type="float" office:value="4920" calcext:value-type="float">
            <text:p>4920</text:p>
          </table:table-cell>
          <table:table-cell table:style-name="ce19"/>
          <table:table-cell table:style-name="ce19" table:formula="of:=ifs(AND([.B28] &gt; 0; [.B28] &lt; 0.25); 1; AND([.B28] &gt; 0.25; [.B28] &lt; 0.5); 2; AND([.B28] &gt; 0.5; [.B28] &lt; 0.75); 3; AND([.B28] &gt; 0.75; [.B28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88" calcext:value-type="float">
            <text:p>88</text:p>
          </table:table-cell>
          <table:table-cell table:style-name="ce10" table:formula="of:=[.N28]/[.$B$4]" office:value-type="float" office:value="0.236397858949474" calcext:value-type="float">
            <text:p>0.2364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27]+[.$B$2]);[.$B$4])" office:value-type="float" office:value="4019" calcext:value-type="float">
            <text:p>4019</text:p>
          </table:table-cell>
          <table:table-cell table:style-name="ce3" office:value-type="float" office:value="153" calcext:value-type="float">
            <text:p>153</text:p>
          </table:table-cell>
          <table:table-cell table:style-name="ce10" table:formula="of:=[.U28]/[.$B$4]" office:value-type="float" office:value="0.892535733192165" calcext:value-type="float">
            <text:p>0.8925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27]+[.$B$2]);[.$B$4])" office:value-type="float" office:value="15174" calcext:value-type="float">
            <text:p>15174</text:p>
          </table:table-cell>
          <table:table-cell table:style-name="ce3" office:value-type="float" office:value="218" calcext:value-type="float">
            <text:p>218</text:p>
          </table:table-cell>
          <table:table-cell table:style-name="ce10" table:formula="of:=[.AB28]/[.$B$4]" office:value-type="float" office:value="0.382859831774601" calcext:value-type="float">
            <text:p>0.3828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27]+[.$B$2]);[.$B$4])" office:value-type="float" office:value="6509" calcext:value-type="float">
            <text:p>6509</text:p>
          </table:table-cell>
          <table:table-cell table:style-name="ce3" office:value-type="float" office:value="283" calcext:value-type="float">
            <text:p>283</text:p>
          </table:table-cell>
          <table:table-cell table:style-name="ce10" table:formula="of:=[.AI28]/[.$B$4]" office:value-type="float" office:value="0.351155814363861" calcext:value-type="float">
            <text:p>0.3511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27]+[.$B$2]);[.$B$4])" office:value-type="float" office:value="5970" calcext:value-type="float">
            <text:p>5970</text:p>
          </table:table-cell>
          <table:table-cell table:style-name="ce44" table:formula="of:=MOD(([.$B$1]*[.AJ27]+[.$B$2]);[.$B$4])" office:value-type="float" office:value="10242" calcext:value-type="float">
            <text:p>10242</text:p>
          </table:table-cell>
          <table:table-cell table:number-columns-repeated="988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0" table:formula="of:=[.C29]/[.$B$4]" office:value-type="float" office:value="0.241868125404388" calcext:value-type="float">
            <text:p>0.24187</text:p>
          </table:table-cell>
          <table:table-cell table:style-name="ce15" table:formula="of:=MOD(([.$B$1]*[.C28]+[.$B$2]);[.$B$4])" office:value-type="float" office:value="4112" calcext:value-type="float">
            <text:p>4112</text:p>
          </table:table-cell>
          <table:table-cell table:style-name="ce19"/>
          <table:table-cell table:style-name="ce19" table:formula="of:=ifs(AND([.B29] &gt; 0; [.B29] &lt; 0.25); 1; AND([.B29] &gt; 0.25; [.B29] &lt; 0.5); 2; AND([.B29] &gt; 0.5; [.B29] &lt; 0.75); 3; AND([.B29] &gt; 0.75; [.B29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89" calcext:value-type="float">
            <text:p>89</text:p>
          </table:table-cell>
          <table:table-cell table:style-name="ce10" table:formula="of:=[.N29]/[.$B$4]" office:value-type="float" office:value="0.889182989235927" calcext:value-type="float">
            <text:p>0.8891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28]+[.$B$2]);[.$B$4])" office:value-type="float" office:value="15117" calcext:value-type="float">
            <text:p>15117</text:p>
          </table:table-cell>
          <table:table-cell table:style-name="ce3" office:value-type="float" office:value="154" calcext:value-type="float">
            <text:p>154</text:p>
          </table:table-cell>
          <table:table-cell table:style-name="ce10" table:formula="of:=[.U29]/[.$B$4]" office:value-type="float" office:value="0.15910828774778" calcext:value-type="float">
            <text:p>0.15911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28]+[.$B$2]);[.$B$4])" office:value-type="float" office:value="2705" calcext:value-type="float">
            <text:p>2705</text:p>
          </table:table-cell>
          <table:table-cell table:style-name="ce3" office:value-type="float" office:value="219" calcext:value-type="float">
            <text:p>219</text:p>
          </table:table-cell>
          <table:table-cell table:style-name="ce10" table:formula="of:=[.AB29]/[.$B$4]" office:value-type="float" office:value="0.681842244573849" calcext:value-type="float">
            <text:p>0.6818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28]+[.$B$2]);[.$B$4])" office:value-type="float" office:value="11592" calcext:value-type="float">
            <text:p>11592</text:p>
          </table:table-cell>
          <table:table-cell table:style-name="ce3" office:value-type="float" office:value="284" calcext:value-type="float">
            <text:p>284</text:p>
          </table:table-cell>
          <table:table-cell table:style-name="ce10" table:formula="of:=[.AI29]/[.$B$4]" office:value-type="float" office:value="0.479736486089054" calcext:value-type="float">
            <text:p>0.4797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28]+[.$B$2]);[.$B$4])" office:value-type="float" office:value="8156" calcext:value-type="float">
            <text:p>8156</text:p>
          </table:table-cell>
          <table:table-cell table:style-name="ce44" table:formula="of:=MOD(([.$B$1]*[.AJ28]+[.$B$2]);[.$B$4])" office:value-type="float" office:value="14603" calcext:value-type="float">
            <text:p>14603</text:p>
          </table:table-cell>
          <table:table-cell table:number-columns-repeated="988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10" table:formula="of:=[.C30]/[.$B$4]" office:value-type="float" office:value="0.441679901182283" calcext:value-type="float">
            <text:p>0.44168</text:p>
          </table:table-cell>
          <table:table-cell table:style-name="ce15" table:formula="of:=MOD(([.$B$1]*[.C29]+[.$B$2]);[.$B$4])" office:value-type="float" office:value="7509" calcext:value-type="float">
            <text:p>7509</text:p>
          </table:table-cell>
          <table:table-cell table:style-name="ce19"/>
          <table:table-cell table:style-name="ce19" table:formula="of:=ifs(AND([.B30] &gt; 0; [.B30] &lt; 0.25); 1; AND([.B30] &gt; 0.25; [.B30] &lt; 0.5); 2; AND([.B30] &gt; 0.5; [.B30] &lt; 0.75); 3; AND([.B30] &gt; 0.75; [.B30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90" calcext:value-type="float">
            <text:p>90</text:p>
          </table:table-cell>
          <table:table-cell table:style-name="ce10" table:formula="of:=[.N30]/[.$B$4]" office:value-type="float" office:value="0.820481148167755" calcext:value-type="float">
            <text:p>0.8204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29]+[.$B$2]);[.$B$4])" office:value-type="float" office:value="13949" calcext:value-type="float">
            <text:p>13949</text:p>
          </table:table-cell>
          <table:table-cell table:style-name="ce3" office:value-type="float" office:value="155" calcext:value-type="float">
            <text:p>155</text:p>
          </table:table-cell>
          <table:table-cell table:style-name="ce10" table:formula="of:=[.U30]/[.$B$4]" office:value-type="float" office:value="0.0829362978648315" calcext:value-type="float">
            <text:p>0.0829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29]+[.$B$2]);[.$B$4])" office:value-type="float" office:value="1410" calcext:value-type="float">
            <text:p>1410</text:p>
          </table:table-cell>
          <table:table-cell table:style-name="ce3" office:value-type="float" office:value="220" calcext:value-type="float">
            <text:p>220</text:p>
          </table:table-cell>
          <table:table-cell table:style-name="ce10" table:formula="of:=[.AB30]/[.$B$4]" office:value-type="float" office:value="0.879065937297806" calcext:value-type="float">
            <text:p>0.8790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29]+[.$B$2]);[.$B$4])" office:value-type="float" office:value="14945" calcext:value-type="float">
            <text:p>14945</text:p>
          </table:table-cell>
          <table:table-cell table:style-name="ce3" office:value-type="float" office:value="285" calcext:value-type="float">
            <text:p>285</text:p>
          </table:table-cell>
          <table:table-cell table:style-name="ce10" table:formula="of:=[.AI30]/[.$B$4]" office:value-type="float" office:value="0.46638433033351" calcext:value-type="float">
            <text:p>0.4663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29]+[.$B$2]);[.$B$4])" office:value-type="float" office:value="7929" calcext:value-type="float">
            <text:p>7929</text:p>
          </table:table-cell>
          <table:table-cell table:style-name="ce44" table:formula="of:=MOD(([.$B$1]*[.AJ29]+[.$B$2]);[.$B$4])" office:value-type="float" office:value="13038" calcext:value-type="float">
            <text:p>13038</text:p>
          </table:table-cell>
          <table:table-cell table:number-columns-repeated="988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10" table:formula="of:=[.C31]/[.$B$4]" office:value-type="float" office:value="0.622669254749721" calcext:value-type="float">
            <text:p>0.62267</text:p>
          </table:table-cell>
          <table:table-cell table:style-name="ce15" table:formula="of:=MOD(([.$B$1]*[.C30]+[.$B$2]);[.$B$4])" office:value-type="float" office:value="10586" calcext:value-type="float">
            <text:p>10586</text:p>
          </table:table-cell>
          <table:table-cell table:style-name="ce19"/>
          <table:table-cell table:style-name="ce19" table:formula="of:=ifs(AND([.B31] &gt; 0; [.B31] &lt; 0.25); 1; AND([.B31] &gt; 0.25; [.B31] &lt; 0.5); 2; AND([.B31] &gt; 0.5; [.B31] &lt; 0.75); 3; AND([.B31] &gt; 0.75; [.B31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91" calcext:value-type="float">
            <text:p>91</text:p>
          </table:table-cell>
          <table:table-cell table:style-name="ce10" table:formula="of:=[.N31]/[.$B$4]" office:value-type="float" office:value="0.881595200282336" calcext:value-type="float">
            <text:p>0.8816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30]+[.$B$2]);[.$B$4])" office:value-type="float" office:value="14988" calcext:value-type="float">
            <text:p>14988</text:p>
          </table:table-cell>
          <table:table-cell table:style-name="ce3" office:value-type="float" office:value="156" calcext:value-type="float">
            <text:p>156</text:p>
          </table:table-cell>
          <table:table-cell table:style-name="ce10" table:formula="of:=[.U31]/[.$B$4]" office:value-type="float" office:value="0.389565319687077" calcext:value-type="float">
            <text:p>0.3895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30]+[.$B$2]);[.$B$4])" office:value-type="float" office:value="6623" calcext:value-type="float">
            <text:p>6623</text:p>
          </table:table-cell>
          <table:table-cell table:style-name="ce3" office:value-type="float" office:value="221" calcext:value-type="float">
            <text:p>221</text:p>
          </table:table-cell>
          <table:table-cell table:style-name="ce10" table:formula="of:=[.AB31]/[.$B$4]" office:value-type="float" office:value="0.798658902417505" calcext:value-type="float">
            <text:p>0.7986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30]+[.$B$2]);[.$B$4])" office:value-type="float" office:value="13578" calcext:value-type="float">
            <text:p>13578</text:p>
          </table:table-cell>
          <table:table-cell table:style-name="ce3" office:value-type="float" office:value="286" calcext:value-type="float">
            <text:p>286</text:p>
          </table:table-cell>
          <table:table-cell table:style-name="ce10" table:formula="of:=[.AI31]/[.$B$4]" office:value-type="float" office:value="0.117816599023587" calcext:value-type="float">
            <text:p>0.1178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30]+[.$B$2]);[.$B$4])" office:value-type="float" office:value="2003" calcext:value-type="float">
            <text:p>2003</text:p>
          </table:table-cell>
          <table:table-cell table:style-name="ce44" table:formula="of:=MOD(([.$B$1]*[.AJ30]+[.$B$2]);[.$B$4])" office:value-type="float" office:value="7982" calcext:value-type="float">
            <text:p>7982</text:p>
          </table:table-cell>
          <table:table-cell table:number-columns-repeated="988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10" table:formula="of:=[.C32]/[.$B$4]" office:value-type="float" office:value="0.902593965060879" calcext:value-type="float">
            <text:p>0.90259</text:p>
          </table:table-cell>
          <table:table-cell table:style-name="ce15" table:formula="of:=MOD(([.$B$1]*[.C31]+[.$B$2]);[.$B$4])" office:value-type="float" office:value="15345" calcext:value-type="float">
            <text:p>15345</text:p>
          </table:table-cell>
          <table:table-cell table:style-name="ce19"/>
          <table:table-cell table:style-name="ce19" table:formula="of:=ifs(AND([.B32] &gt; 0; [.B32] &lt; 0.25); 1; AND([.B32] &gt; 0.25; [.B32] &lt; 0.5); 2; AND([.B32] &gt; 0.5; [.B32] &lt; 0.75); 3; AND([.B32] &gt; 0.75; [.B32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92" calcext:value-type="float">
            <text:p>92</text:p>
          </table:table-cell>
          <table:table-cell table:style-name="ce10" table:formula="of:=[.N32]/[.$B$4]" office:value-type="float" office:value="0.0541144638550674" calcext:value-type="float">
            <text:p>0.05411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31]+[.$B$2]);[.$B$4])" office:value-type="float" office:value="920" calcext:value-type="float">
            <text:p>920</text:p>
          </table:table-cell>
          <table:table-cell table:style-name="ce3" office:value-type="float" office:value="157" calcext:value-type="float">
            <text:p>157</text:p>
          </table:table-cell>
          <table:table-cell table:style-name="ce10" table:formula="of:=[.U32]/[.$B$4]" office:value-type="float" office:value="0.359096523733898" calcext:value-type="float">
            <text:p>0.3591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31]+[.$B$2]);[.$B$4])" office:value-type="float" office:value="6105" calcext:value-type="float">
            <text:p>6105</text:p>
          </table:table-cell>
          <table:table-cell table:style-name="ce3" office:value-type="float" office:value="222" calcext:value-type="float">
            <text:p>222</text:p>
          </table:table-cell>
          <table:table-cell table:style-name="ce10" table:formula="of:=[.AB32]/[.$B$4]" office:value-type="float" office:value="0.677548379507088" calcext:value-type="float">
            <text:p>0.6775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31]+[.$B$2]);[.$B$4])" office:value-type="float" office:value="11519" calcext:value-type="float">
            <text:p>11519</text:p>
          </table:table-cell>
          <table:table-cell table:style-name="ce3" office:value-type="float" office:value="287" calcext:value-type="float">
            <text:p>287</text:p>
          </table:table-cell>
          <table:table-cell table:style-name="ce10" table:formula="of:=[.AI32]/[.$B$4]" office:value-type="float" office:value="0.912475736721369" calcext:value-type="float">
            <text:p>0.9124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31]+[.$B$2]);[.$B$4])" office:value-type="float" office:value="15513" calcext:value-type="float">
            <text:p>15513</text:p>
          </table:table-cell>
          <table:table-cell table:style-name="ce44" table:formula="of:=MOD(([.$B$1]*[.AJ31]+[.$B$2]);[.$B$4])" office:value-type="float" office:value="7356" calcext:value-type="float">
            <text:p>7356</text:p>
          </table:table-cell>
          <table:table-cell table:number-columns-repeated="988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0" table:formula="of:=[.C33]/[.$B$4]" office:value-type="float" office:value="0.174989706487854" calcext:value-type="float">
            <text:p>0.17499</text:p>
          </table:table-cell>
          <table:table-cell table:style-name="ce15" table:formula="of:=MOD(([.$B$1]*[.C32]+[.$B$2]);[.$B$4])" office:value-type="float" office:value="2975" calcext:value-type="float">
            <text:p>2975</text:p>
          </table:table-cell>
          <table:table-cell table:style-name="ce19"/>
          <table:table-cell table:style-name="ce19" table:formula="of:=ifs(AND([.B33] &gt; 0; [.B33] &lt; 0.25); 1; AND([.B33] &gt; 0.25; [.B33] &lt; 0.5); 2; AND([.B33] &gt; 0.5; [.B33] &lt; 0.75); 3; AND([.B33] &gt; 0.75; [.B33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93" calcext:value-type="float">
            <text:p>93</text:p>
          </table:table-cell>
          <table:table-cell table:style-name="ce10" table:formula="of:=[.N33]/[.$B$4]" office:value-type="float" office:value="0.4785600847009" calcext:value-type="float">
            <text:p>0.4785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32]+[.$B$2]);[.$B$4])" office:value-type="float" office:value="8136" calcext:value-type="float">
            <text:p>8136</text:p>
          </table:table-cell>
          <table:table-cell table:style-name="ce3" office:value-type="float" office:value="158" calcext:value-type="float">
            <text:p>158</text:p>
          </table:table-cell>
          <table:table-cell table:style-name="ce10" table:formula="of:=[.U33]/[.$B$4]" office:value-type="float" office:value="0.281748132462796" calcext:value-type="float">
            <text:p>0.2817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32]+[.$B$2]);[.$B$4])" office:value-type="float" office:value="4790" calcext:value-type="float">
            <text:p>4790</text:p>
          </table:table-cell>
          <table:table-cell table:style-name="ce3" office:value-type="float" office:value="223" calcext:value-type="float">
            <text:p>223</text:p>
          </table:table-cell>
          <table:table-cell table:style-name="ce10" table:formula="of:=[.AB33]/[.$B$4]" office:value-type="float" office:value="0.445385565554967" calcext:value-type="float">
            <text:p>0.4453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32]+[.$B$2]);[.$B$4])" office:value-type="float" office:value="7572" calcext:value-type="float">
            <text:p>7572</text:p>
          </table:table-cell>
          <table:table-cell table:style-name="ce3" office:value-type="float" office:value="288" calcext:value-type="float">
            <text:p>288</text:p>
          </table:table-cell>
          <table:table-cell table:style-name="ce10" table:formula="of:=[.AI33]/[.$B$4]" office:value-type="float" office:value="0.1730486441974" calcext:value-type="float">
            <text:p>0.1730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32]+[.$B$2]);[.$B$4])" office:value-type="float" office:value="2942" calcext:value-type="float">
            <text:p>2942</text:p>
          </table:table-cell>
          <table:table-cell table:style-name="ce44" table:formula="of:=MOD(([.$B$1]*[.AJ32]+[.$B$2]);[.$B$4])" office:value-type="float" office:value="12134" calcext:value-type="float">
            <text:p>12134</text:p>
          </table:table-cell>
          <table:table-cell table:number-columns-repeated="988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10" table:formula="of:=[.C34]/[.$B$4]" office:value-type="float" office:value="0.686959590612317" calcext:value-type="float">
            <text:p>0.68696</text:p>
          </table:table-cell>
          <table:table-cell table:style-name="ce15" table:formula="of:=MOD(([.$B$1]*[.C33]+[.$B$2]);[.$B$4])" office:value-type="float" office:value="11679" calcext:value-type="float">
            <text:p>11679</text:p>
          </table:table-cell>
          <table:table-cell table:style-name="ce19"/>
          <table:table-cell table:style-name="ce19" table:formula="of:=ifs(AND([.B34] &gt; 0; [.B34] &lt; 0.25); 1; AND([.B34] &gt; 0.25; [.B34] &lt; 0.5); 2; AND([.B34] &gt; 0.5; [.B34] &lt; 0.75); 3; AND([.B34] &gt; 0.75; [.B34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94" calcext:value-type="float">
            <text:p>94</text:p>
          </table:table-cell>
          <table:table-cell table:style-name="ce10" table:formula="of:=[.N34]/[.$B$4]" office:value-type="float" office:value="0.347567790129992" calcext:value-type="float">
            <text:p>0.3475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33]+[.$B$2]);[.$B$4])" office:value-type="float" office:value="5909" calcext:value-type="float">
            <text:p>5909</text:p>
          </table:table-cell>
          <table:table-cell table:style-name="ce3" office:value-type="float" office:value="159" calcext:value-type="float">
            <text:p>159</text:p>
          </table:table-cell>
          <table:table-cell table:style-name="ce10" table:formula="of:=[.U34]/[.$B$4]" office:value-type="float" office:value="0.469560614081525" calcext:value-type="float">
            <text:p>0.4695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33]+[.$B$2]);[.$B$4])" office:value-type="float" office:value="7983" calcext:value-type="float">
            <text:p>7983</text:p>
          </table:table-cell>
          <table:table-cell table:style-name="ce3" office:value-type="float" office:value="224" calcext:value-type="float">
            <text:p>224</text:p>
          </table:table-cell>
          <table:table-cell table:style-name="ce10" table:formula="of:=[.AB34]/[.$B$4]" office:value-type="float" office:value="0.9969413563908" calcext:value-type="float">
            <text:p>0.9969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33]+[.$B$2]);[.$B$4])" office:value-type="float" office:value="16949" calcext:value-type="float">
            <text:p>16949</text:p>
          </table:table-cell>
          <table:table-cell table:style-name="ce3" office:value-type="float" office:value="289" calcext:value-type="float">
            <text:p>289</text:p>
          </table:table-cell>
          <table:table-cell table:style-name="ce10" table:formula="of:=[.AI34]/[.$B$4]" office:value-type="float" office:value="0.490912299276513" calcext:value-type="float">
            <text:p>0.49091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33]+[.$B$2]);[.$B$4])" office:value-type="float" office:value="8346" calcext:value-type="float">
            <text:p>8346</text:p>
          </table:table-cell>
          <table:table-cell table:style-name="ce44" table:formula="of:=MOD(([.$B$1]*[.AJ33]+[.$B$2]);[.$B$4])" office:value-type="float" office:value="1683" calcext:value-type="float">
            <text:p>1683</text:p>
          </table:table-cell>
          <table:table-cell table:number-columns-repeated="988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10" table:formula="of:=[.C35]/[.$B$4]" office:value-type="float" office:value="0.395917887183107" calcext:value-type="float">
            <text:p>0.39592</text:p>
          </table:table-cell>
          <table:table-cell table:style-name="ce15" table:formula="of:=MOD(([.$B$1]*[.C34]+[.$B$2]);[.$B$4])" office:value-type="float" office:value="6731" calcext:value-type="float">
            <text:p>6731</text:p>
          </table:table-cell>
          <table:table-cell table:style-name="ce19"/>
          <table:table-cell table:style-name="ce19" table:formula="of:=ifs(AND([.B35] &gt; 0; [.B35] &lt; 0.25); 1; AND([.B35] &gt; 0.25; [.B35] &lt; 0.5); 2; AND([.B35] &gt; 0.5; [.B35] &lt; 0.75); 3; AND([.B35] &gt; 0.75; [.B35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95" calcext:value-type="float">
            <text:p>95</text:p>
          </table:table-cell>
          <table:table-cell table:style-name="ce10" table:formula="of:=[.N35]/[.$B$4]" office:value-type="float" office:value="0.117346038468325" calcext:value-type="float">
            <text:p>0.1173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34]+[.$B$2]);[.$B$4])" office:value-type="float" office:value="1995" calcext:value-type="float">
            <text:p>1995</text:p>
          </table:table-cell>
          <table:table-cell table:style-name="ce3" office:value-type="float" office:value="160" calcext:value-type="float">
            <text:p>160</text:p>
          </table:table-cell>
          <table:table-cell table:style-name="ce10" table:formula="of:=[.U35]/[.$B$4]" office:value-type="float" office:value="0.438621257573084" calcext:value-type="float">
            <text:p>0.4386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34]+[.$B$2]);[.$B$4])" office:value-type="float" office:value="7457" calcext:value-type="float">
            <text:p>7457</text:p>
          </table:table-cell>
          <table:table-cell table:style-name="ce3" office:value-type="float" office:value="225" calcext:value-type="float">
            <text:p>225</text:p>
          </table:table-cell>
          <table:table-cell table:style-name="ce10" table:formula="of:=[.AB35]/[.$B$4]" office:value-type="float" office:value="0.704076230809952" calcext:value-type="float">
            <text:p>0.7040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34]+[.$B$2]);[.$B$4])" office:value-type="float" office:value="11970" calcext:value-type="float">
            <text:p>11970</text:p>
          </table:table-cell>
          <table:table-cell table:style-name="ce3" office:value-type="float" office:value="290" calcext:value-type="float">
            <text:p>290</text:p>
          </table:table-cell>
          <table:table-cell table:style-name="ce10" table:formula="of:=[.AI35]/[.$B$4]" office:value-type="float" office:value="0.595141462266925" calcext:value-type="float">
            <text:p>0.5951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34]+[.$B$2]);[.$B$4])" office:value-type="float" office:value="10118" calcext:value-type="float">
            <text:p>10118</text:p>
          </table:table-cell>
          <table:table-cell table:style-name="ce44" table:formula="of:=MOD(([.$B$1]*[.AJ34]+[.$B$2]);[.$B$4])" office:value-type="float" office:value="194" calcext:value-type="float">
            <text:p>194</text:p>
          </table:table-cell>
          <table:table-cell table:number-columns-repeated="988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0" table:formula="of:=[.C36]/[.$B$4]" office:value-type="float" office:value="0.000705840832892183" calcext:value-type="float">
            <text:p>0.00071</text:p>
          </table:table-cell>
          <table:table-cell table:style-name="ce15" table:formula="of:=MOD(([.$B$1]*[.C35]+[.$B$2]);[.$B$4])" office:value-type="float" office:value="12" calcext:value-type="float">
            <text:p>12</text:p>
          </table:table-cell>
          <table:table-cell table:style-name="ce19"/>
          <table:table-cell table:style-name="ce19" table:formula="of:=ifs(AND([.B36] &gt; 0; [.B36] &lt; 0.25); 1; AND([.B36] &gt; 0.25; [.B36] &lt; 0.5); 2; AND([.B36] &gt; 0.5; [.B36] &lt; 0.75); 3; AND([.B36] &gt; 0.75; [.B36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96" calcext:value-type="float">
            <text:p>96</text:p>
          </table:table-cell>
          <table:table-cell table:style-name="ce10" table:formula="of:=[.N36]/[.$B$4]" office:value-type="float" office:value="0.864949120639962" calcext:value-type="float">
            <text:p>0.8649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35]+[.$B$2]);[.$B$4])" office:value-type="float" office:value="14705" calcext:value-type="float">
            <text:p>14705</text:p>
          </table:table-cell>
          <table:table-cell table:style-name="ce3" office:value-type="float" office:value="161" calcext:value-type="float">
            <text:p>161</text:p>
          </table:table-cell>
          <table:table-cell table:style-name="ce10" table:formula="of:=[.U36]/[.$B$4]" office:value-type="float" office:value="0.313746250220575" calcext:value-type="float">
            <text:p>0.3137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35]+[.$B$2]);[.$B$4])" office:value-type="float" office:value="5334" calcext:value-type="float">
            <text:p>5334</text:p>
          </table:table-cell>
          <table:table-cell table:style-name="ce3" office:value-type="float" office:value="226" calcext:value-type="float">
            <text:p>226</text:p>
          </table:table-cell>
          <table:table-cell table:style-name="ce10" table:formula="of:=[.AB36]/[.$B$4]" office:value-type="float" office:value="0.124698547144286" calcext:value-type="float">
            <text:p>0.1247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35]+[.$B$2]);[.$B$4])" office:value-type="float" office:value="2120" calcext:value-type="float">
            <text:p>2120</text:p>
          </table:table-cell>
          <table:table-cell table:style-name="ce3" office:value-type="float" office:value="291" calcext:value-type="float">
            <text:p>291</text:p>
          </table:table-cell>
          <table:table-cell table:style-name="ce10" table:formula="of:=[.AI36]/[.$B$4]" office:value-type="float" office:value="0.122286924298571" calcext:value-type="float">
            <text:p>0.1222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35]+[.$B$2]);[.$B$4])" office:value-type="float" office:value="2079" calcext:value-type="float">
            <text:p>2079</text:p>
          </table:table-cell>
          <table:table-cell table:style-name="ce44" table:formula="of:=MOD(([.$B$1]*[.AJ35]+[.$B$2]);[.$B$4])" office:value-type="float" office:value="2814" calcext:value-type="float">
            <text:p>2814</text:p>
          </table:table-cell>
          <table:table-cell table:number-columns-repeated="988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0" table:formula="of:=[.C37]/[.$B$4]" office:value-type="float" office:value="0.0842891594612082" calcext:value-type="float">
            <text:p>0.08429</text:p>
          </table:table-cell>
          <table:table-cell table:style-name="ce15" table:formula="of:=MOD(([.$B$1]*[.C36]+[.$B$2]);[.$B$4])" office:value-type="float" office:value="1433" calcext:value-type="float">
            <text:p>1433</text:p>
          </table:table-cell>
          <table:table-cell table:style-name="ce19"/>
          <table:table-cell table:style-name="ce19" table:formula="of:=ifs(AND([.B37] &gt; 0; [.B37] &lt; 0.25); 1; AND([.B37] &gt; 0.25; [.B37] &lt; 0.5); 2; AND([.B37] &gt; 0.5; [.B37] &lt; 0.75); 3; AND([.B37] &gt; 0.75; [.B37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97" calcext:value-type="float">
            <text:p>97</text:p>
          </table:table-cell>
          <table:table-cell table:style-name="ce10" table:formula="of:=[.N37]/[.$B$4]" office:value-type="float" office:value="0.372860419975296" calcext:value-type="float">
            <text:p>0.3728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36]+[.$B$2]);[.$B$4])" office:value-type="float" office:value="6339" calcext:value-type="float">
            <text:p>6339</text:p>
          </table:table-cell>
          <table:table-cell table:style-name="ce3" office:value-type="float" office:value="162" calcext:value-type="float">
            <text:p>162</text:p>
          </table:table-cell>
          <table:table-cell table:style-name="ce10" table:formula="of:=[.U37]/[.$B$4]" office:value-type="float" office:value="0.701370507617199" calcext:value-type="float">
            <text:p>0.7013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36]+[.$B$2]);[.$B$4])" office:value-type="float" office:value="11924" calcext:value-type="float">
            <text:p>11924</text:p>
          </table:table-cell>
          <table:table-cell table:style-name="ce3" office:value-type="float" office:value="227" calcext:value-type="float">
            <text:p>227</text:p>
          </table:table-cell>
          <table:table-cell table:style-name="ce10" table:formula="of:=[.AB37]/[.$B$4]" office:value-type="float" office:value="0.607552496911946" calcext:value-type="float">
            <text:p>0.6075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36]+[.$B$2]);[.$B$4])" office:value-type="float" office:value="10329" calcext:value-type="float">
            <text:p>10329</text:p>
          </table:table-cell>
          <table:table-cell table:style-name="ce3" office:value-type="float" office:value="292" calcext:value-type="float">
            <text:p>292</text:p>
          </table:table-cell>
          <table:table-cell table:style-name="ce10" table:formula="of:=[.AI37]/[.$B$4]" office:value-type="float" office:value="0.363978589494736" calcext:value-type="float">
            <text:p>0.3639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36]+[.$B$2]);[.$B$4])" office:value-type="float" office:value="6188" calcext:value-type="float">
            <text:p>6188</text:p>
          </table:table-cell>
          <table:table-cell table:style-name="ce44" table:formula="of:=MOD(([.$B$1]*[.AJ36]+[.$B$2]);[.$B$4])" office:value-type="float" office:value="12419" calcext:value-type="float">
            <text:p>12419</text:p>
          </table:table-cell>
          <table:table-cell table:number-columns-repeated="988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0" table:formula="of:=[.C38]/[.$B$4]" office:value-type="float" office:value="0.526204340921122" calcext:value-type="float">
            <text:p>0.52620</text:p>
          </table:table-cell>
          <table:table-cell table:style-name="ce15" table:formula="of:=MOD(([.$B$1]*[.C37]+[.$B$2]);[.$B$4])" office:value-type="float" office:value="8946" calcext:value-type="float">
            <text:p>8946</text:p>
          </table:table-cell>
          <table:table-cell table:style-name="ce19"/>
          <table:table-cell table:style-name="ce19" table:formula="of:=ifs(AND([.B38] &gt; 0; [.B38] &lt; 0.25); 1; AND([.B38] &gt; 0.25; [.B38] &lt; 0.5); 2; AND([.B38] &gt; 0.5; [.B38] &lt; 0.75); 3; AND([.B38] &gt; 0.75; [.B38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98" calcext:value-type="float">
            <text:p>98</text:p>
          </table:table-cell>
          <table:table-cell table:style-name="ce10" table:formula="of:=[.N38]/[.$B$4]" office:value-type="float" office:value="0.67190165284395" calcext:value-type="float">
            <text:p>0.6719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37]+[.$B$2]);[.$B$4])" office:value-type="float" office:value="11423" calcext:value-type="float">
            <text:p>11423</text:p>
          </table:table-cell>
          <table:table-cell table:style-name="ce3" office:value-type="float" office:value="163" calcext:value-type="float">
            <text:p>163</text:p>
          </table:table-cell>
          <table:table-cell table:style-name="ce10" table:formula="of:=[.U38]/[.$B$4]" office:value-type="float" office:value="0.851420504676196" calcext:value-type="float">
            <text:p>0.8514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37]+[.$B$2]);[.$B$4])" office:value-type="float" office:value="14475" calcext:value-type="float">
            <text:p>14475</text:p>
          </table:table-cell>
          <table:table-cell table:style-name="ce3" office:value-type="float" office:value="228" calcext:value-type="float">
            <text:p>228</text:p>
          </table:table-cell>
          <table:table-cell table:style-name="ce10" table:formula="of:=[.AB38]/[.$B$4]" office:value-type="float" office:value="0.37580142344568" calcext:value-type="float">
            <text:p>0.3758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37]+[.$B$2]);[.$B$4])" office:value-type="float" office:value="6389" calcext:value-type="float">
            <text:p>6389</text:p>
          </table:table-cell>
          <table:table-cell table:style-name="ce3" office:value-type="float" office:value="293" calcext:value-type="float">
            <text:p>293</text:p>
          </table:table-cell>
          <table:table-cell table:style-name="ce10" table:formula="of:=[.AI38]/[.$B$4]" office:value-type="float" office:value="0.774836774307394" calcext:value-type="float">
            <text:p>0.7748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37]+[.$B$2]);[.$B$4])" office:value-type="float" office:value="13173" calcext:value-type="float">
            <text:p>13173</text:p>
          </table:table-cell>
          <table:table-cell table:style-name="ce44" table:formula="of:=MOD(([.$B$1]*[.AJ37]+[.$B$2]);[.$B$4])" office:value-type="float" office:value="13467" calcext:value-type="float">
            <text:p>13467</text:p>
          </table:table-cell>
          <table:table-cell table:number-columns-repeated="988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10" table:formula="of:=[.C39]/[.$B$4]" office:value-type="float" office:value="0.159637668372449" calcext:value-type="float">
            <text:p>0.15964</text:p>
          </table:table-cell>
          <table:table-cell table:style-name="ce15" table:formula="of:=MOD(([.$B$1]*[.C38]+[.$B$2]);[.$B$4])" office:value-type="float" office:value="2714" calcext:value-type="float">
            <text:p>2714</text:p>
          </table:table-cell>
          <table:table-cell table:style-name="ce19"/>
          <table:table-cell table:style-name="ce19" table:formula="of:=ifs(AND([.B39] &gt; 0; [.B39] &lt; 0.25); 1; AND([.B39] &gt; 0.25; [.B39] &lt; 0.5); 2; AND([.B39] &gt; 0.5; [.B39] &lt; 0.75); 3; AND([.B39] &gt; 0.75; [.B39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99" calcext:value-type="float">
            <text:p>99</text:p>
          </table:table-cell>
          <table:table-cell table:style-name="ce10" table:formula="of:=[.N39]/[.$B$4]" office:value-type="float" office:value="0.875066172578084" calcext:value-type="float">
            <text:p>0.8750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38]+[.$B$2]);[.$B$4])" office:value-type="float" office:value="14877" calcext:value-type="float">
            <text:p>14877</text:p>
          </table:table-cell>
          <table:table-cell table:style-name="ce3" office:value-type="float" office:value="164" calcext:value-type="float">
            <text:p>164</text:p>
          </table:table-cell>
          <table:table-cell table:style-name="ce10" table:formula="of:=[.U39]/[.$B$4]" office:value-type="float" office:value="0.00647020763484501" calcext:value-type="float">
            <text:p>0.0064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38]+[.$B$2]);[.$B$4])" office:value-type="float" office:value="110" calcext:value-type="float">
            <text:p>110</text:p>
          </table:table-cell>
          <table:table-cell table:style-name="ce3" office:value-type="float" office:value="229" calcext:value-type="float">
            <text:p>229</text:p>
          </table:table-cell>
          <table:table-cell table:style-name="ce10" table:formula="of:=[.AB39]/[.$B$4]" office:value-type="float" office:value="0.968943003352744" calcext:value-type="float">
            <text:p>0.9689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38]+[.$B$2]);[.$B$4])" office:value-type="float" office:value="16473" calcext:value-type="float">
            <text:p>16473</text:p>
          </table:table-cell>
          <table:table-cell table:style-name="ce3" office:value-type="float" office:value="294" calcext:value-type="float">
            <text:p>294</text:p>
          </table:table-cell>
          <table:table-cell table:style-name="ce10" table:formula="of:=[.AI39]/[.$B$4]" office:value-type="float" office:value="0.27151344038586" calcext:value-type="float">
            <text:p>0.27151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38]+[.$B$2]);[.$B$4])" office:value-type="float" office:value="4616" calcext:value-type="float">
            <text:p>4616</text:p>
          </table:table-cell>
          <table:table-cell table:style-name="ce44" table:formula="of:=MOD(([.$B$1]*[.AJ38]+[.$B$2]);[.$B$4])" office:value-type="float" office:value="308" calcext:value-type="float">
            <text:p>308</text:p>
          </table:table-cell>
          <table:table-cell table:number-columns-repeated="988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10" table:formula="of:=[.C40]/[.$B$4]" office:value-type="float" office:value="0.136403740956414" calcext:value-type="float">
            <text:p>0.13640</text:p>
          </table:table-cell>
          <table:table-cell table:style-name="ce15" table:formula="of:=MOD(([.$B$1]*[.C39]+[.$B$2]);[.$B$4])" office:value-type="float" office:value="2319" calcext:value-type="float">
            <text:p>2319</text:p>
          </table:table-cell>
          <table:table-cell table:style-name="ce19"/>
          <table:table-cell table:style-name="ce19" table:formula="of:=ifs(AND([.B40] &gt; 0; [.B40] &lt; 0.25); 1; AND([.B40] &gt; 0.25; [.B40] &lt; 0.5); 2; AND([.B40] &gt; 0.5; [.B40] &lt; 0.75); 3; AND([.B40] &gt; 0.75; [.B40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00" calcext:value-type="float">
            <text:p>100</text:p>
          </table:table-cell>
          <table:table-cell table:style-name="ce10" table:formula="of:=[.N40]/[.$B$4]" office:value-type="float" office:value="0.394682665725546" calcext:value-type="float">
            <text:p>0.3946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39]+[.$B$2]);[.$B$4])" office:value-type="float" office:value="6710" calcext:value-type="float">
            <text:p>6710</text:p>
          </table:table-cell>
          <table:table-cell table:style-name="ce3" office:value-type="float" office:value="165" calcext:value-type="float">
            <text:p>165</text:p>
          </table:table-cell>
          <table:table-cell table:style-name="ce10" table:formula="of:=[.U40]/[.$B$4]" office:value-type="float" office:value="0.666490206458444" calcext:value-type="float">
            <text:p>0.6664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39]+[.$B$2]);[.$B$4])" office:value-type="float" office:value="11331" calcext:value-type="float">
            <text:p>11331</text:p>
          </table:table-cell>
          <table:table-cell table:style-name="ce3" office:value-type="float" office:value="230" calcext:value-type="float">
            <text:p>230</text:p>
          </table:table-cell>
          <table:table-cell table:style-name="ce10" table:formula="of:=[.AB40]/[.$B$4]" office:value-type="float" office:value="0.876242573966237" calcext:value-type="float">
            <text:p>0.8762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39]+[.$B$2]);[.$B$4])" office:value-type="float" office:value="14897" calcext:value-type="float">
            <text:p>14897</text:p>
          </table:table-cell>
          <table:table-cell table:style-name="ce3" office:value-type="float" office:value="295" calcext:value-type="float">
            <text:p>295</text:p>
          </table:table-cell>
          <table:table-cell table:style-name="ce10" table:formula="of:=[.AI40]/[.$B$4]" office:value-type="float" office:value="0.435856714310923" calcext:value-type="float">
            <text:p>0.4358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39]+[.$B$2]);[.$B$4])" office:value-type="float" office:value="7410" calcext:value-type="float">
            <text:p>7410</text:p>
          </table:table-cell>
          <table:table-cell table:style-name="ce44" table:formula="of:=MOD(([.$B$1]*[.AJ39]+[.$B$2]);[.$B$4])" office:value-type="float" office:value="14328" calcext:value-type="float">
            <text:p>14328</text:p>
          </table:table-cell>
          <table:table-cell table:number-columns-repeated="988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10" table:formula="of:=[.C41]/[.$B$4]" office:value-type="float" office:value="0.789777071936945" calcext:value-type="float">
            <text:p>0.78978</text:p>
          </table:table-cell>
          <table:table-cell table:style-name="ce15" table:formula="of:=MOD(([.$B$1]*[.C40]+[.$B$2]);[.$B$4])" office:value-type="float" office:value="13427" calcext:value-type="float">
            <text:p>13427</text:p>
          </table:table-cell>
          <table:table-cell table:style-name="ce19"/>
          <table:table-cell table:style-name="ce19" table:formula="of:=ifs(AND([.B41] &gt; 0; [.B41] &lt; 0.25); 1; AND([.B41] &gt; 0.25; [.B41] &lt; 0.5); 2; AND([.B41] &gt; 0.5; [.B41] &lt; 0.75); 3; AND([.B41] &gt; 0.75; [.B41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01" calcext:value-type="float">
            <text:p>101</text:p>
          </table:table-cell>
          <table:table-cell table:style-name="ce10" table:formula="of:=[.N41]/[.$B$4]" office:value-type="float" office:value="0.875948473619199" calcext:value-type="float">
            <text:p>0.8759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40]+[.$B$2]);[.$B$4])" office:value-type="float" office:value="14892" calcext:value-type="float">
            <text:p>14892</text:p>
          </table:table-cell>
          <table:table-cell table:style-name="ce3" office:value-type="float" office:value="166" calcext:value-type="float">
            <text:p>166</text:p>
          </table:table-cell>
          <table:table-cell table:style-name="ce10" table:formula="of:=[.U41]/[.$B$4]" office:value-type="float" office:value="0.328510087641903" calcext:value-type="float">
            <text:p>0.32851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40]+[.$B$2]);[.$B$4])" office:value-type="float" office:value="5585" calcext:value-type="float">
            <text:p>5585</text:p>
          </table:table-cell>
          <table:table-cell table:style-name="ce3" office:value-type="float" office:value="231" calcext:value-type="float">
            <text:p>231</text:p>
          </table:table-cell>
          <table:table-cell table:style-name="ce10" table:formula="of:=[.AB41]/[.$B$4]" office:value-type="float" office:value="0.513499205929063" calcext:value-type="float">
            <text:p>0.5135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40]+[.$B$2]);[.$B$4])" office:value-type="float" office:value="8730" calcext:value-type="float">
            <text:p>8730</text:p>
          </table:table-cell>
          <table:table-cell table:style-name="ce3" office:value-type="float" office:value="296" calcext:value-type="float">
            <text:p>296</text:p>
          </table:table-cell>
          <table:table-cell table:style-name="ce10" table:formula="of:=[.AI41]/[.$B$4]" office:value-type="float" office:value="0.0345273807423093" calcext:value-type="float">
            <text:p>0.0345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40]+[.$B$2]);[.$B$4])" office:value-type="float" office:value="587" calcext:value-type="float">
            <text:p>587</text:p>
          </table:table-cell>
          <table:table-cell table:style-name="ce44" table:formula="of:=MOD(([.$B$1]*[.AJ40]+[.$B$2]);[.$B$4])" office:value-type="float" office:value="2264" calcext:value-type="float">
            <text:p>2264</text:p>
          </table:table-cell>
          <table:table-cell table:number-columns-repeated="988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10" table:formula="of:=[.C42]/[.$B$4]" office:value-type="float" office:value="0.780483500970531" calcext:value-type="float">
            <text:p>0.78048</text:p>
          </table:table-cell>
          <table:table-cell table:style-name="ce15" table:formula="of:=MOD(([.$B$1]*[.C41]+[.$B$2]);[.$B$4])" office:value-type="float" office:value="13269" calcext:value-type="float">
            <text:p>13269</text:p>
          </table:table-cell>
          <table:table-cell table:style-name="ce19"/>
          <table:table-cell table:style-name="ce19" table:formula="of:=ifs(AND([.B42] &gt; 0; [.B42] &lt; 0.25); 1; AND([.B42] &gt; 0.25; [.B42] &lt; 0.5); 2; AND([.B42] &gt; 0.5; [.B42] &lt; 0.75); 3; AND([.B42] &gt; 0.75; [.B42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02" calcext:value-type="float">
            <text:p>102</text:p>
          </table:table-cell>
          <table:table-cell table:style-name="ce10" table:formula="of:=[.N42]/[.$B$4]" office:value-type="float" office:value="0.483795070878184" calcext:value-type="float">
            <text:p>0.4838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41]+[.$B$2]);[.$B$4])" office:value-type="float" office:value="8225" calcext:value-type="float">
            <text:p>8225</text:p>
          </table:table-cell>
          <table:table-cell table:style-name="ce3" office:value-type="float" office:value="167" calcext:value-type="float">
            <text:p>167</text:p>
          </table:table-cell>
          <table:table-cell table:style-name="ce10" table:formula="of:=[.U42]/[.$B$4]" office:value-type="float" office:value="0.192518087171343" calcext:value-type="float">
            <text:p>0.1925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41]+[.$B$2]);[.$B$4])" office:value-type="float" office:value="3273" calcext:value-type="float">
            <text:p>3273</text:p>
          </table:table-cell>
          <table:table-cell table:style-name="ce3" office:value-type="float" office:value="232" calcext:value-type="float">
            <text:p>232</text:p>
          </table:table-cell>
          <table:table-cell table:style-name="ce10" table:formula="of:=[.AB42]/[.$B$4]" office:value-type="float" office:value="0.87641903417446" calcext:value-type="float">
            <text:p>0.8764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41]+[.$B$2]);[.$B$4])" office:value-type="float" office:value="14900" calcext:value-type="float">
            <text:p>14900</text:p>
          </table:table-cell>
          <table:table-cell table:style-name="ce3" office:value-type="float" office:value="297" calcext:value-type="float">
            <text:p>297</text:p>
          </table:table-cell>
          <table:table-cell table:style-name="ce10" table:formula="of:=[.AI42]/[.$B$4]" office:value-type="float" office:value="0.500264690312335" calcext:value-type="float">
            <text:p>0.5002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41]+[.$B$2]);[.$B$4])" office:value-type="float" office:value="8505" calcext:value-type="float">
            <text:p>8505</text:p>
          </table:table-cell>
          <table:table-cell table:style-name="ce44" table:formula="of:=MOD(([.$B$1]*[.AJ41]+[.$B$2]);[.$B$4])" office:value-type="float" office:value="7872" calcext:value-type="float">
            <text:p>7872</text:p>
          </table:table-cell>
          <table:table-cell table:number-columns-repeated="988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10" table:formula="of:=[.C43]/[.$B$4]" office:value-type="float" office:value="0.841832833362743" calcext:value-type="float">
            <text:p>0.84183</text:p>
          </table:table-cell>
          <table:table-cell table:style-name="ce15" table:formula="of:=MOD(([.$B$1]*[.C42]+[.$B$2]);[.$B$4])" office:value-type="float" office:value="14312" calcext:value-type="float">
            <text:p>14312</text:p>
          </table:table-cell>
          <table:table-cell table:style-name="ce19"/>
          <table:table-cell table:style-name="ce19" table:formula="of:=ifs(AND([.B43] &gt; 0; [.B43] &lt; 0.25); 1; AND([.B43] &gt; 0.25; [.B43] &lt; 0.5); 2; AND([.B43] &gt; 0.5; [.B43] &lt; 0.75); 3; AND([.B43] &gt; 0.75; [.B43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03" calcext:value-type="float">
            <text:p>103</text:p>
          </table:table-cell>
          <table:table-cell table:style-name="ce10" table:formula="of:=[.N43]/[.$B$4]" office:value-type="float" office:value="0.876301394035645" calcext:value-type="float">
            <text:p>0.8763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42]+[.$B$2]);[.$B$4])" office:value-type="float" office:value="14898" calcext:value-type="float">
            <text:p>14898</text:p>
          </table:table-cell>
          <table:table-cell table:style-name="ce3" office:value-type="float" office:value="168" calcext:value-type="float">
            <text:p>168</text:p>
          </table:table-cell>
          <table:table-cell table:style-name="ce10" table:formula="of:=[.U43]/[.$B$4]" office:value-type="float" office:value="0.457326039644727" calcext:value-type="float">
            <text:p>0.4573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42]+[.$B$2]);[.$B$4])" office:value-type="float" office:value="7775" calcext:value-type="float">
            <text:p>7775</text:p>
          </table:table-cell>
          <table:table-cell table:style-name="ce3" office:value-type="float" office:value="233" calcext:value-type="float">
            <text:p>233</text:p>
          </table:table-cell>
          <table:table-cell table:style-name="ce10" table:formula="of:=[.AB43]/[.$B$4]" office:value-type="float" office:value="0.531321686959591" calcext:value-type="float">
            <text:p>0.5313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42]+[.$B$2]);[.$B$4])" office:value-type="float" office:value="9033" calcext:value-type="float">
            <text:p>9033</text:p>
          </table:table-cell>
          <table:table-cell table:style-name="ce3" office:value-type="float" office:value="298" calcext:value-type="float">
            <text:p>298</text:p>
          </table:table-cell>
          <table:table-cell table:style-name="ce10" table:formula="of:=[.AI43]/[.$B$4]" office:value-type="float" office:value="0.539732956884889" calcext:value-type="float">
            <text:p>0.5397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42]+[.$B$2]);[.$B$4])" office:value-type="float" office:value="9176" calcext:value-type="float">
            <text:p>9176</text:p>
          </table:table-cell>
          <table:table-cell table:style-name="ce44" table:formula="of:=MOD(([.$B$1]*[.AJ42]+[.$B$2]);[.$B$4])" office:value-type="float" office:value="13247" calcext:value-type="float">
            <text:p>13247</text:p>
          </table:table-cell>
          <table:table-cell table:number-columns-repeated="988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10" table:formula="of:=[.C44]/[.$B$4]" office:value-type="float" office:value="0.0381154049761779" calcext:value-type="float">
            <text:p>0.03812</text:p>
          </table:table-cell>
          <table:table-cell table:style-name="ce15" table:formula="of:=MOD(([.$B$1]*[.C43]+[.$B$2]);[.$B$4])" office:value-type="float" office:value="648" calcext:value-type="float">
            <text:p>648</text:p>
          </table:table-cell>
          <table:table-cell table:style-name="ce19"/>
          <table:table-cell table:style-name="ce19" table:formula="of:=ifs(AND([.B44] &gt; 0; [.B44] &lt; 0.25); 1; AND([.B44] &gt; 0.25; [.B44] &lt; 0.5); 2; AND([.B44] &gt; 0.5; [.B44] &lt; 0.75); 3; AND([.B44] &gt; 0.75; [.B44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04" calcext:value-type="float">
            <text:p>104</text:p>
          </table:table-cell>
          <table:table-cell table:style-name="ce10" table:formula="of:=[.N44]/[.$B$4]" office:value-type="float" office:value="0.519440032939239" calcext:value-type="float">
            <text:p>0.5194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43]+[.$B$2]);[.$B$4])" office:value-type="float" office:value="8831" calcext:value-type="float">
            <text:p>8831</text:p>
          </table:table-cell>
          <table:table-cell table:style-name="ce3" office:value-type="float" office:value="169" calcext:value-type="float">
            <text:p>169</text:p>
          </table:table-cell>
          <table:table-cell table:style-name="ce10" table:formula="of:=[.U44]/[.$B$4]" office:value-type="float" office:value="0.202929239456503" calcext:value-type="float">
            <text:p>0.2029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43]+[.$B$2]);[.$B$4])" office:value-type="float" office:value="3450" calcext:value-type="float">
            <text:p>3450</text:p>
          </table:table-cell>
          <table:table-cell table:style-name="ce3" office:value-type="float" office:value="234" calcext:value-type="float">
            <text:p>234</text:p>
          </table:table-cell>
          <table:table-cell table:style-name="ce10" table:formula="of:=[.AB44]/[.$B$4]" office:value-type="float" office:value="0.67648961825775" calcext:value-type="float">
            <text:p>0.6764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43]+[.$B$2]);[.$B$4])" office:value-type="float" office:value="11501" calcext:value-type="float">
            <text:p>11501</text:p>
          </table:table-cell>
          <table:table-cell table:style-name="ce3" office:value-type="float" office:value="299" calcext:value-type="float">
            <text:p>299</text:p>
          </table:table-cell>
          <table:table-cell table:style-name="ce10" table:formula="of:=[.AI44]/[.$B$4]" office:value-type="float" office:value="0.526027880712899" calcext:value-type="float">
            <text:p>0.5260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43]+[.$B$2]);[.$B$4])" office:value-type="float" office:value="8943" calcext:value-type="float">
            <text:p>8943</text:p>
          </table:table-cell>
          <table:table-cell table:style-name="ce44" table:formula="of:=MOD(([.$B$1]*[.AJ43]+[.$B$2]);[.$B$4])" office:value-type="float" office:value="12090" calcext:value-type="float">
            <text:p>12090</text:p>
          </table:table-cell>
          <table:table-cell table:number-columns-repeated="988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10" table:formula="of:=[.C45]/[.$B$4]" office:value-type="float" office:value="0.862655137933063" calcext:value-type="float">
            <text:p>0.86266</text:p>
          </table:table-cell>
          <table:table-cell table:style-name="ce15" table:formula="of:=MOD(([.$B$1]*[.C44]+[.$B$2]);[.$B$4])" office:value-type="float" office:value="14666" calcext:value-type="float">
            <text:p>14666</text:p>
          </table:table-cell>
          <table:table-cell table:style-name="ce19"/>
          <table:table-cell table:style-name="ce19" table:formula="of:=ifs(AND([.B45] &gt; 0; [.B45] &lt; 0.25); 1; AND([.B45] &gt; 0.25; [.B45] &lt; 0.5); 2; AND([.B45] &gt; 0.5; [.B45] &lt; 0.75); 3; AND([.B45] &gt; 0.75; [.B45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05" calcext:value-type="float">
            <text:p>105</text:p>
          </table:table-cell>
          <table:table-cell table:style-name="ce10" table:formula="of:=[.N45]/[.$B$4]" office:value-type="float" office:value="0.476442562202223" calcext:value-type="float">
            <text:p>0.4764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44]+[.$B$2]);[.$B$4])" office:value-type="float" office:value="8100" calcext:value-type="float">
            <text:p>8100</text:p>
          </table:table-cell>
          <table:table-cell table:style-name="ce3" office:value-type="float" office:value="170" calcext:value-type="float">
            <text:p>170</text:p>
          </table:table-cell>
          <table:table-cell table:style-name="ce10" table:formula="of:=[.U45]/[.$B$4]" office:value-type="float" office:value="0.508852420445856" calcext:value-type="float">
            <text:p>0.5088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44]+[.$B$2]);[.$B$4])" office:value-type="float" office:value="8651" calcext:value-type="float">
            <text:p>8651</text:p>
          </table:table-cell>
          <table:table-cell table:style-name="ce3" office:value-type="float" office:value="235" calcext:value-type="float">
            <text:p>235</text:p>
          </table:table-cell>
          <table:table-cell table:style-name="ce10" table:formula="of:=[.AB45]/[.$B$4]" office:value-type="float" office:value="0.338450679371802" calcext:value-type="float">
            <text:p>0.3384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44]+[.$B$2]);[.$B$4])" office:value-type="float" office:value="5754" calcext:value-type="float">
            <text:p>5754</text:p>
          </table:table-cell>
          <table:table-cell table:style-name="ce3" office:value-type="float" office:value="300" calcext:value-type="float">
            <text:p>300</text:p>
          </table:table-cell>
          <table:table-cell table:style-name="ce10" table:formula="of:=[.AI45]/[.$B$4]" office:value-type="float" office:value="0.141815187341921" calcext:value-type="float">
            <text:p>0.1418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44]+[.$B$2]);[.$B$4])" office:value-type="float" office:value="2411" calcext:value-type="float">
            <text:p>2411</text:p>
          </table:table-cell>
          <table:table-cell table:style-name="ce44" table:formula="of:=MOD(([.$B$1]*[.AJ44]+[.$B$2]);[.$B$4])" office:value-type="float" office:value="14240" calcext:value-type="float">
            <text:p>14240</text:p>
          </table:table-cell>
          <table:table-cell table:number-columns-repeated="988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10" table:formula="of:=[.C46]/[.$B$4]" office:value-type="float" office:value="0.141168166578437" calcext:value-type="float">
            <text:p>0.14117</text:p>
          </table:table-cell>
          <table:table-cell table:style-name="ce15" table:formula="of:=MOD(([.$B$1]*[.C45]+[.$B$2]);[.$B$4])" office:value-type="float" office:value="2400" calcext:value-type="float">
            <text:p>2400</text:p>
          </table:table-cell>
          <table:table-cell table:style-name="ce19"/>
          <table:table-cell table:style-name="ce19" table:formula="of:=ifs(AND([.B46] &gt; 0; [.B46] &lt; 0.25); 1; AND([.B46] &gt; 0.25; [.B46] &lt; 0.5); 2; AND([.B46] &gt; 0.5; [.B46] &lt; 0.75); 3; AND([.B46] &gt; 0.75; [.B46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06" calcext:value-type="float">
            <text:p>106</text:p>
          </table:table-cell>
          <table:table-cell table:style-name="ce10" table:formula="of:=[.N46]/[.$B$4]" office:value-type="float" office:value="0.133698017763661" calcext:value-type="float">
            <text:p>0.1337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45]+[.$B$2]);[.$B$4])" office:value-type="float" office:value="2273" calcext:value-type="float">
            <text:p>2273</text:p>
          </table:table-cell>
          <table:table-cell table:style-name="ce3" office:value-type="float" office:value="171" calcext:value-type="float">
            <text:p>171</text:p>
          </table:table-cell>
          <table:table-cell table:style-name="ce10" table:formula="of:=[.U46]/[.$B$4]" office:value-type="float" office:value="0.407093700370566" calcext:value-type="float">
            <text:p>0.4070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45]+[.$B$2]);[.$B$4])" office:value-type="float" office:value="6921" calcext:value-type="float">
            <text:p>6921</text:p>
          </table:table-cell>
          <table:table-cell table:style-name="ce3" office:value-type="float" office:value="236" calcext:value-type="float">
            <text:p>236</text:p>
          </table:table-cell>
          <table:table-cell table:style-name="ce10" table:formula="of:=[.AB46]/[.$B$4]" office:value-type="float" office:value="0.196517851891065" calcext:value-type="float">
            <text:p>0.1965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45]+[.$B$2]);[.$B$4])" office:value-type="float" office:value="3341" calcext:value-type="float">
            <text:p>3341</text:p>
          </table:table-cell>
          <table:table-cell table:style-name="ce3" office:value-type="float" office:value="301" calcext:value-type="float">
            <text:p>301</text:p>
          </table:table-cell>
          <table:table-cell table:style-name="ce10" table:formula="of:=[.AI46]/[.$B$4]" office:value-type="float" office:value="0.336333156873125" calcext:value-type="float">
            <text:p>0.3363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45]+[.$B$2]);[.$B$4])" office:value-type="float" office:value="5718" calcext:value-type="float">
            <text:p>5718</text:p>
          </table:table-cell>
          <table:table-cell table:style-name="ce44" table:formula="of:=MOD(([.$B$1]*[.AJ45]+[.$B$2]);[.$B$4])" office:value-type="float" office:value="10377" calcext:value-type="float">
            <text:p>10377</text:p>
          </table:table-cell>
          <table:table-cell table:number-columns-repeated="988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0" table:formula="of:=[.C47]/[.$B$4]" office:value-type="float" office:value="0.27098405976119" calcext:value-type="float">
            <text:p>0.27098</text:p>
          </table:table-cell>
          <table:table-cell table:style-name="ce15" table:formula="of:=MOD(([.$B$1]*[.C46]+[.$B$2]);[.$B$4])" office:value-type="float" office:value="4607" calcext:value-type="float">
            <text:p>4607</text:p>
          </table:table-cell>
          <table:table-cell table:style-name="ce19"/>
          <table:table-cell table:style-name="ce19" table:formula="of:=ifs(AND([.B47] &gt; 0; [.B47] &lt; 0.25); 1; AND([.B47] &gt; 0.25; [.B47] &lt; 0.5); 2; AND([.B47] &gt; 0.5; [.B47] &lt; 0.75); 3; AND([.B47] &gt; 0.75; [.B47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07" calcext:value-type="float">
            <text:p>107</text:p>
          </table:table-cell>
          <table:table-cell table:style-name="ce10" table:formula="of:=[.N47]/[.$B$4]" office:value-type="float" office:value="0.516499029468855" calcext:value-type="float">
            <text:p>0.5165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46]+[.$B$2]);[.$B$4])" office:value-type="float" office:value="8781" calcext:value-type="float">
            <text:p>8781</text:p>
          </table:table-cell>
          <table:table-cell table:style-name="ce3" office:value-type="float" office:value="172" calcext:value-type="float">
            <text:p>172</text:p>
          </table:table-cell>
          <table:table-cell table:style-name="ce10" table:formula="of:=[.U47]/[.$B$4]" office:value-type="float" office:value="0.129462972766308" calcext:value-type="float">
            <text:p>0.1294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46]+[.$B$2]);[.$B$4])" office:value-type="float" office:value="2201" calcext:value-type="float">
            <text:p>2201</text:p>
          </table:table-cell>
          <table:table-cell table:style-name="ce3" office:value-type="float" office:value="237" calcext:value-type="float">
            <text:p>237</text:p>
          </table:table-cell>
          <table:table-cell table:style-name="ce10" table:formula="of:=[.AB47]/[.$B$4]" office:value-type="float" office:value="0.861302276336686" calcext:value-type="float">
            <text:p>0.8613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46]+[.$B$2]);[.$B$4])" office:value-type="float" office:value="14643" calcext:value-type="float">
            <text:p>14643</text:p>
          </table:table-cell>
          <table:table-cell table:style-name="ce3" office:value-type="float" office:value="302" calcext:value-type="float">
            <text:p>302</text:p>
          </table:table-cell>
          <table:table-cell table:style-name="ce10" table:formula="of:=[.AI47]/[.$B$4]" office:value-type="float" office:value="0.982648079524734" calcext:value-type="float">
            <text:p>0.9826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46]+[.$B$2]);[.$B$4])" office:value-type="float" office:value="16706" calcext:value-type="float">
            <text:p>16706</text:p>
          </table:table-cell>
          <table:table-cell table:style-name="ce44" table:formula="of:=MOD(([.$B$1]*[.AJ46]+[.$B$2]);[.$B$4])" office:value-type="float" office:value="11237" calcext:value-type="float">
            <text:p>11237</text:p>
          </table:table-cell>
          <table:table-cell table:number-columns-repeated="988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10" table:formula="of:=[.C48]/[.$B$4]" office:value-type="float" office:value="0.38238927121934" calcext:value-type="float">
            <text:p>0.38239</text:p>
          </table:table-cell>
          <table:table-cell table:style-name="ce15" table:formula="of:=MOD(([.$B$1]*[.C47]+[.$B$2]);[.$B$4])" office:value-type="float" office:value="6501" calcext:value-type="float">
            <text:p>6501</text:p>
          </table:table-cell>
          <table:table-cell table:style-name="ce19"/>
          <table:table-cell table:style-name="ce19" table:formula="of:=ifs(AND([.B48] &gt; 0; [.B48] &lt; 0.25); 1; AND([.B48] &gt; 0.25; [.B48] &lt; 0.5); 2; AND([.B48] &gt; 0.5; [.B48] &lt; 0.75); 3; AND([.B48] &gt; 0.75; [.B48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08" calcext:value-type="float">
            <text:p>108</text:p>
          </table:table-cell>
          <table:table-cell table:style-name="ce10" table:formula="of:=[.N48]/[.$B$4]" office:value-type="float" office:value="0.17940121169343" calcext:value-type="float">
            <text:p>0.1794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47]+[.$B$2]);[.$B$4])" office:value-type="float" office:value="3050" calcext:value-type="float">
            <text:p>3050</text:p>
          </table:table-cell>
          <table:table-cell table:style-name="ce3" office:value-type="float" office:value="173" calcext:value-type="float">
            <text:p>173</text:p>
          </table:table-cell>
          <table:table-cell table:style-name="ce10" table:formula="of:=[.U48]/[.$B$4]" office:value-type="float" office:value="0.088759484736192" calcext:value-type="float">
            <text:p>0.0887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47]+[.$B$2]);[.$B$4])" office:value-type="float" office:value="1509" calcext:value-type="float">
            <text:p>1509</text:p>
          </table:table-cell>
          <table:table-cell table:style-name="ce3" office:value-type="float" office:value="238" calcext:value-type="float">
            <text:p>238</text:p>
          </table:table-cell>
          <table:table-cell table:style-name="ce10" table:formula="of:=[.AB48]/[.$B$4]" office:value-type="float" office:value="0.00452914534439151" calcext:value-type="float">
            <text:p>0.0045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47]+[.$B$2]);[.$B$4])" office:value-type="float" office:value="77" calcext:value-type="float">
            <text:p>77</text:p>
          </table:table-cell>
          <table:table-cell table:style-name="ce3" office:value-type="float" office:value="303" calcext:value-type="float">
            <text:p>303</text:p>
          </table:table-cell>
          <table:table-cell table:style-name="ce10" table:formula="of:=[.AI48]/[.$B$4]" office:value-type="float" office:value="0.260455267337215" calcext:value-type="float">
            <text:p>0.2604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47]+[.$B$2]);[.$B$4])" office:value-type="float" office:value="4428" calcext:value-type="float">
            <text:p>4428</text:p>
          </table:table-cell>
          <table:table-cell table:style-name="ce44" table:formula="of:=MOD(([.$B$1]*[.AJ47]+[.$B$2]);[.$B$4])" office:value-type="float" office:value="13092" calcext:value-type="float">
            <text:p>13092</text:p>
          </table:table-cell>
          <table:table-cell table:number-columns-repeated="988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10" table:formula="of:=[.C49]/[.$B$4]" office:value-type="float" office:value="0.634315628492442" calcext:value-type="float">
            <text:p>0.63432</text:p>
          </table:table-cell>
          <table:table-cell table:style-name="ce15" table:formula="of:=MOD(([.$B$1]*[.C48]+[.$B$2]);[.$B$4])" office:value-type="float" office:value="10784" calcext:value-type="float">
            <text:p>10784</text:p>
          </table:table-cell>
          <table:table-cell table:style-name="ce19"/>
          <table:table-cell table:style-name="ce19" table:formula="of:=ifs(AND([.B49] &gt; 0; [.B49] &lt; 0.25); 1; AND([.B49] &gt; 0.25; [.B49] &lt; 0.5); 2; AND([.B49] &gt; 0.5; [.B49] &lt; 0.75); 3; AND([.B49] &gt; 0.75; [.B49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09" calcext:value-type="float">
            <text:p>109</text:p>
          </table:table-cell>
          <table:table-cell table:style-name="ce10" table:formula="of:=[.N49]/[.$B$4]" office:value-type="float" office:value="0.132521616375507" calcext:value-type="float">
            <text:p>0.1325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48]+[.$B$2]);[.$B$4])" office:value-type="float" office:value="2253" calcext:value-type="float">
            <text:p>2253</text:p>
          </table:table-cell>
          <table:table-cell table:style-name="ce3" office:value-type="float" office:value="174" calcext:value-type="float">
            <text:p>174</text:p>
          </table:table-cell>
          <table:table-cell table:style-name="ce10" table:formula="of:=[.U49]/[.$B$4]" office:value-type="float" office:value="0.977707193694489" calcext:value-type="float">
            <text:p>0.97771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48]+[.$B$2]);[.$B$4])" office:value-type="float" office:value="16622" calcext:value-type="float">
            <text:p>16622</text:p>
          </table:table-cell>
          <table:table-cell table:style-name="ce3" office:value-type="float" office:value="239" calcext:value-type="float">
            <text:p>239</text:p>
          </table:table-cell>
          <table:table-cell table:style-name="ce10" table:formula="of:=[.AB49]/[.$B$4]" office:value-type="float" office:value="0.47044291512264" calcext:value-type="float">
            <text:p>0.4704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48]+[.$B$2]);[.$B$4])" office:value-type="float" office:value="7998" calcext:value-type="float">
            <text:p>7998</text:p>
          </table:table-cell>
          <table:table-cell table:style-name="ce3" office:value-type="float" office:value="304" calcext:value-type="float">
            <text:p>304</text:p>
          </table:table-cell>
          <table:table-cell table:style-name="ce10" table:formula="of:=[.AI49]/[.$B$4]" office:value-type="float" office:value="0.318981236397859" calcext:value-type="float">
            <text:p>0.3189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48]+[.$B$2]);[.$B$4])" office:value-type="float" office:value="5423" calcext:value-type="float">
            <text:p>5423</text:p>
          </table:table-cell>
          <table:table-cell table:style-name="ce44" table:formula="of:=MOD(([.$B$1]*[.AJ48]+[.$B$2]);[.$B$4])" office:value-type="float" office:value="13436" calcext:value-type="float">
            <text:p>13436</text:p>
          </table:table-cell>
          <table:table-cell table:number-columns-repeated="988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10" table:formula="of:=[.C50]/[.$B$4]" office:value-type="float" office:value="0.0788777130757014" calcext:value-type="float">
            <text:p>0.07888</text:p>
          </table:table-cell>
          <table:table-cell table:style-name="ce15" table:formula="of:=MOD(([.$B$1]*[.C49]+[.$B$2]);[.$B$4])" office:value-type="float" office:value="1341" calcext:value-type="float">
            <text:p>1341</text:p>
          </table:table-cell>
          <table:table-cell table:style-name="ce19"/>
          <table:table-cell table:style-name="ce19" table:formula="of:=ifs(AND([.B50] &gt; 0; [.B50] &lt; 0.25); 1; AND([.B50] &gt; 0.25; [.B50] &lt; 0.5); 2; AND([.B50] &gt; 0.5; [.B50] &lt; 0.75); 3; AND([.B50] &gt; 0.75; [.B50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10" calcext:value-type="float">
            <text:p>110</text:p>
          </table:table-cell>
          <table:table-cell table:style-name="ce10" table:formula="of:=[.N50]/[.$B$4]" office:value-type="float" office:value="0.397682489265337" calcext:value-type="float">
            <text:p>0.3976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49]+[.$B$2]);[.$B$4])" office:value-type="float" office:value="6761" calcext:value-type="float">
            <text:p>6761</text:p>
          </table:table-cell>
          <table:table-cell table:style-name="ce3" office:value-type="float" office:value="175" calcext:value-type="float">
            <text:p>175</text:p>
          </table:table-cell>
          <table:table-cell table:style-name="ce10" table:formula="of:=[.U50]/[.$B$4]" office:value-type="float" office:value="0.761425798482442" calcext:value-type="float">
            <text:p>0.7614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49]+[.$B$2]);[.$B$4])" office:value-type="float" office:value="12945" calcext:value-type="float">
            <text:p>12945</text:p>
          </table:table-cell>
          <table:table-cell table:style-name="ce3" office:value-type="float" office:value="240" calcext:value-type="float">
            <text:p>240</text:p>
          </table:table-cell>
          <table:table-cell table:style-name="ce10" table:formula="of:=[.AB50]/[.$B$4]" office:value-type="float" office:value="0.527733662725722" calcext:value-type="float">
            <text:p>0.5277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49]+[.$B$2]);[.$B$4])" office:value-type="float" office:value="8972" calcext:value-type="float">
            <text:p>8972</text:p>
          </table:table-cell>
          <table:table-cell table:style-name="ce3" office:value-type="float" office:value="305" calcext:value-type="float">
            <text:p>305</text:p>
          </table:table-cell>
          <table:table-cell table:style-name="ce10" table:formula="of:=[.AI50]/[.$B$4]" office:value-type="float" office:value="0.230104111522852" calcext:value-type="float">
            <text:p>0.2301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49]+[.$B$2]);[.$B$4])" office:value-type="float" office:value="3912" calcext:value-type="float">
            <text:p>3912</text:p>
          </table:table-cell>
          <table:table-cell table:style-name="ce44" table:formula="of:=MOD(([.$B$1]*[.AJ49]+[.$B$2]);[.$B$4])" office:value-type="float" office:value="14178" calcext:value-type="float">
            <text:p>14178</text:p>
          </table:table-cell>
          <table:table-cell table:number-columns-repeated="988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0" table:formula="of:=[.C51]/[.$B$4]" office:value-type="float" office:value="0.979648255984942" calcext:value-type="float">
            <text:p>0.97965</text:p>
          </table:table-cell>
          <table:table-cell table:style-name="ce15" table:formula="of:=MOD(([.$B$1]*[.C50]+[.$B$2]);[.$B$4])" office:value-type="float" office:value="16655" calcext:value-type="float">
            <text:p>16655</text:p>
          </table:table-cell>
          <table:table-cell table:style-name="ce19"/>
          <table:table-cell table:style-name="ce19" table:formula="of:=ifs(AND([.B51] &gt; 0; [.B51] &lt; 0.25); 1; AND([.B51] &gt; 0.25; [.B51] &lt; 0.5); 2; AND([.B51] &gt; 0.5; [.B51] &lt; 0.75); 3; AND([.B51] &gt; 0.75; [.B51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11" calcext:value-type="float">
            <text:p>111</text:p>
          </table:table-cell>
          <table:table-cell table:style-name="ce10" table:formula="of:=[.N51]/[.$B$4]" office:value-type="float" office:value="0.178930651138168" calcext:value-type="float">
            <text:p>0.1789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50]+[.$B$2]);[.$B$4])" office:value-type="float" office:value="3042" calcext:value-type="float">
            <text:p>3042</text:p>
          </table:table-cell>
          <table:table-cell table:style-name="ce3" office:value-type="float" office:value="176" calcext:value-type="float">
            <text:p>176</text:p>
          </table:table-cell>
          <table:table-cell table:style-name="ce10" table:formula="of:=[.U51]/[.$B$4]" office:value-type="float" office:value="0.917004882065761" calcext:value-type="float">
            <text:p>0.9170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50]+[.$B$2]);[.$B$4])" office:value-type="float" office:value="15590" calcext:value-type="float">
            <text:p>15590</text:p>
          </table:table-cell>
          <table:table-cell table:style-name="ce3" office:value-type="float" office:value="241" calcext:value-type="float">
            <text:p>241</text:p>
          </table:table-cell>
          <table:table-cell table:style-name="ce10" table:formula="of:=[.AB51]/[.$B$4]" office:value-type="float" office:value="0.314099170637021" calcext:value-type="float">
            <text:p>0.3141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50]+[.$B$2]);[.$B$4])" office:value-type="float" office:value="5340" calcext:value-type="float">
            <text:p>5340</text:p>
          </table:table-cell>
          <table:table-cell table:style-name="ce3" office:value-type="float" office:value="306" calcext:value-type="float">
            <text:p>306</text:p>
          </table:table-cell>
          <table:table-cell table:style-name="ce10" table:formula="of:=[.AI51]/[.$B$4]" office:value-type="float" office:value="0.253514499147109" calcext:value-type="float">
            <text:p>0.25351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50]+[.$B$2]);[.$B$4])" office:value-type="float" office:value="4310" calcext:value-type="float">
            <text:p>4310</text:p>
          </table:table-cell>
          <table:table-cell table:style-name="ce44" table:formula="of:=MOD(([.$B$1]*[.AJ50]+[.$B$2]);[.$B$4])" office:value-type="float" office:value="4115" calcext:value-type="float">
            <text:p>4115</text:p>
          </table:table-cell>
          <table:table-cell table:number-columns-repeated="988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10" table:formula="of:=[.C52]/[.$B$4]" office:value-type="float" office:value="0.957473089818246" calcext:value-type="float">
            <text:p>0.95747</text:p>
          </table:table-cell>
          <table:table-cell table:style-name="ce15" table:formula="of:=MOD(([.$B$1]*[.C51]+[.$B$2]);[.$B$4])" office:value-type="float" office:value="16278" calcext:value-type="float">
            <text:p>16278</text:p>
          </table:table-cell>
          <table:table-cell table:style-name="ce19"/>
          <table:table-cell table:style-name="ce19" table:formula="of:=ifs(AND([.B52] &gt; 0; [.B52] &lt; 0.25); 1; AND([.B52] &gt; 0.25; [.B52] &lt; 0.5); 2; AND([.B52] &gt; 0.5; [.B52] &lt; 0.75); 3; AND([.B52] &gt; 0.75; [.B52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12" calcext:value-type="float">
            <text:p>112</text:p>
          </table:table-cell>
          <table:table-cell table:style-name="ce10" table:formula="of:=[.N52]/[.$B$4]" office:value-type="float" office:value="0.0849950002941004" calcext:value-type="float">
            <text:p>0.0850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51]+[.$B$2]);[.$B$4])" office:value-type="float" office:value="1445" calcext:value-type="float">
            <text:p>1445</text:p>
          </table:table-cell>
          <table:table-cell table:style-name="ce3" office:value-type="float" office:value="177" calcext:value-type="float">
            <text:p>177</text:p>
          </table:table-cell>
          <table:table-cell table:style-name="ce10" table:formula="of:=[.U52]/[.$B$4]" office:value-type="float" office:value="0.630492323980942" calcext:value-type="float">
            <text:p>0.6304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51]+[.$B$2]);[.$B$4])" office:value-type="float" office:value="10719" calcext:value-type="float">
            <text:p>10719</text:p>
          </table:table-cell>
          <table:table-cell table:style-name="ce3" office:value-type="float" office:value="242" calcext:value-type="float">
            <text:p>242</text:p>
          </table:table-cell>
          <table:table-cell table:style-name="ce10" table:formula="of:=[.AB52]/[.$B$4]" office:value-type="float" office:value="0.737015469678254" calcext:value-type="float">
            <text:p>0.7370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51]+[.$B$2]);[.$B$4])" office:value-type="float" office:value="12530" calcext:value-type="float">
            <text:p>12530</text:p>
          </table:table-cell>
          <table:table-cell table:style-name="ce3" office:value-type="float" office:value="307" calcext:value-type="float">
            <text:p>307</text:p>
          </table:table-cell>
          <table:table-cell table:style-name="ce10" table:formula="of:=[.AI52]/[.$B$4]" office:value-type="float" office:value="0.617963649197106" calcext:value-type="float">
            <text:p>0.6179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51]+[.$B$2]);[.$B$4])" office:value-type="float" office:value="10506" calcext:value-type="float">
            <text:p>10506</text:p>
          </table:table-cell>
          <table:table-cell table:style-name="ce44" table:formula="of:=MOD(([.$B$1]*[.AJ51]+[.$B$2]);[.$B$4])" office:value-type="float" office:value="7812" calcext:value-type="float">
            <text:p>7812</text:p>
          </table:table-cell>
          <table:table-cell table:number-columns-repeated="988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0" table:formula="of:=[.C53]/[.$B$4]" office:value-type="float" office:value="0.717781306981942" calcext:value-type="float">
            <text:p>0.71778</text:p>
          </table:table-cell>
          <table:table-cell table:style-name="ce15" table:formula="of:=MOD(([.$B$1]*[.C52]+[.$B$2]);[.$B$4])" office:value-type="float" office:value="12203" calcext:value-type="float">
            <text:p>12203</text:p>
          </table:table-cell>
          <table:table-cell table:style-name="ce19"/>
          <table:table-cell table:style-name="ce19" table:formula="of:=ifs(AND([.B53] &gt; 0; [.B53] &lt; 0.25); 1; AND([.B53] &gt; 0.25; [.B53] &lt; 0.5); 2; AND([.B53] &gt; 0.5; [.B53] &lt; 0.75); 3; AND([.B53] &gt; 0.75; [.B53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13" calcext:value-type="float">
            <text:p>113</text:p>
          </table:table-cell>
          <table:table-cell table:style-name="ce10" table:formula="of:=[.N53]/[.$B$4]" office:value-type="float" office:value="0.597494265043233" calcext:value-type="float">
            <text:p>0.5974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52]+[.$B$2]);[.$B$4])" office:value-type="float" office:value="10158" calcext:value-type="float">
            <text:p>10158</text:p>
          </table:table-cell>
          <table:table-cell table:style-name="ce3" office:value-type="float" office:value="178" calcext:value-type="float">
            <text:p>178</text:p>
          </table:table-cell>
          <table:table-cell table:style-name="ce10" table:formula="of:=[.U53]/[.$B$4]" office:value-type="float" office:value="0.69272395741427" calcext:value-type="float">
            <text:p>0.6927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52]+[.$B$2]);[.$B$4])" office:value-type="float" office:value="11777" calcext:value-type="float">
            <text:p>11777</text:p>
          </table:table-cell>
          <table:table-cell table:style-name="ce3" office:value-type="float" office:value="243" calcext:value-type="float">
            <text:p>243</text:p>
          </table:table-cell>
          <table:table-cell table:style-name="ce10" table:formula="of:=[.AB53]/[.$B$4]" office:value-type="float" office:value="0.451561672842774" calcext:value-type="float">
            <text:p>0.4515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52]+[.$B$2]);[.$B$4])" office:value-type="float" office:value="7677" calcext:value-type="float">
            <text:p>7677</text:p>
          </table:table-cell>
          <table:table-cell table:style-name="ce3" office:value-type="float" office:value="308" calcext:value-type="float">
            <text:p>308</text:p>
          </table:table-cell>
          <table:table-cell table:style-name="ce10" table:formula="of:=[.AI53]/[.$B$4]" office:value-type="float" office:value="0.427327804246809" calcext:value-type="float">
            <text:p>0.4273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52]+[.$B$2]);[.$B$4])" office:value-type="float" office:value="7265" calcext:value-type="float">
            <text:p>7265</text:p>
          </table:table-cell>
          <table:table-cell table:style-name="ce44" table:formula="of:=MOD(([.$B$1]*[.AJ52]+[.$B$2]);[.$B$4])" office:value-type="float" office:value="7187" calcext:value-type="float">
            <text:p>7187</text:p>
          </table:table-cell>
          <table:table-cell table:number-columns-repeated="988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10" table:formula="of:=[.C54]/[.$B$4]" office:value-type="float" office:value="0.508911240515264" calcext:value-type="float">
            <text:p>0.50891</text:p>
          </table:table-cell>
          <table:table-cell table:style-name="ce15" table:formula="of:=MOD(([.$B$1]*[.C53]+[.$B$2]);[.$B$4])" office:value-type="float" office:value="8652" calcext:value-type="float">
            <text:p>8652</text:p>
          </table:table-cell>
          <table:table-cell table:style-name="ce19"/>
          <table:table-cell table:style-name="ce19" table:formula="of:=ifs(AND([.B54] &gt; 0; [.B54] &lt; 0.25); 1; AND([.B54] &gt; 0.25; [.B54] &lt; 0.5); 2; AND([.B54] &gt; 0.5; [.B54] &lt; 0.75); 3; AND([.B54] &gt; 0.75; [.B54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14" calcext:value-type="float">
            <text:p>114</text:p>
          </table:table-cell>
          <table:table-cell table:style-name="ce10" table:formula="of:=[.N54]/[.$B$4]" office:value-type="float" office:value="0.359920004705606" calcext:value-type="float">
            <text:p>0.3599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53]+[.$B$2]);[.$B$4])" office:value-type="float" office:value="6119" calcext:value-type="float">
            <text:p>6119</text:p>
          </table:table-cell>
          <table:table-cell table:style-name="ce3" office:value-type="float" office:value="179" calcext:value-type="float">
            <text:p>179</text:p>
          </table:table-cell>
          <table:table-cell table:style-name="ce10" table:formula="of:=[.U54]/[.$B$4]" office:value-type="float" office:value="0.978118934180342" calcext:value-type="float">
            <text:p>0.9781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53]+[.$B$2]);[.$B$4])" office:value-type="float" office:value="16629" calcext:value-type="float">
            <text:p>16629</text:p>
          </table:table-cell>
          <table:table-cell table:style-name="ce3" office:value-type="float" office:value="244" calcext:value-type="float">
            <text:p>244</text:p>
          </table:table-cell>
          <table:table-cell table:style-name="ce10" table:formula="of:=[.AB54]/[.$B$4]" office:value-type="float" office:value="0.620728192459267" calcext:value-type="float">
            <text:p>0.6207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53]+[.$B$2]);[.$B$4])" office:value-type="float" office:value="10553" calcext:value-type="float">
            <text:p>10553</text:p>
          </table:table-cell>
          <table:table-cell table:style-name="ce3" office:value-type="float" office:value="309" calcext:value-type="float">
            <text:p>309</text:p>
          </table:table-cell>
          <table:table-cell table:style-name="ce10" table:formula="of:=[.AI54]/[.$B$4]" office:value-type="float" office:value="0.173107464266808" calcext:value-type="float">
            <text:p>0.17311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53]+[.$B$2]);[.$B$4])" office:value-type="float" office:value="2943" calcext:value-type="float">
            <text:p>2943</text:p>
          </table:table-cell>
          <table:table-cell table:style-name="ce44" table:formula="of:=MOD(([.$B$1]*[.AJ53]+[.$B$2]);[.$B$4])" office:value-type="float" office:value="12066" calcext:value-type="float">
            <text:p>12066</text:p>
          </table:table-cell>
          <table:table-cell table:number-columns-repeated="988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10" table:formula="of:=[.C55]/[.$B$4]" office:value-type="float" office:value="0.413034527380742" calcext:value-type="float">
            <text:p>0.41303</text:p>
          </table:table-cell>
          <table:table-cell table:style-name="ce15" table:formula="of:=MOD(([.$B$1]*[.C54]+[.$B$2]);[.$B$4])" office:value-type="float" office:value="7022" calcext:value-type="float">
            <text:p>7022</text:p>
          </table:table-cell>
          <table:table-cell table:style-name="ce19"/>
          <table:table-cell table:style-name="ce19" table:formula="of:=ifs(AND([.B55] &gt; 0; [.B55] &lt; 0.25); 1; AND([.B55] &gt; 0.25; [.B55] &lt; 0.5); 2; AND([.B55] &gt; 0.5; [.B55] &lt; 0.75); 3; AND([.B55] &gt; 0.75; [.B55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15" calcext:value-type="float">
            <text:p>115</text:p>
          </table:table-cell>
          <table:table-cell table:style-name="ce10" table:formula="of:=[.N55]/[.$B$4]" office:value-type="float" office:value="0.364919710605258" calcext:value-type="float">
            <text:p>0.3649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54]+[.$B$2]);[.$B$4])" office:value-type="float" office:value="6204" calcext:value-type="float">
            <text:p>6204</text:p>
          </table:table-cell>
          <table:table-cell table:style-name="ce3" office:value-type="float" office:value="180" calcext:value-type="float">
            <text:p>180</text:p>
          </table:table-cell>
          <table:table-cell table:style-name="ce10" table:formula="of:=[.U55]/[.$B$4]" office:value-type="float" office:value="0.803011587553673" calcext:value-type="float">
            <text:p>0.80301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54]+[.$B$2]);[.$B$4])" office:value-type="float" office:value="13652" calcext:value-type="float">
            <text:p>13652</text:p>
          </table:table-cell>
          <table:table-cell table:style-name="ce3" office:value-type="float" office:value="245" calcext:value-type="float">
            <text:p>245</text:p>
          </table:table-cell>
          <table:table-cell table:style-name="ce10" table:formula="of:=[.AB55]/[.$B$4]" office:value-type="float" office:value="0.706546673725075" calcext:value-type="float">
            <text:p>0.7065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54]+[.$B$2]);[.$B$4])" office:value-type="float" office:value="12012" calcext:value-type="float">
            <text:p>12012</text:p>
          </table:table-cell>
          <table:table-cell table:style-name="ce3" office:value-type="float" office:value="310" calcext:value-type="float">
            <text:p>310</text:p>
          </table:table-cell>
          <table:table-cell table:style-name="ce10" table:formula="of:=[.AI55]/[.$B$4]" office:value-type="float" office:value="0.496853126286689" calcext:value-type="float">
            <text:p>0.4968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54]+[.$B$2]);[.$B$4])" office:value-type="float" office:value="8447" calcext:value-type="float">
            <text:p>8447</text:p>
          </table:table-cell>
          <table:table-cell table:style-name="ce44" table:formula="of:=MOD(([.$B$1]*[.AJ54]+[.$B$2]);[.$B$4])" office:value-type="float" office:value="11816" calcext:value-type="float">
            <text:p>11816</text:p>
          </table:table-cell>
          <table:table-cell table:number-columns-repeated="988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10" table:formula="of:=[.C56]/[.$B$4]" office:value-type="float" office:value="0.729486500794071" calcext:value-type="float">
            <text:p>0.72949</text:p>
          </table:table-cell>
          <table:table-cell table:style-name="ce15" table:formula="of:=MOD(([.$B$1]*[.C55]+[.$B$2]);[.$B$4])" office:value-type="float" office:value="12402" calcext:value-type="float">
            <text:p>12402</text:p>
          </table:table-cell>
          <table:table-cell table:style-name="ce19"/>
          <table:table-cell table:style-name="ce19" table:formula="of:=ifs(AND([.B56] &gt; 0; [.B56] &lt; 0.25); 1; AND([.B56] &gt; 0.25; [.B56] &lt; 0.5); 2; AND([.B56] &gt; 0.5; [.B56] &lt; 0.75); 3; AND([.B56] &gt; 0.75; [.B56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16" calcext:value-type="float">
            <text:p>116</text:p>
          </table:table-cell>
          <table:table-cell table:style-name="ce10" table:formula="of:=[.N56]/[.$B$4]" office:value-type="float" office:value="0.869890006470208" calcext:value-type="float">
            <text:p>0.8698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55]+[.$B$2]);[.$B$4])" office:value-type="float" office:value="14789" calcext:value-type="float">
            <text:p>14789</text:p>
          </table:table-cell>
          <table:table-cell table:style-name="ce3" office:value-type="float" office:value="181" calcext:value-type="float">
            <text:p>181</text:p>
          </table:table-cell>
          <table:table-cell table:style-name="ce10" table:formula="of:=[.U56]/[.$B$4]" office:value-type="float" office:value="0.117169578260102" calcext:value-type="float">
            <text:p>0.1171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55]+[.$B$2]);[.$B$4])" office:value-type="float" office:value="1992" calcext:value-type="float">
            <text:p>1992</text:p>
          </table:table-cell>
          <table:table-cell table:style-name="ce3" office:value-type="float" office:value="246" calcext:value-type="float">
            <text:p>246</text:p>
          </table:table-cell>
          <table:table-cell table:style-name="ce10" table:formula="of:=[.AB56]/[.$B$4]" office:value-type="float" office:value="0.374213281571672" calcext:value-type="float">
            <text:p>0.37421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55]+[.$B$2]);[.$B$4])" office:value-type="float" office:value="6362" calcext:value-type="float">
            <text:p>6362</text:p>
          </table:table-cell>
          <table:table-cell table:style-name="ce3" office:value-type="float" office:value="311" calcext:value-type="float">
            <text:p>311</text:p>
          </table:table-cell>
          <table:table-cell table:style-name="ce10" table:formula="of:=[.AI56]/[.$B$4]" office:value-type="float" office:value="0.195164990294689" calcext:value-type="float">
            <text:p>0.1951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55]+[.$B$2]);[.$B$4])" office:value-type="float" office:value="3318" calcext:value-type="float">
            <text:p>3318</text:p>
          </table:table-cell>
          <table:table-cell table:style-name="ce44" table:formula="of:=MOD(([.$B$1]*[.AJ55]+[.$B$2]);[.$B$4])" office:value-type="float" office:value="3567" calcext:value-type="float">
            <text:p>3567</text:p>
          </table:table-cell>
          <table:table-cell table:number-columns-repeated="988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0" table:formula="of:=[.C57]/[.$B$4]" office:value-type="float" office:value="0.691135815540262" calcext:value-type="float">
            <text:p>0.69114</text:p>
          </table:table-cell>
          <table:table-cell table:style-name="ce15" table:formula="of:=MOD(([.$B$1]*[.C56]+[.$B$2]);[.$B$4])" office:value-type="float" office:value="11750" calcext:value-type="float">
            <text:p>11750</text:p>
          </table:table-cell>
          <table:table-cell table:style-name="ce19"/>
          <table:table-cell table:style-name="ce19" table:formula="of:=ifs(AND([.B57] &gt; 0; [.B57] &lt; 0.25); 1; AND([.B57] &gt; 0.25; [.B57] &lt; 0.5); 2; AND([.B57] &gt; 0.5; [.B57] &lt; 0.75); 3; AND([.B57] &gt; 0.75; [.B57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17" calcext:value-type="float">
            <text:p>117</text:p>
          </table:table-cell>
          <table:table-cell table:style-name="ce10" table:formula="of:=[.N57]/[.$B$4]" office:value-type="float" office:value="0.871889888830069" calcext:value-type="float">
            <text:p>0.8718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56]+[.$B$2]);[.$B$4])" office:value-type="float" office:value="14823" calcext:value-type="float">
            <text:p>14823</text:p>
          </table:table-cell>
          <table:table-cell table:style-name="ce3" office:value-type="float" office:value="182" calcext:value-type="float">
            <text:p>182</text:p>
          </table:table-cell>
          <table:table-cell table:style-name="ce10" table:formula="of:=[.U57]/[.$B$4]" office:value-type="float" office:value="0.847126639609435" calcext:value-type="float">
            <text:p>0.8471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56]+[.$B$2]);[.$B$4])" office:value-type="float" office:value="14402" calcext:value-type="float">
            <text:p>14402</text:p>
          </table:table-cell>
          <table:table-cell table:style-name="ce3" office:value-type="float" office:value="247" calcext:value-type="float">
            <text:p>247</text:p>
          </table:table-cell>
          <table:table-cell table:style-name="ce10" table:formula="of:=[.AB57]/[.$B$4]" office:value-type="float" office:value="0.808540674077995" calcext:value-type="float">
            <text:p>0.8085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56]+[.$B$2]);[.$B$4])" office:value-type="float" office:value="13746" calcext:value-type="float">
            <text:p>13746</text:p>
          </table:table-cell>
          <table:table-cell table:style-name="ce3" office:value-type="float" office:value="312" calcext:value-type="float">
            <text:p>312</text:p>
          </table:table-cell>
          <table:table-cell table:style-name="ce10" table:formula="of:=[.AI57]/[.$B$4]" office:value-type="float" office:value="0.724663255102641" calcext:value-type="float">
            <text:p>0.7246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56]+[.$B$2]);[.$B$4])" office:value-type="float" office:value="12320" calcext:value-type="float">
            <text:p>12320</text:p>
          </table:table-cell>
          <table:table-cell table:style-name="ce44" table:formula="of:=MOD(([.$B$1]*[.AJ56]+[.$B$2]);[.$B$4])" office:value-type="float" office:value="3467" calcext:value-type="float">
            <text:p>3467</text:p>
          </table:table-cell>
          <table:table-cell table:number-columns-repeated="988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10" table:formula="of:=[.C58]/[.$B$4]" office:value-type="float" office:value="0.817716604905594" calcext:value-type="float">
            <text:p>0.81772</text:p>
          </table:table-cell>
          <table:table-cell table:style-name="ce15" table:formula="of:=MOD(([.$B$1]*[.C57]+[.$B$2]);[.$B$4])" office:value-type="float" office:value="13902" calcext:value-type="float">
            <text:p>13902</text:p>
          </table:table-cell>
          <table:table-cell table:style-name="ce19"/>
          <table:table-cell table:style-name="ce19" table:formula="of:=ifs(AND([.B58] &gt; 0; [.B58] &lt; 0.25); 1; AND([.B58] &gt; 0.25; [.B58] &lt; 0.5); 2; AND([.B58] &gt; 0.5; [.B58] &lt; 0.75); 3; AND([.B58] &gt; 0.75; [.B58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18" calcext:value-type="float">
            <text:p>118</text:p>
          </table:table-cell>
          <table:table-cell table:style-name="ce10" table:formula="of:=[.N58]/[.$B$4]" office:value-type="float" office:value="0.0738780071760485" calcext:value-type="float">
            <text:p>0.0738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57]+[.$B$2]);[.$B$4])" office:value-type="float" office:value="1256" calcext:value-type="float">
            <text:p>1256</text:p>
          </table:table-cell>
          <table:table-cell table:style-name="ce3" office:value-type="float" office:value="183" calcext:value-type="float">
            <text:p>183</text:p>
          </table:table-cell>
          <table:table-cell table:style-name="ce10" table:formula="of:=[.U58]/[.$B$4]" office:value-type="float" office:value="0.572789835892006" calcext:value-type="float">
            <text:p>0.5727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57]+[.$B$2]);[.$B$4])" office:value-type="float" office:value="9738" calcext:value-type="float">
            <text:p>9738</text:p>
          </table:table-cell>
          <table:table-cell table:style-name="ce3" office:value-type="float" office:value="248" calcext:value-type="float">
            <text:p>248</text:p>
          </table:table-cell>
          <table:table-cell table:style-name="ce10" table:formula="of:=[.AB58]/[.$B$4]" office:value-type="float" office:value="0.675607317216634" calcext:value-type="float">
            <text:p>0.67561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57]+[.$B$2]);[.$B$4])" office:value-type="float" office:value="11486" calcext:value-type="float">
            <text:p>11486</text:p>
          </table:table-cell>
          <table:table-cell table:style-name="ce3" office:value-type="float" office:value="313" calcext:value-type="float">
            <text:p>313</text:p>
          </table:table-cell>
          <table:table-cell table:style-name="ce10" table:formula="of:=[.AI58]/[.$B$4]" office:value-type="float" office:value="0.203988000705841" calcext:value-type="float">
            <text:p>0.2039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57]+[.$B$2]);[.$B$4])" office:value-type="float" office:value="3468" calcext:value-type="float">
            <text:p>3468</text:p>
          </table:table-cell>
          <table:table-cell table:style-name="ce44" table:formula="of:=MOD(([.$B$1]*[.AJ57]+[.$B$2]);[.$B$4])" office:value-type="float" office:value="10368" calcext:value-type="float">
            <text:p>10368</text:p>
          </table:table-cell>
          <table:table-cell table:number-columns-repeated="988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10" table:formula="of:=[.C59]/[.$B$4]" office:value-type="float" office:value="0.60237633080407" calcext:value-type="float">
            <text:p>0.60238</text:p>
          </table:table-cell>
          <table:table-cell table:style-name="ce15" table:formula="of:=MOD(([.$B$1]*[.C58]+[.$B$2]);[.$B$4])" office:value-type="float" office:value="10241" calcext:value-type="float">
            <text:p>10241</text:p>
          </table:table-cell>
          <table:table-cell table:style-name="ce19"/>
          <table:table-cell table:style-name="ce19" table:formula="of:=ifs(AND([.B59] &gt; 0; [.B59] &lt; 0.25); 1; AND([.B59] &gt; 0.25; [.B59] &lt; 0.5); 2; AND([.B59] &gt; 0.5; [.B59] &lt; 0.75); 3; AND([.B59] &gt; 0.75; [.B59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19" calcext:value-type="float">
            <text:p>119</text:p>
          </table:table-cell>
          <table:table-cell table:style-name="ce10" table:formula="of:=[.N59]/[.$B$4]" office:value-type="float" office:value="0.474677960119993" calcext:value-type="float">
            <text:p>0.4746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58]+[.$B$2]);[.$B$4])" office:value-type="float" office:value="8070" calcext:value-type="float">
            <text:p>8070</text:p>
          </table:table-cell>
          <table:table-cell table:style-name="ce3" office:value-type="float" office:value="184" calcext:value-type="float">
            <text:p>184</text:p>
          </table:table-cell>
          <table:table-cell table:style-name="ce10" table:formula="of:=[.U59]/[.$B$4]" office:value-type="float" office:value="0.864772660431739" calcext:value-type="float">
            <text:p>0.8647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58]+[.$B$2]);[.$B$4])" office:value-type="float" office:value="14702" calcext:value-type="float">
            <text:p>14702</text:p>
          </table:table-cell>
          <table:table-cell table:style-name="ce3" office:value-type="float" office:value="249" calcext:value-type="float">
            <text:p>249</text:p>
          </table:table-cell>
          <table:table-cell table:style-name="ce10" table:formula="of:=[.AB59]/[.$B$4]" office:value-type="float" office:value="0.249338274219164" calcext:value-type="float">
            <text:p>0.2493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58]+[.$B$2]);[.$B$4])" office:value-type="float" office:value="4239" calcext:value-type="float">
            <text:p>4239</text:p>
          </table:table-cell>
          <table:table-cell table:style-name="ce3" office:value-type="float" office:value="314" calcext:value-type="float">
            <text:p>314</text:p>
          </table:table-cell>
          <table:table-cell table:style-name="ce10" table:formula="of:=[.AI59]/[.$B$4]" office:value-type="float" office:value="0.615787306629022" calcext:value-type="float">
            <text:p>0.6157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58]+[.$B$2]);[.$B$4])" office:value-type="float" office:value="10469" calcext:value-type="float">
            <text:p>10469</text:p>
          </table:table-cell>
          <table:table-cell table:style-name="ce44" table:formula="of:=MOD(([.$B$1]*[.AJ58]+[.$B$2]);[.$B$4])" office:value-type="float" office:value="10328" calcext:value-type="float">
            <text:p>10328</text:p>
          </table:table-cell>
          <table:table-cell table:number-columns-repeated="988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10" table:formula="of:=[.C60]/[.$B$4]" office:value-type="float" office:value="0.853008646550203" calcext:value-type="float">
            <text:p>0.85301</text:p>
          </table:table-cell>
          <table:table-cell table:style-name="ce15" table:formula="of:=MOD(([.$B$1]*[.C59]+[.$B$2]);[.$B$4])" office:value-type="float" office:value="14502" calcext:value-type="float">
            <text:p>14502</text:p>
          </table:table-cell>
          <table:table-cell table:style-name="ce19"/>
          <table:table-cell table:style-name="ce19" table:formula="of:=ifs(AND([.B60] &gt; 0; [.B60] &lt; 0.25); 1; AND([.B60] &gt; 0.25; [.B60] &lt; 0.5); 2; AND([.B60] &gt; 0.5; [.B60] &lt; 0.75); 3; AND([.B60] &gt; 0.75; [.B60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20" calcext:value-type="float">
            <text:p>120</text:p>
          </table:table-cell>
          <table:table-cell table:style-name="ce10" table:formula="of:=[.N60]/[.$B$4]" office:value-type="float" office:value="0.955473207458385" calcext:value-type="float">
            <text:p>0.9554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59]+[.$B$2]);[.$B$4])" office:value-type="float" office:value="16244" calcext:value-type="float">
            <text:p>16244</text:p>
          </table:table-cell>
          <table:table-cell table:style-name="ce3" office:value-type="float" office:value="185" calcext:value-type="float">
            <text:p>185</text:p>
          </table:table-cell>
          <table:table-cell table:style-name="ce10" table:formula="of:=[.U60]/[.$B$4]" office:value-type="float" office:value="0.355037938944768" calcext:value-type="float">
            <text:p>0.3550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59]+[.$B$2]);[.$B$4])" office:value-type="float" office:value="6036" calcext:value-type="float">
            <text:p>6036</text:p>
          </table:table-cell>
          <table:table-cell table:style-name="ce3" office:value-type="float" office:value="250" calcext:value-type="float">
            <text:p>250</text:p>
          </table:table-cell>
          <table:table-cell table:style-name="ce10" table:formula="of:=[.AB60]/[.$B$4]" office:value-type="float" office:value="0.196164931474619" calcext:value-type="float">
            <text:p>0.1961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59]+[.$B$2]);[.$B$4])" office:value-type="float" office:value="3335" calcext:value-type="float">
            <text:p>3335</text:p>
          </table:table-cell>
          <table:table-cell table:style-name="ce3" office:value-type="float" office:value="315" calcext:value-type="float">
            <text:p>315</text:p>
          </table:table-cell>
          <table:table-cell table:style-name="ce10" table:formula="of:=[.AI60]/[.$B$4]" office:value-type="float" office:value="0.207517204870302" calcext:value-type="float">
            <text:p>0.2075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59]+[.$B$2]);[.$B$4])" office:value-type="float" office:value="3528" calcext:value-type="float">
            <text:p>3528</text:p>
          </table:table-cell>
          <table:table-cell table:style-name="ce44" table:formula="of:=MOD(([.$B$1]*[.AJ59]+[.$B$2]);[.$B$4])" office:value-type="float" office:value="6288" calcext:value-type="float">
            <text:p>6288</text:p>
          </table:table-cell>
          <table:table-cell table:number-columns-repeated="988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10" table:formula="of:=[.C61]/[.$B$4]" office:value-type="float" office:value="0.166872536909594" calcext:value-type="float">
            <text:p>0.16687</text:p>
          </table:table-cell>
          <table:table-cell table:style-name="ce15" table:formula="of:=MOD(([.$B$1]*[.C60]+[.$B$2]);[.$B$4])" office:value-type="float" office:value="2837" calcext:value-type="float">
            <text:p>2837</text:p>
          </table:table-cell>
          <table:table-cell table:style-name="ce19"/>
          <table:table-cell table:style-name="ce19" table:formula="of:=ifs(AND([.B61] &gt; 0; [.B61] &lt; 0.25); 1; AND([.B61] &gt; 0.25; [.B61] &lt; 0.5); 2; AND([.B61] &gt; 0.5; [.B61] &lt; 0.75); 3; AND([.B61] &gt; 0.75; [.B61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21" calcext:value-type="float">
            <text:p>121</text:p>
          </table:table-cell>
          <table:table-cell table:style-name="ce10" table:formula="of:=[.N61]/[.$B$4]" office:value-type="float" office:value="0.515793188635963" calcext:value-type="float">
            <text:p>0.5157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60]+[.$B$2]);[.$B$4])" office:value-type="float" office:value="8769" calcext:value-type="float">
            <text:p>8769</text:p>
          </table:table-cell>
          <table:table-cell table:style-name="ce3" office:value-type="float" office:value="186" calcext:value-type="float">
            <text:p>186</text:p>
          </table:table-cell>
          <table:table-cell table:style-name="ce10" table:formula="of:=[.U61]/[.$B$4]" office:value-type="float" office:value="0.871831068760661" calcext:value-type="float">
            <text:p>0.8718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60]+[.$B$2]);[.$B$4])" office:value-type="float" office:value="14822" calcext:value-type="float">
            <text:p>14822</text:p>
          </table:table-cell>
          <table:table-cell table:style-name="ce3" office:value-type="float" office:value="251" calcext:value-type="float">
            <text:p>251</text:p>
          </table:table-cell>
          <table:table-cell table:style-name="ce10" table:formula="of:=[.AB61]/[.$B$4]" office:value-type="float" office:value="0.825657314275631" calcext:value-type="float">
            <text:p>0.8256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60]+[.$B$2]);[.$B$4])" office:value-type="float" office:value="14037" calcext:value-type="float">
            <text:p>14037</text:p>
          </table:table-cell>
          <table:table-cell table:style-name="ce3" office:value-type="float" office:value="316" calcext:value-type="float">
            <text:p>316</text:p>
          </table:table-cell>
          <table:table-cell table:style-name="ce10" table:formula="of:=[.AI61]/[.$B$4]" office:value-type="float" office:value="0.972236927239574" calcext:value-type="float">
            <text:p>0.9722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60]+[.$B$2]);[.$B$4])" office:value-type="float" office:value="16529" calcext:value-type="float">
            <text:p>16529</text:p>
          </table:table-cell>
          <table:table-cell table:style-name="ce44" table:formula="of:=MOD(([.$B$1]*[.AJ60]+[.$B$2]);[.$B$4])" office:value-type="float" office:value="6272" calcext:value-type="float">
            <text:p>6272</text:p>
          </table:table-cell>
          <table:table-cell table:number-columns-repeated="988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10" table:formula="of:=[.C62]/[.$B$4]" office:value-type="float" office:value="0.867125463208047" calcext:value-type="float">
            <text:p>0.86713</text:p>
          </table:table-cell>
          <table:table-cell table:style-name="ce15" table:formula="of:=MOD(([.$B$1]*[.C61]+[.$B$2]);[.$B$4])" office:value-type="float" office:value="14742" calcext:value-type="float">
            <text:p>14742</text:p>
          </table:table-cell>
          <table:table-cell table:style-name="ce19"/>
          <table:table-cell table:style-name="ce19" table:formula="of:=ifs(AND([.B62] &gt; 0; [.B62] &lt; 0.25); 1; AND([.B62] &gt; 0.25; [.B62] &lt; 0.5); 2; AND([.B62] &gt; 0.5; [.B62] &lt; 0.75); 3; AND([.B62] &gt; 0.75; [.B62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22" calcext:value-type="float">
            <text:p>122</text:p>
          </table:table-cell>
          <table:table-cell table:style-name="ce10" table:formula="of:=[.N62]/[.$B$4]" office:value-type="float" office:value="0.108111287571319" calcext:value-type="float">
            <text:p>0.10811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61]+[.$B$2]);[.$B$4])" office:value-type="float" office:value="1838" calcext:value-type="float">
            <text:p>1838</text:p>
          </table:table-cell>
          <table:table-cell table:style-name="ce3" office:value-type="float" office:value="187" calcext:value-type="float">
            <text:p>187</text:p>
          </table:table-cell>
          <table:table-cell table:style-name="ce10" table:formula="of:=[.U62]/[.$B$4]" office:value-type="float" office:value="0.0679371801658726" calcext:value-type="float">
            <text:p>0.0679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61]+[.$B$2]);[.$B$4])" office:value-type="float" office:value="1155" calcext:value-type="float">
            <text:p>1155</text:p>
          </table:table-cell>
          <table:table-cell table:style-name="ce3" office:value-type="float" office:value="252" calcext:value-type="float">
            <text:p>252</text:p>
          </table:table-cell>
          <table:table-cell table:style-name="ce10" table:formula="of:=[.AB62]/[.$B$4]" office:value-type="float" office:value="0.404387977177813" calcext:value-type="float">
            <text:p>0.4043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61]+[.$B$2]);[.$B$4])" office:value-type="float" office:value="6875" calcext:value-type="float">
            <text:p>6875</text:p>
          </table:table-cell>
          <table:table-cell table:style-name="ce3" office:value-type="float" office:value="317" calcext:value-type="float">
            <text:p>317</text:p>
          </table:table-cell>
          <table:table-cell table:style-name="ce10" table:formula="of:=[.AI62]/[.$B$4]" office:value-type="float" office:value="0.208928886536086" calcext:value-type="float">
            <text:p>0.2089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61]+[.$B$2]);[.$B$4])" office:value-type="float" office:value="3552" calcext:value-type="float">
            <text:p>3552</text:p>
          </table:table-cell>
          <table:table-cell table:style-name="ce44" table:formula="of:=MOD(([.$B$1]*[.AJ61]+[.$B$2]);[.$B$4])" office:value-type="float" office:value="4656" calcext:value-type="float">
            <text:p>4656</text:p>
          </table:table-cell>
          <table:table-cell table:number-columns-repeated="988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10" table:formula="of:=[.C63]/[.$B$4]" office:value-type="float" office:value="0.592671019351803" calcext:value-type="float">
            <text:p>0.59267</text:p>
          </table:table-cell>
          <table:table-cell table:style-name="ce15" table:formula="of:=MOD(([.$B$1]*[.C62]+[.$B$2]);[.$B$4])" office:value-type="float" office:value="10076" calcext:value-type="float">
            <text:p>10076</text:p>
          </table:table-cell>
          <table:table-cell table:style-name="ce19"/>
          <table:table-cell table:style-name="ce19" table:formula="of:=ifs(AND([.B63] &gt; 0; [.B63] &lt; 0.25); 1; AND([.B63] &gt; 0.25; [.B63] &lt; 0.5); 2; AND([.B63] &gt; 0.5; [.B63] &lt; 0.75); 3; AND([.B63] &gt; 0.75; [.B63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23" calcext:value-type="float">
            <text:p>123</text:p>
          </table:table-cell>
          <table:table-cell table:style-name="ce10" table:formula="of:=[.N63]/[.$B$4]" office:value-type="float" office:value="0.93223928004235" calcext:value-type="float">
            <text:p>0.9322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62]+[.$B$2]);[.$B$4])" office:value-type="float" office:value="15849" calcext:value-type="float">
            <text:p>15849</text:p>
          </table:table-cell>
          <table:table-cell table:style-name="ce3" office:value-type="float" office:value="188" calcext:value-type="float">
            <text:p>188</text:p>
          </table:table-cell>
          <table:table-cell table:style-name="ce10" table:formula="of:=[.U63]/[.$B$4]" office:value-type="float" office:value="0.87465443209223" calcext:value-type="float">
            <text:p>0.8746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62]+[.$B$2]);[.$B$4])" office:value-type="float" office:value="14870" calcext:value-type="float">
            <text:p>14870</text:p>
          </table:table-cell>
          <table:table-cell table:style-name="ce3" office:value-type="float" office:value="253" calcext:value-type="float">
            <text:p>253</text:p>
          </table:table-cell>
          <table:table-cell table:style-name="ce10" table:formula="of:=[.AB63]/[.$B$4]" office:value-type="float" office:value="0.856184930298218" calcext:value-type="float">
            <text:p>0.8561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62]+[.$B$2]);[.$B$4])" office:value-type="float" office:value="14556" calcext:value-type="float">
            <text:p>14556</text:p>
          </table:table-cell>
          <table:table-cell table:style-name="ce3" office:value-type="float" office:value="318" calcext:value-type="float">
            <text:p>318</text:p>
          </table:table-cell>
          <table:table-cell table:style-name="ce10" table:formula="of:=[.AI63]/[.$B$4]" office:value-type="float" office:value="0.114816775483795" calcext:value-type="float">
            <text:p>0.1148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62]+[.$B$2]);[.$B$4])" office:value-type="float" office:value="1952" calcext:value-type="float">
            <text:p>1952</text:p>
          </table:table-cell>
          <table:table-cell table:style-name="ce44" table:formula="of:=MOD(([.$B$1]*[.AJ62]+[.$B$2]);[.$B$4])" office:value-type="float" office:value="11450" calcext:value-type="float">
            <text:p>11450</text:p>
          </table:table-cell>
          <table:table-cell table:number-columns-repeated="988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10" table:formula="of:=[.C64]/[.$B$4]" office:value-type="float" office:value="0.872772189871184" calcext:value-type="float">
            <text:p>0.87277</text:p>
          </table:table-cell>
          <table:table-cell table:style-name="ce15" table:formula="of:=MOD(([.$B$1]*[.C63]+[.$B$2]);[.$B$4])" office:value-type="float" office:value="14838" calcext:value-type="float">
            <text:p>14838</text:p>
          </table:table-cell>
          <table:table-cell table:style-name="ce19"/>
          <table:table-cell table:style-name="ce19" table:formula="of:=ifs(AND([.B64] &gt; 0; [.B64] &lt; 0.25); 1; AND([.B64] &gt; 0.25; [.B64] &lt; 0.5); 2; AND([.B64] &gt; 0.5; [.B64] &lt; 0.75); 3; AND([.B64] &gt; 0.75; [.B64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24" calcext:value-type="float">
            <text:p>124</text:p>
          </table:table-cell>
          <table:table-cell table:style-name="ce10" table:formula="of:=[.N64]/[.$B$4]" office:value-type="float" office:value="0.169166519616493" calcext:value-type="float">
            <text:p>0.16917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63]+[.$B$2]);[.$B$4])" office:value-type="float" office:value="2876" calcext:value-type="float">
            <text:p>2876</text:p>
          </table:table-cell>
          <table:table-cell table:style-name="ce3" office:value-type="float" office:value="189" calcext:value-type="float">
            <text:p>189</text:p>
          </table:table-cell>
          <table:table-cell table:style-name="ce10" table:formula="of:=[.U64]/[.$B$4]" office:value-type="float" office:value="0.353096876654314" calcext:value-type="float">
            <text:p>0.3531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63]+[.$B$2]);[.$B$4])" office:value-type="float" office:value="6003" calcext:value-type="float">
            <text:p>6003</text:p>
          </table:table-cell>
          <table:table-cell table:style-name="ce3" office:value-type="float" office:value="254" calcext:value-type="float">
            <text:p>254</text:p>
          </table:table-cell>
          <table:table-cell table:style-name="ce10" table:formula="of:=[.AB64]/[.$B$4]" office:value-type="float" office:value="0.487677195459091" calcext:value-type="float">
            <text:p>0.4876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63]+[.$B$2]);[.$B$4])" office:value-type="float" office:value="8291" calcext:value-type="float">
            <text:p>8291</text:p>
          </table:table-cell>
          <table:table-cell table:style-name="ce3" office:value-type="float" office:value="319" calcext:value-type="float">
            <text:p>319</text:p>
          </table:table-cell>
          <table:table-cell table:style-name="ce10" table:formula="of:=[.AI64]/[.$B$4]" office:value-type="float" office:value="0.6094935592024" calcext:value-type="float">
            <text:p>0.6094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63]+[.$B$2]);[.$B$4])" office:value-type="float" office:value="10362" calcext:value-type="float">
            <text:p>10362</text:p>
          </table:table-cell>
          <table:table-cell table:style-name="ce44" table:formula="of:=MOD(([.$B$1]*[.AJ63]+[.$B$2]);[.$B$4])" office:value-type="float" office:value="603" calcext:value-type="float">
            <text:p>603</text:p>
          </table:table-cell>
          <table:table-cell table:number-columns-repeated="988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10" table:formula="of:=[.C65]/[.$B$4]" office:value-type="float" office:value="0.162990412328687" calcext:value-type="float">
            <text:p>0.16299</text:p>
          </table:table-cell>
          <table:table-cell table:style-name="ce15" table:formula="of:=MOD(([.$B$1]*[.C64]+[.$B$2]);[.$B$4])" office:value-type="float" office:value="2771" calcext:value-type="float">
            <text:p>2771</text:p>
          </table:table-cell>
          <table:table-cell table:style-name="ce19"/>
          <table:table-cell table:style-name="ce19" table:formula="of:=ifs(AND([.B65] &gt; 0; [.B65] &lt; 0.25); 1; AND([.B65] &gt; 0.25; [.B65] &lt; 0.5); 2; AND([.B65] &gt; 0.5; [.B65] &lt; 0.75); 3; AND([.B65] &gt; 0.75; [.B65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25" calcext:value-type="float">
            <text:p>125</text:p>
          </table:table-cell>
          <table:table-cell table:style-name="ce10" table:formula="of:=[.N65]/[.$B$4]" office:value-type="float" office:value="0.0988177166049056" calcext:value-type="float">
            <text:p>0.0988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64]+[.$B$2]);[.$B$4])" office:value-type="float" office:value="1680" calcext:value-type="float">
            <text:p>1680</text:p>
          </table:table-cell>
          <table:table-cell table:style-name="ce3" office:value-type="float" office:value="190" calcext:value-type="float">
            <text:p>190</text:p>
          </table:table-cell>
          <table:table-cell table:style-name="ce10" table:formula="of:=[.U65]/[.$B$4]" office:value-type="float" office:value="0.675783777424857" calcext:value-type="float">
            <text:p>0.6757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64]+[.$B$2]);[.$B$4])" office:value-type="float" office:value="11489" calcext:value-type="float">
            <text:p>11489</text:p>
          </table:table-cell>
          <table:table-cell table:style-name="ce3" office:value-type="float" office:value="255" calcext:value-type="float">
            <text:p>255</text:p>
          </table:table-cell>
          <table:table-cell table:style-name="ce10" table:formula="of:=[.AB65]/[.$B$4]" office:value-type="float" office:value="0.268395976707252" calcext:value-type="float">
            <text:p>0.2684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64]+[.$B$2]);[.$B$4])" office:value-type="float" office:value="4563" calcext:value-type="float">
            <text:p>4563</text:p>
          </table:table-cell>
          <table:table-cell table:style-name="ce3" office:value-type="float" office:value="320" calcext:value-type="float">
            <text:p>320</text:p>
          </table:table-cell>
          <table:table-cell table:style-name="ce10" table:formula="of:=[.AI65]/[.$B$4]" office:value-type="float" office:value="0.571848714781484" calcext:value-type="float">
            <text:p>0.5718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64]+[.$B$2]);[.$B$4])" office:value-type="float" office:value="9722" calcext:value-type="float">
            <text:p>9722</text:p>
          </table:table-cell>
          <table:table-cell table:style-name="ce44" table:formula="of:=MOD(([.$B$1]*[.AJ64]+[.$B$2]);[.$B$4])" office:value-type="float" office:value="10121" calcext:value-type="float">
            <text:p>10121</text:p>
          </table:table-cell>
          <table:table-cell table:number-columns-repeated="988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10" table:formula="of:=[.C66]/[.$B$4]" office:value-type="float" office:value="0.475030880536439" calcext:value-type="float">
            <text:p>0.47503</text:p>
          </table:table-cell>
          <table:table-cell table:style-name="ce15" table:formula="of:=MOD(([.$B$1]*[.C65]+[.$B$2]);[.$B$4])" office:value-type="float" office:value="8076" calcext:value-type="float">
            <text:p>8076</text:p>
          </table:table-cell>
          <table:table-cell table:style-name="ce19"/>
          <table:table-cell table:style-name="ce19" table:formula="of:=ifs(AND([.B66] &gt; 0; [.B66] &lt; 0.25); 1; AND([.B66] &gt; 0.25; [.B66] &lt; 0.5); 2; AND([.B66] &gt; 0.5; [.B66] &lt; 0.75); 3; AND([.B66] &gt; 0.75; [.B66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26" calcext:value-type="float">
            <text:p>126</text:p>
          </table:table-cell>
          <table:table-cell table:style-name="ce10" table:formula="of:=[.N66]/[.$B$4]" office:value-type="float" office:value="0.993588612434563" calcext:value-type="float">
            <text:p>0.9935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65]+[.$B$2]);[.$B$4])" office:value-type="float" office:value="16892" calcext:value-type="float">
            <text:p>16892</text:p>
          </table:table-cell>
          <table:table-cell table:style-name="ce3" office:value-type="float" office:value="191" calcext:value-type="float">
            <text:p>191</text:p>
          </table:table-cell>
          <table:table-cell table:style-name="ce10" table:formula="of:=[.U66]/[.$B$4]" office:value-type="float" office:value="0.267160755249691" calcext:value-type="float">
            <text:p>0.2671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65]+[.$B$2]);[.$B$4])" office:value-type="float" office:value="4542" calcext:value-type="float">
            <text:p>4542</text:p>
          </table:table-cell>
          <table:table-cell table:style-name="ce3" office:value-type="float" office:value="256" calcext:value-type="float">
            <text:p>256</text:p>
          </table:table-cell>
          <table:table-cell table:style-name="ce10" table:formula="of:=[.AB66]/[.$B$4]" office:value-type="float" office:value="0.120992882771602" calcext:value-type="float">
            <text:p>0.1209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65]+[.$B$2]);[.$B$4])" office:value-type="float" office:value="2057" calcext:value-type="float">
            <text:p>2057</text:p>
          </table:table-cell>
          <table:table-cell table:style-name="ce3" office:value-type="float" office:value="321" calcext:value-type="float">
            <text:p>321</text:p>
          </table:table-cell>
          <table:table-cell table:style-name="ce10" table:formula="of:=[.AI66]/[.$B$4]" office:value-type="float" office:value="0.769719428268925" calcext:value-type="float">
            <text:p>0.7697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65]+[.$B$2]);[.$B$4])" office:value-type="float" office:value="13086" calcext:value-type="float">
            <text:p>13086</text:p>
          </table:table-cell>
          <table:table-cell table:style-name="ce44" table:formula="of:=MOD(([.$B$1]*[.AJ65]+[.$B$2]);[.$B$4])" office:value-type="float" office:value="2382" calcext:value-type="float">
            <text:p>2382</text:p>
          </table:table-cell>
          <table:table-cell table:number-columns-repeated="988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0" table:formula="of:=[.C67]/[.$B$4]" office:value-type="float" office:value="0.99111816951944" calcext:value-type="float">
            <text:p>0.99112</text:p>
          </table:table-cell>
          <table:table-cell table:style-name="ce15" table:formula="of:=MOD(([.$B$1]*[.C66]+[.$B$2]);[.$B$4])" office:value-type="float" office:value="16850" calcext:value-type="float">
            <text:p>16850</text:p>
          </table:table-cell>
          <table:table-cell table:style-name="ce19"/>
          <table:table-cell table:style-name="ce19" table:formula="of:=ifs(AND([.B67] &gt; 0; [.B67] &lt; 0.25); 1; AND([.B67] &gt; 0.25; [.B67] &lt; 0.5); 2; AND([.B67] &gt; 0.5; [.B67] &lt; 0.75); 3; AND([.B67] &gt; 0.75; [.B67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27" calcext:value-type="float">
            <text:p>127</text:p>
          </table:table-cell>
          <table:table-cell table:style-name="ce10" table:formula="of:=[.N67]/[.$B$4]" office:value-type="float" office:value="0.365449091229928" calcext:value-type="float">
            <text:p>0.36545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66]+[.$B$2]);[.$B$4])" office:value-type="float" office:value="6213" calcext:value-type="float">
            <text:p>6213</text:p>
          </table:table-cell>
          <table:table-cell table:style-name="ce3" office:value-type="float" office:value="192" calcext:value-type="float">
            <text:p>192</text:p>
          </table:table-cell>
          <table:table-cell table:style-name="ce10" table:formula="of:=[.U67]/[.$B$4]" office:value-type="float" office:value="0.996235515557908" calcext:value-type="float">
            <text:p>0.99624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66]+[.$B$2]);[.$B$4])" office:value-type="float" office:value="16937" calcext:value-type="float">
            <text:p>16937</text:p>
          </table:table-cell>
          <table:table-cell table:style-name="ce3" office:value-type="float" office:value="257" calcext:value-type="float">
            <text:p>257</text:p>
          </table:table-cell>
          <table:table-cell table:style-name="ce10" table:formula="of:=[.AB67]/[.$B$4]" office:value-type="float" office:value="0.233280395270866" calcext:value-type="float">
            <text:p>0.23328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66]+[.$B$2]);[.$B$4])" office:value-type="float" office:value="3966" calcext:value-type="float">
            <text:p>3966</text:p>
          </table:table-cell>
          <table:table-cell table:style-name="ce3" office:value-type="float" office:value="322" calcext:value-type="float">
            <text:p>322</text:p>
          </table:table-cell>
          <table:table-cell table:style-name="ce10" table:formula="of:=[.AI67]/[.$B$4]" office:value-type="float" office:value="0.754661490500559" calcext:value-type="float">
            <text:p>0.7546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66]+[.$B$2]);[.$B$4])" office:value-type="float" office:value="12830" calcext:value-type="float">
            <text:p>12830</text:p>
          </table:table-cell>
          <table:table-cell table:style-name="ce44" table:formula="of:=MOD(([.$B$1]*[.AJ66]+[.$B$2]);[.$B$4])" office:value-type="float" office:value="2789" calcext:value-type="float">
            <text:p>2789</text:p>
          </table:table-cell>
          <table:table-cell table:number-columns-repeated="988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10" table:formula="of:=[.C68]/[.$B$4]" office:value-type="float" office:value="0.115934356802541" calcext:value-type="float">
            <text:p>0.11593</text:p>
          </table:table-cell>
          <table:table-cell table:style-name="ce15" table:formula="of:=MOD(([.$B$1]*[.C67]+[.$B$2]);[.$B$4])" office:value-type="float" office:value="1971" calcext:value-type="float">
            <text:p>1971</text:p>
          </table:table-cell>
          <table:table-cell table:style-name="ce19"/>
          <table:table-cell table:style-name="ce19" table:formula="of:=ifs(AND([.B68] &gt; 0; [.B68] &lt; 0.25); 1; AND([.B68] &gt; 0.25; [.B68] &lt; 0.5); 2; AND([.B68] &gt; 0.5; [.B68] &lt; 0.75); 3; AND([.B68] &gt; 0.75; [.B68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28" calcext:value-type="float">
            <text:p>128</text:p>
          </table:table-cell>
          <table:table-cell table:style-name="ce10" table:formula="of:=[.N68]/[.$B$4]" office:value-type="float" office:value="0.92335744956179" calcext:value-type="float">
            <text:p>0.92336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67]+[.$B$2]);[.$B$4])" office:value-type="float" office:value="15698" calcext:value-type="float">
            <text:p>15698</text:p>
          </table:table-cell>
          <table:table-cell table:style-name="ce3" office:value-type="float" office:value="193" calcext:value-type="float">
            <text:p>193</text:p>
          </table:table-cell>
          <table:table-cell table:style-name="ce10" table:formula="of:=[.U68]/[.$B$4]" office:value-type="float" office:value="0.632786306687842" calcext:value-type="float">
            <text:p>0.6327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67]+[.$B$2]);[.$B$4])" office:value-type="float" office:value="10758" calcext:value-type="float">
            <text:p>10758</text:p>
          </table:table-cell>
          <table:table-cell table:style-name="ce3" office:value-type="float" office:value="258" calcext:value-type="float">
            <text:p>258</text:p>
          </table:table-cell>
          <table:table-cell table:style-name="ce10" table:formula="of:=[.AB68]/[.$B$4]" office:value-type="float" office:value="0.574319157696606" calcext:value-type="float">
            <text:p>0.5743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67]+[.$B$2]);[.$B$4])" office:value-type="float" office:value="9764" calcext:value-type="float">
            <text:p>9764</text:p>
          </table:table-cell>
          <table:table-cell table:style-name="ce3" office:value-type="float" office:value="323" calcext:value-type="float">
            <text:p>323</text:p>
          </table:table-cell>
          <table:table-cell table:style-name="ce10" table:formula="of:=[.AI68]/[.$B$4]" office:value-type="float" office:value="0.233809775895536" calcext:value-type="float">
            <text:p>0.23381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67]+[.$B$2]);[.$B$4])" office:value-type="float" office:value="3975" calcext:value-type="float">
            <text:p>3975</text:p>
          </table:table-cell>
          <table:table-cell table:style-name="ce44" table:formula="of:=MOD(([.$B$1]*[.AJ67]+[.$B$2]);[.$B$4])" office:value-type="float" office:value="9894" calcext:value-type="float">
            <text:p>9894</text:p>
          </table:table-cell>
          <table:table-cell table:number-columns-repeated="988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0" table:formula="of:=[.C69]/[.$B$4]" office:value-type="float" office:value="0.722369272395741" calcext:value-type="float">
            <text:p>0.72237</text:p>
          </table:table-cell>
          <table:table-cell table:style-name="ce15" table:formula="of:=MOD(([.$B$1]*[.C68]+[.$B$2]);[.$B$4])" office:value-type="float" office:value="12281" calcext:value-type="float">
            <text:p>12281</text:p>
          </table:table-cell>
          <table:table-cell table:style-name="ce19"/>
          <table:table-cell table:style-name="ce19" table:formula="of:=ifs(AND([.B69] &gt; 0; [.B69] &lt; 0.25); 1; AND([.B69] &gt; 0.25; [.B69] &lt; 0.5); 2; AND([.B69] &gt; 0.5; [.B69] &lt; 0.75); 3; AND([.B69] &gt; 0.75; [.B69] &lt; 1); 4)" office:value-type="string" office:string-value="" calcext:value-type="error">
            <text:p>#NAME?</text:p>
          </table:table-cell>
          <table:table-cell table:style-name="ce19"/>
          <table:table-cell table:style-name="ce26"/>
          <table:table-cell table:style-name="ce3" office:value-type="float" office:value="129" calcext:value-type="float">
            <text:p>129</text:p>
          </table:table-cell>
          <table:table-cell table:style-name="ce10" table:formula="of:=[.N69]/[.$B$4]" office:value-type="float" office:value="0.272101641079936" calcext:value-type="float">
            <text:p>0.27210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N68]+[.$B$2]);[.$B$4])" office:value-type="float" office:value="4626" calcext:value-type="float">
            <text:p>4626</text:p>
          </table:table-cell>
          <table:table-cell table:style-name="ce3" office:value-type="float" office:value="194" calcext:value-type="float">
            <text:p>194</text:p>
          </table:table-cell>
          <table:table-cell table:style-name="ce10" table:formula="of:=[.U69]/[.$B$4]" office:value-type="float" office:value="0.924416210811129" calcext:value-type="float">
            <text:p>0.92442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U68]+[.$B$2]);[.$B$4])" office:value-type="float" office:value="15716" calcext:value-type="float">
            <text:p>15716</text:p>
          </table:table-cell>
          <table:table-cell table:style-name="ce3" office:value-type="float" office:value="259" calcext:value-type="float">
            <text:p>259</text:p>
          </table:table-cell>
          <table:table-cell table:style-name="ce10" table:formula="of:=[.AB69]/[.$B$4]" office:value-type="float" office:value="0.019234162696312" calcext:value-type="float">
            <text:p>0.01923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B68]+[.$B$2]);[.$B$4])" office:value-type="float" office:value="327" calcext:value-type="float">
            <text:p>327</text:p>
          </table:table-cell>
          <table:table-cell table:style-name="ce3" office:value-type="float" office:value="324" calcext:value-type="float">
            <text:p>324</text:p>
          </table:table-cell>
          <table:table-cell table:style-name="ce10" table:formula="of:=[.AI69]/[.$B$4]" office:value-type="float" office:value="0.627786600788189" calcext:value-type="float">
            <text:p>0.62779</text:p>
          </table:table-cell>
          <table:table-cell table:style-name="ce15"/>
          <table:table-cell table:style-name="ce19" table:number-columns-repeated="2"/>
          <table:table-cell table:style-name="ce26"/>
          <table:table-cell table:style-name="ce32" table:formula="of:=MOD(([.$B$1]*[.AI68]+[.$B$2]);[.$B$4])" office:value-type="float" office:value="10673" calcext:value-type="float">
            <text:p>10673</text:p>
          </table:table-cell>
          <table:table-cell table:style-name="ce44" table:formula="of:=MOD(([.$B$1]*[.AJ68]+[.$B$2]);[.$B$4])" office:value-type="float" office:value="13457" calcext:value-type="float">
            <text:p>13457</text:p>
          </table:table-cell>
          <table:table-cell table:number-columns-repeated="988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 table:style-name="ce11" table:formula="of:=[.C70]/[.$B$4]" office:value-type="float" office:value="0.972295747308982" calcext:value-type="float">
            <text:p>0.97230</text:p>
          </table:table-cell>
          <table:table-cell table:style-name="ce16" table:formula="of:=MOD(([.$B$1]*[.C69]+[.$B$2]);[.$B$4])" office:value-type="float" office:value="16530" calcext:value-type="float">
            <text:p>16530</text:p>
          </table:table-cell>
          <table:table-cell table:style-name="ce20"/>
          <table:table-cell table:style-name="ce19" table:formula="of:=ifs(AND([.B70] &gt; 0; [.B70] &lt; 0.25); 1; AND([.B70] &gt; 0.25; [.B70] &lt; 0.5); 2; AND([.B70] &gt; 0.5; [.B70] &lt; 0.75); 3; AND([.B70] &gt; 0.75; [.B70] &lt; 1); 4)" office:value-type="string" office:string-value="" calcext:value-type="error">
            <text:p>#NAME?</text:p>
          </table:table-cell>
          <table:table-cell table:style-name="ce20"/>
          <table:table-cell table:style-name="ce27"/>
          <table:table-cell table:style-name="ce4" office:value-type="float" office:value="130" calcext:value-type="float">
            <text:p>130</text:p>
          </table:table-cell>
          <table:table-cell table:style-name="ce11" table:formula="of:=[.N70]/[.$B$4]" office:value-type="float" office:value="0.495264984412682" calcext:value-type="float">
            <text:p>0.49526</text:p>
          </table:table-cell>
          <table:table-cell table:style-name="ce16"/>
          <table:table-cell table:style-name="ce20" table:number-columns-repeated="2"/>
          <table:table-cell table:style-name="ce27"/>
          <table:table-cell table:style-name="ce32" table:formula="of:=MOD(([.$B$1]*[.N69]+[.$B$2]);[.$B$4])" office:value-type="float" office:value="8420" calcext:value-type="float">
            <text:p>8420</text:p>
          </table:table-cell>
          <table:table-cell table:style-name="ce4" office:value-type="float" office:value="195" calcext:value-type="float">
            <text:p>195</text:p>
          </table:table-cell>
          <table:table-cell table:style-name="ce11" table:formula="of:=[.U70]/[.$B$4]" office:value-type="float" office:value="0.379036527263102" calcext:value-type="float">
            <text:p>0.37904</text:p>
          </table:table-cell>
          <table:table-cell table:style-name="ce16"/>
          <table:table-cell table:style-name="ce20" table:number-columns-repeated="2"/>
          <table:table-cell table:style-name="ce27"/>
          <table:table-cell table:style-name="ce32" table:formula="of:=MOD(([.$B$1]*[.U69]+[.$B$2]);[.$B$4])" office:value-type="float" office:value="6444" calcext:value-type="float">
            <text:p>6444</text:p>
          </table:table-cell>
          <table:table-cell table:style-name="ce4" office:value-type="float" office:value="260" calcext:value-type="float">
            <text:p>260</text:p>
          </table:table-cell>
          <table:table-cell table:style-name="ce11" table:formula="of:=[.AB70]/[.$B$4]" office:value-type="float" office:value="0.955649667666608" calcext:value-type="float">
            <text:p>0.95565</text:p>
          </table:table-cell>
          <table:table-cell table:style-name="ce16"/>
          <table:table-cell table:style-name="ce20" table:number-columns-repeated="2"/>
          <table:table-cell table:style-name="ce27"/>
          <table:table-cell table:style-name="ce32" table:formula="of:=MOD(([.$B$1]*[.AB69]+[.$B$2]);[.$B$4])" office:value-type="float" office:value="16247" calcext:value-type="float">
            <text:p>16247</text:p>
          </table:table-cell>
          <table:table-cell table:style-name="ce4" office:value-type="float" office:value="325" calcext:value-type="float">
            <text:p>325</text:p>
          </table:table-cell>
          <table:table-cell table:style-name="ce11" table:formula="of:=[.AI70]/[.$B$4]" office:value-type="float" office:value="0.41944591494618" calcext:value-type="float">
            <text:p>0.41945</text:p>
          </table:table-cell>
          <table:table-cell table:style-name="ce16"/>
          <table:table-cell table:style-name="ce20" table:number-columns-repeated="2"/>
          <table:table-cell table:style-name="ce27"/>
          <table:table-cell table:style-name="ce32" table:formula="of:=MOD(([.$B$1]*[.AI69]+[.$B$2]);[.$B$4])" office:value-type="float" office:value="7131" calcext:value-type="float">
            <text:p>7131</text:p>
          </table:table-cell>
          <table:table-cell table:style-name="ce44" table:formula="of:=MOD(([.$B$1]*[.AJ69]+[.$B$2]);[.$B$4])" office:value-type="float" office:value="16299" calcext:value-type="float">
            <text:p>16299</text:p>
          </table:table-cell>
          <table:table-cell table:number-columns-repeated="988"/>
        </table:table-row>
        <table:table-row table:style-name="ro4">
          <table:table-cell table:number-columns-repeated="14"/>
          <table:table-cell table:style-name="ce33"/>
          <table:table-cell table:style-name="ce34"/>
          <table:table-cell table:style-name="ce13" table:number-columns-repeated="4"/>
          <table:table-cell table:number-columns-repeated="1004"/>
        </table:table-row>
        <table:table-row table:style-name="ro4">
          <table:table-cell table:style-name="ce5" office:value-type="string" calcext:value-type="string">
            <text:p>promedio</text:p>
          </table:table-cell>
          <table:table-cell table:number-columns-repeated="2"/>
          <table:table-cell table:style-name="ce13" table:formula="of:=SUM([.B6:.B70]) / COUNT([.B6:.B70])" office:value-type="float" office:value="0.5306547579" calcext:value-type="float">
            <text:p>0.5306547579</text:p>
          </table:table-cell>
          <table:table-cell table:number-columns-repeated="4"/>
          <table:table-cell table:style-name="ce6" office:value-type="string" calcext:value-type="string">
            <text:p>(x - media)</text:p>
          </table:table-cell>
          <table:table-cell table:number-columns-repeated="5"/>
          <table:table-cell table:style-name="ce33"/>
          <table:table-cell table:style-name="ce34" office:value-type="string" calcext:value-type="string">
            <text:p>cuadrado</text:p>
          </table:table-cell>
          <table:table-cell table:style-name="ce13" table:number-columns-repeated="4"/>
          <table:table-cell/>
          <table:table-cell table:style-name="ce6" office:value-type="string" calcext:value-type="string">
            <text:p>desv</text:p>
          </table:table-cell>
          <table:table-cell table:style-name="ce13" table:formula="of:=SQRT([.W73])" office:value-type="float" office:value="0.2848753593" calcext:value-type="float">
            <text:p>0.2848753593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30" table:formula="of:=[.B6]-[.$D$72]" office:value-type="float" office:value="-0.416661463387913" calcext:value-type="float">
            <text:p>-0.41666</text:p>
          </table:table-cell>
          <table:table-cell table:number-columns-repeated="5"/>
          <table:table-cell table:style-name="ce33"/>
          <table:table-cell table:style-name="ce34" table:formula="of:=POWER([.I73]; 2)" office:value-type="float" office:value="0.173606775072557" calcext:value-type="float">
            <text:p>0.17361</text:p>
          </table:table-cell>
          <table:table-cell table:style-name="ce13" table:number-columns-repeated="4"/>
          <table:table-cell/>
          <table:table-cell table:style-name="ce6" office:value-type="string" calcext:value-type="string">
            <text:p>varianza</text:p>
          </table:table-cell>
          <table:table-cell table:style-name="ce36" table:formula="of:=SUM([.P73:.P137]) / COUNT([.P73:.P137])" office:value-type="float" office:value="0.08115397035" calcext:value-type="float">
            <text:p>0.08115397035</text:p>
          </table:table-cell>
          <table:table-cell table:number-columns-repeated="5"/>
          <table:table-cell table:style-name="ce6" office:value-type="string" calcext:value-type="string">
            <text:p>z0</text:p>
          </table:table-cell>
          <table:table-cell table:style-name="ce13" table:formula="of:=(([.D72]-0.5) * SQRT(COUNT([.B6:.B70])))/SQRT(1/12)" office:value-type="float" office:value="0.8561407946" calcext:value-type="float">
            <text:p>0.8561407946</text:p>
          </table:table-cell>
          <table:table-cell table:style-name="ce41" office:value-type="string" calcext:value-type="string">
            <text:p>como 0.85 es menor que 1.96, es uniforme</text:p>
          </table:table-cell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n = 65</text:p>
          </table:table-cell>
          <table:table-cell table:number-columns-repeated="6"/>
          <table:table-cell table:style-name="ce30" table:formula="of:=[.B7]-[.$D$72]" office:value-type="float" office:value="-0.00433277684006239" calcext:value-type="float">
            <text:p>-0.00433</text:p>
          </table:table-cell>
          <table:table-cell table:number-columns-repeated="5"/>
          <table:table-cell table:style-name="ce33"/>
          <table:table-cell table:style-name="ce34" table:formula="of:=POWER([.I74]; 2)" office:value-type="float" office:value="0.000018772955145781" calcext:value-type="float">
            <text:p>0.00002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8]-[.$D$72]" office:value-type="float" office:value="-0.3591354355072" calcext:value-type="float">
            <text:p>-0.35914</text:p>
          </table:table-cell>
          <table:table-cell table:number-columns-repeated="5"/>
          <table:table-cell table:style-name="ce33"/>
          <table:table-cell table:style-name="ce34" table:formula="of:=POWER([.I75]; 2)" office:value-type="float" office:value="0.128978261036946" calcext:value-type="float">
            <text:p>0.12898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9]-[.$D$72]" office:value-type="float" office:value="-0.19420396088806" calcext:value-type="float">
            <text:p>-0.19420</text:p>
          </table:table-cell>
          <table:table-cell table:number-columns-repeated="5"/>
          <table:table-cell table:style-name="ce33"/>
          <table:table-cell table:style-name="ce34" table:formula="of:=POWER([.I76]; 2)" office:value-type="float" office:value="0.037715178424611" calcext:value-type="float">
            <text:p>0.03772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10]-[.$D$72]" office:value-type="float" office:value="0.463874975645085" calcext:value-type="float">
            <text:p>0.46387</text:p>
          </table:table-cell>
          <table:table-cell table:number-columns-repeated="5"/>
          <table:table-cell table:style-name="ce33"/>
          <table:table-cell table:style-name="ce34" table:formula="of:=POWER([.I77]; 2)" office:value-type="float" office:value="0.215179993029729" calcext:value-type="float">
            <text:p>0.21518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11]-[.$D$72]" office:value-type="float" office:value="-0.0701524345072584" calcext:value-type="float">
            <text:p>-0.07015</text:p>
          </table:table-cell>
          <table:table-cell table:number-columns-repeated="5"/>
          <table:table-cell table:style-name="ce33"/>
          <table:table-cell table:style-name="ce34" table:formula="of:=POWER([.I78]; 2)" office:value-type="float" office:value="0.00492136406729519" calcext:value-type="float">
            <text:p>0.00492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12]-[.$D$72]" office:value-type="float" office:value="-0.00692085989400038" calcext:value-type="float">
            <text:p>-0.00692</text:p>
          </table:table-cell>
          <table:table-cell table:number-columns-repeated="5"/>
          <table:table-cell table:style-name="ce33"/>
          <table:table-cell table:style-name="ce34" table:formula="of:=POWER([.I79]; 2)" office:value-type="float" office:value="0.0000478983016723829" calcext:value-type="float">
            <text:p>0.00005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13]-[.$D$72]" office:value-type="float" office:value="0.379468176045062" calcext:value-type="float">
            <text:p>0.37947</text:p>
          </table:table-cell>
          <table:table-cell table:number-columns-repeated="5"/>
          <table:table-cell table:style-name="ce33"/>
          <table:table-cell table:style-name="ce34" table:formula="of:=POWER([.I80]; 2)" office:value-type="float" office:value="0.143996096630966" calcext:value-type="float">
            <text:p>0.14400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14]-[.$D$72]" office:value-type="float" office:value="0.404760805890365" calcext:value-type="float">
            <text:p>0.40476</text:p>
          </table:table-cell>
          <table:table-cell table:number-columns-repeated="5"/>
          <table:table-cell table:style-name="ce33"/>
          <table:table-cell table:style-name="ce34" table:formula="of:=POWER([.I81]; 2)" office:value-type="float" office:value="0.163831309985018" calcext:value-type="float">
            <text:p>0.16383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15]-[.$D$72]" office:value-type="float" office:value="-0.0406835797340098" calcext:value-type="float">
            <text:p>-0.04068</text:p>
          </table:table-cell>
          <table:table-cell table:number-columns-repeated="5"/>
          <table:table-cell table:style-name="ce33"/>
          <table:table-cell table:style-name="ce34" table:formula="of:=POWER([.I82]; 2)" office:value-type="float" office:value="0.00165515365997353" calcext:value-type="float">
            <text:p>0.00166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16]-[.$D$72]" office:value-type="float" office:value="-0.0305665277958885" calcext:value-type="float">
            <text:p>-0.03057</text:p>
          </table:table-cell>
          <table:table-cell table:number-columns-repeated="5"/>
          <table:table-cell table:style-name="ce33"/>
          <table:table-cell table:style-name="ce34" table:formula="of:=POWER([.I83]; 2)" office:value-type="float" office:value="0.000934312621496826" calcext:value-type="float">
            <text:p>0.00093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17]-[.$D$72]" office:value-type="float" office:value="-0.0087442820456386" calcext:value-type="float">
            <text:p>-0.00874</text:p>
          </table:table-cell>
          <table:table-cell table:number-columns-repeated="5"/>
          <table:table-cell table:style-name="ce33"/>
          <table:table-cell table:style-name="ce34" table:formula="of:=POWER([.I84]; 2)" office:value-type="float" office:value="0.0000764624684936775" calcext:value-type="float">
            <text:p>0.00008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18]-[.$D$72]" office:value-type="float" office:value="0.19530253872961" calcext:value-type="float">
            <text:p>0.19530</text:p>
          </table:table-cell>
          <table:table-cell table:number-columns-repeated="5"/>
          <table:table-cell table:style-name="ce33"/>
          <table:table-cell table:style-name="ce34" table:formula="of:=POWER([.I85]; 2)" office:value-type="float" office:value="0.0381430816342308" calcext:value-type="float">
            <text:p>0.03814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19]-[.$D$72]" office:value-type="float" office:value="-0.19596856297029" calcext:value-type="float">
            <text:p>-0.19597</text:p>
          </table:table-cell>
          <table:table-cell table:number-columns-repeated="5"/>
          <table:table-cell table:style-name="ce33"/>
          <table:table-cell table:style-name="ce34" table:formula="of:=POWER([.I86]; 2)" office:value-type="float" office:value="0.0384036776726405" calcext:value-type="float">
            <text:p>0.03840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20]-[.$D$72]" office:value-type="float" office:value="0.285650165339809" calcext:value-type="float">
            <text:p>0.28565</text:p>
          </table:table-cell>
          <table:table-cell table:number-columns-repeated="5"/>
          <table:table-cell table:style-name="ce33"/>
          <table:table-cell table:style-name="ce34" table:formula="of:=POWER([.I87]; 2)" office:value-type="float" office:value="0.0815960169586604" calcext:value-type="float">
            <text:p>0.08160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21]-[.$D$72]" office:value-type="float" office:value="-0.0708582753401507" calcext:value-type="float">
            <text:p>-0.07086</text:p>
          </table:table-cell>
          <table:table-cell table:number-columns-repeated="5"/>
          <table:table-cell table:style-name="ce33"/>
          <table:table-cell table:style-name="ce34" table:formula="of:=POWER([.I88]; 2)" office:value-type="float" office:value="0.0050208951841806" calcext:value-type="float">
            <text:p>0.00502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22]-[.$D$72]" office:value-type="float" office:value="-0.0782107840161109" calcext:value-type="float">
            <text:p>-0.07821</text:p>
          </table:table-cell>
          <table:table-cell table:number-columns-repeated="5"/>
          <table:table-cell table:style-name="ce33"/>
          <table:table-cell table:style-name="ce34" table:formula="of:=POWER([.I89]; 2)" office:value-type="float" office:value="0.00611692673641474" calcext:value-type="float">
            <text:p>0.00612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23]-[.$D$72]" office:value-type="float" office:value="0.179185839711905" calcext:value-type="float">
            <text:p>0.17919</text:p>
          </table:table-cell>
          <table:table-cell table:number-columns-repeated="5"/>
          <table:table-cell table:style-name="ce33"/>
          <table:table-cell table:style-name="ce34" table:formula="of:=POWER([.I90]; 2)" office:value-type="float" office:value="0.0321075651532606" calcext:value-type="float">
            <text:p>0.03211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24]-[.$D$72]" office:value-type="float" office:value="0.176244836241521" calcext:value-type="float">
            <text:p>0.17624</text:p>
          </table:table-cell>
          <table:table-cell table:number-columns-repeated="5"/>
          <table:table-cell table:style-name="ce33"/>
          <table:table-cell table:style-name="ce34" table:formula="of:=POWER([.I91]; 2)" office:value-type="float" office:value="0.0310622423018005" calcext:value-type="float">
            <text:p>0.03106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25]-[.$D$72]" office:value-type="float" office:value="-0.120796514267273" calcext:value-type="float">
            <text:p>-0.12080</text:p>
          </table:table-cell>
          <table:table-cell table:number-columns-repeated="5"/>
          <table:table-cell table:style-name="ce33"/>
          <table:table-cell table:style-name="ce34" table:formula="of:=POWER([.I92]; 2)" office:value-type="float" office:value="0.0145917978591234" calcext:value-type="float">
            <text:p>0.01459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26]-[.$D$72]" office:value-type="float" office:value="-0.121972915655426" calcext:value-type="float">
            <text:p>-0.12197</text:p>
          </table:table-cell>
          <table:table-cell table:number-columns-repeated="5"/>
          <table:table-cell table:style-name="ce33"/>
          <table:table-cell table:style-name="ce34" table:formula="of:=POWER([.I93]; 2)" office:value-type="float" office:value="0.0148773921534857" calcext:value-type="float">
            <text:p>0.01488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27]-[.$D$72]" office:value-type="float" office:value="-0.240789455858944" calcext:value-type="float">
            <text:p>-0.24079</text:p>
          </table:table-cell>
          <table:table-cell table:number-columns-repeated="5"/>
          <table:table-cell table:style-name="ce33"/>
          <table:table-cell table:style-name="ce34" table:formula="of:=POWER([.I94]; 2)" office:value-type="float" office:value="0.0579795620528462" calcext:value-type="float">
            <text:p>0.05798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28]-[.$D$72]" office:value-type="float" office:value="-0.241260016414205" calcext:value-type="float">
            <text:p>-0.24126</text:p>
          </table:table-cell>
          <table:table-cell table:number-columns-repeated="5"/>
          <table:table-cell table:style-name="ce33"/>
          <table:table-cell table:style-name="ce34" table:formula="of:=POWER([.I95]; 2)" office:value-type="float" office:value="0.0582063955201825" calcext:value-type="float">
            <text:p>0.05821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29]-[.$D$72]" office:value-type="float" office:value="-0.288786632495612" calcext:value-type="float">
            <text:p>-0.28879</text:p>
          </table:table-cell>
          <table:table-cell table:number-columns-repeated="5"/>
          <table:table-cell table:style-name="ce33"/>
          <table:table-cell table:style-name="ce34" table:formula="of:=POWER([.I96]; 2)" office:value-type="float" office:value="0.0833977191081557" calcext:value-type="float">
            <text:p>0.08340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30]-[.$D$72]" office:value-type="float" office:value="-0.0889748567177167" calcext:value-type="float">
            <text:p>-0.08897</text:p>
          </table:table-cell>
          <table:table-cell table:number-columns-repeated="5"/>
          <table:table-cell table:style-name="ce33"/>
          <table:table-cell table:style-name="ce34" table:formula="of:=POWER([.I97]; 2)" office:value-type="float" office:value="0.00791652512793821" calcext:value-type="float">
            <text:p>0.00792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31]-[.$D$72]" office:value-type="float" office:value="0.0920144968497205" calcext:value-type="float">
            <text:p>0.09201</text:p>
          </table:table-cell>
          <table:table-cell table:number-columns-repeated="5"/>
          <table:table-cell table:style-name="ce33"/>
          <table:table-cell table:style-name="ce34" table:formula="of:=POWER([.I98]; 2)" office:value-type="float" office:value="0.00846666763050723" calcext:value-type="float">
            <text:p>0.00847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32]-[.$D$72]" office:value-type="float" office:value="0.371939207160879" calcext:value-type="float">
            <text:p>0.37194</text:p>
          </table:table-cell>
          <table:table-cell table:number-columns-repeated="5"/>
          <table:table-cell table:style-name="ce33"/>
          <table:table-cell table:style-name="ce34" table:formula="of:=POWER([.I99]; 2)" office:value-type="float" office:value="0.138338773823463" calcext:value-type="float">
            <text:p>0.13834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33]-[.$D$72]" office:value-type="float" office:value="-0.355665051412146" calcext:value-type="float">
            <text:p>-0.35567</text:p>
          </table:table-cell>
          <table:table-cell table:number-columns-repeated="5"/>
          <table:table-cell table:style-name="ce33"/>
          <table:table-cell table:style-name="ce34" table:formula="of:=POWER([.I100]; 2)" office:value-type="float" office:value="0.126497628796005" calcext:value-type="float">
            <text:p>0.12650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34]-[.$D$72]" office:value-type="float" office:value="0.156304832712317" calcext:value-type="float">
            <text:p>0.15630</text:p>
          </table:table-cell>
          <table:table-cell table:number-columns-repeated="5"/>
          <table:table-cell table:style-name="ce33"/>
          <table:table-cell table:style-name="ce34" table:formula="of:=POWER([.I101]; 2)" office:value-type="float" office:value="0.0244312007292254" calcext:value-type="float">
            <text:p>0.02443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35]-[.$D$72]" office:value-type="float" office:value="-0.134736870716893" calcext:value-type="float">
            <text:p>-0.13474</text:p>
          </table:table-cell>
          <table:table-cell table:number-columns-repeated="5"/>
          <table:table-cell table:style-name="ce33"/>
          <table:table-cell table:style-name="ce34" table:formula="of:=POWER([.I102]; 2)" office:value-type="float" office:value="0.0181540243305808" calcext:value-type="float">
            <text:p>0.01815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36]-[.$D$72]" office:value-type="float" office:value="-0.529948917067108" calcext:value-type="float">
            <text:p>-0.52995</text:p>
          </table:table-cell>
          <table:table-cell table:number-columns-repeated="5"/>
          <table:table-cell table:style-name="ce33"/>
          <table:table-cell table:style-name="ce34" table:formula="of:=POWER([.I103]; 2)" office:value-type="float" office:value="0.2808458547006" calcext:value-type="float">
            <text:p>0.28085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37]-[.$D$72]" office:value-type="float" office:value="-0.446365598438792" calcext:value-type="float">
            <text:p>-0.44637</text:p>
          </table:table-cell>
          <table:table-cell table:number-columns-repeated="5"/>
          <table:table-cell table:style-name="ce33"/>
          <table:table-cell table:style-name="ce34" table:formula="of:=POWER([.I104]; 2)" office:value-type="float" office:value="0.199242247469621" calcext:value-type="float">
            <text:p>0.19924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38]-[.$D$72]" office:value-type="float" office:value="-0.00445041697887771" calcext:value-type="float">
            <text:p>-0.00445</text:p>
          </table:table-cell>
          <table:table-cell table:number-columns-repeated="5"/>
          <table:table-cell table:style-name="ce33"/>
          <table:table-cell table:style-name="ce34" table:formula="of:=POWER([.I105]; 2)" office:value-type="float" office:value="0.000019806211285883" calcext:value-type="float">
            <text:p>0.00002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39]-[.$D$72]" office:value-type="float" office:value="-0.371017089527551" calcext:value-type="float">
            <text:p>-0.37102</text:p>
          </table:table-cell>
          <table:table-cell table:number-columns-repeated="5"/>
          <table:table-cell table:style-name="ce33"/>
          <table:table-cell table:style-name="ce34" table:formula="of:=POWER([.I106]; 2)" office:value-type="float" office:value="0.137653680721495" calcext:value-type="float">
            <text:p>0.13765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40]-[.$D$72]" office:value-type="float" office:value="-0.394251016943586" calcext:value-type="float">
            <text:p>-0.39425</text:p>
          </table:table-cell>
          <table:table-cell table:number-columns-repeated="5"/>
          <table:table-cell table:style-name="ce33"/>
          <table:table-cell table:style-name="ce34" table:formula="of:=POWER([.I107]; 2)" office:value-type="float" office:value="0.155433864361052" calcext:value-type="float">
            <text:p>0.15543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41]-[.$D$72]" office:value-type="float" office:value="0.259122314036945" calcext:value-type="float">
            <text:p>0.25912</text:p>
          </table:table-cell>
          <table:table-cell table:number-columns-repeated="5"/>
          <table:table-cell table:style-name="ce33"/>
          <table:table-cell table:style-name="ce34" table:formula="of:=POWER([.I108]; 2)" office:value-type="float" office:value="0.0671443736318611" calcext:value-type="float">
            <text:p>0.06714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42]-[.$D$72]" office:value-type="float" office:value="0.249828743070531" calcext:value-type="float">
            <text:p>0.24983</text:p>
          </table:table-cell>
          <table:table-cell table:number-columns-repeated="5"/>
          <table:table-cell table:style-name="ce33"/>
          <table:table-cell table:style-name="ce34" table:formula="of:=POWER([.I109]; 2)" office:value-type="float" office:value="0.0624144008642014" calcext:value-type="float">
            <text:p>0.06241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43]-[.$D$72]" office:value-type="float" office:value="0.311178075462743" calcext:value-type="float">
            <text:p>0.31118</text:p>
          </table:table-cell>
          <table:table-cell table:number-columns-repeated="5"/>
          <table:table-cell table:style-name="ce33"/>
          <table:table-cell table:style-name="ce34" table:formula="of:=POWER([.I110]; 2)" office:value-type="float" office:value="0.0968317946486968" calcext:value-type="float">
            <text:p>0.09683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44]-[.$D$72]" office:value-type="float" office:value="-0.492539352923822" calcext:value-type="float">
            <text:p>-0.49254</text:p>
          </table:table-cell>
          <table:table-cell table:number-columns-repeated="5"/>
          <table:table-cell table:style-name="ce33"/>
          <table:table-cell table:style-name="ce34" table:formula="of:=POWER([.I111]; 2)" office:value-type="float" office:value="0.242595014178617" calcext:value-type="float">
            <text:p>0.24260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45]-[.$D$72]" office:value-type="float" office:value="0.332000380033063" calcext:value-type="float">
            <text:p>0.33200</text:p>
          </table:table-cell>
          <table:table-cell table:number-columns-repeated="5"/>
          <table:table-cell table:style-name="ce33"/>
          <table:table-cell table:style-name="ce34" table:formula="of:=POWER([.I112]; 2)" office:value-type="float" office:value="0.110224252342098" calcext:value-type="float">
            <text:p>0.11022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46]-[.$D$72]" office:value-type="float" office:value="-0.389486591321563" calcext:value-type="float">
            <text:p>-0.38949</text:p>
          </table:table-cell>
          <table:table-cell table:number-columns-repeated="5"/>
          <table:table-cell table:style-name="ce33"/>
          <table:table-cell table:style-name="ce34" table:formula="of:=POWER([.I113]; 2)" office:value-type="float" office:value="0.151699804819291" calcext:value-type="float">
            <text:p>0.15170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47]-[.$D$72]" office:value-type="float" office:value="-0.25967069813881" calcext:value-type="float">
            <text:p>-0.25967</text:p>
          </table:table-cell>
          <table:table-cell table:number-columns-repeated="5"/>
          <table:table-cell table:style-name="ce33"/>
          <table:table-cell table:style-name="ce34" table:formula="of:=POWER([.I114]; 2)" office:value-type="float" office:value="0.0674288714718967" calcext:value-type="float">
            <text:p>0.06743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48]-[.$D$72]" office:value-type="float" office:value="-0.14826548668066" calcext:value-type="float">
            <text:p>-0.14827</text:p>
          </table:table-cell>
          <table:table-cell table:number-columns-repeated="5"/>
          <table:table-cell table:style-name="ce33"/>
          <table:table-cell table:style-name="ce34" table:formula="of:=POWER([.I115]; 2)" office:value-type="float" office:value="0.021982654540653" calcext:value-type="float">
            <text:p>0.02198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49]-[.$D$72]" office:value-type="float" office:value="0.103660870592442" calcext:value-type="float">
            <text:p>0.10366</text:p>
          </table:table-cell>
          <table:table-cell table:number-columns-repeated="5"/>
          <table:table-cell table:style-name="ce33"/>
          <table:table-cell table:style-name="ce34" table:formula="of:=POWER([.I116]; 2)" office:value-type="float" office:value="0.0107455760919829" calcext:value-type="float">
            <text:p>0.01075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50]-[.$D$72]" office:value-type="float" office:value="-0.451777044824299" calcext:value-type="float">
            <text:p>-0.45178</text:p>
          </table:table-cell>
          <table:table-cell table:number-columns-repeated="5"/>
          <table:table-cell table:style-name="ce33"/>
          <table:table-cell table:style-name="ce34" table:formula="of:=POWER([.I117]; 2)" office:value-type="float" office:value="0.204102498230176" calcext:value-type="float">
            <text:p>0.20410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51]-[.$D$72]" office:value-type="float" office:value="0.448993498084942" calcext:value-type="float">
            <text:p>0.44899</text:p>
          </table:table-cell>
          <table:table-cell table:number-columns-repeated="5"/>
          <table:table-cell table:style-name="ce33"/>
          <table:table-cell table:style-name="ce34" table:formula="of:=POWER([.I118]; 2)" office:value-type="float" office:value="0.201595161322553" calcext:value-type="float">
            <text:p>0.20160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52]-[.$D$72]" office:value-type="float" office:value="0.426818331918246" calcext:value-type="float">
            <text:p>0.42682</text:p>
          </table:table-cell>
          <table:table-cell table:number-columns-repeated="5"/>
          <table:table-cell table:style-name="ce33"/>
          <table:table-cell table:style-name="ce34" table:formula="of:=POWER([.I119]; 2)" office:value-type="float" office:value="0.182173888461474" calcext:value-type="float">
            <text:p>0.18217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53]-[.$D$72]" office:value-type="float" office:value="0.187126549081942" calcext:value-type="float">
            <text:p>0.18713</text:p>
          </table:table-cell>
          <table:table-cell table:number-columns-repeated="5"/>
          <table:table-cell table:style-name="ce33"/>
          <table:table-cell table:style-name="ce34" table:formula="of:=POWER([.I120]; 2)" office:value-type="float" office:value="0.0350163453713165" calcext:value-type="float">
            <text:p>0.03502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54]-[.$D$72]" office:value-type="float" office:value="-0.0217435173847362" calcext:value-type="float">
            <text:p>-0.02174</text:p>
          </table:table-cell>
          <table:table-cell table:number-columns-repeated="5"/>
          <table:table-cell table:style-name="ce33"/>
          <table:table-cell table:style-name="ce34" table:formula="of:=POWER([.I121]; 2)" office:value-type="float" office:value="0.000472780548260327" calcext:value-type="float">
            <text:p>0.00047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55]-[.$D$72]" office:value-type="float" office:value="-0.117620230519258" calcext:value-type="float">
            <text:p>-0.11762</text:p>
          </table:table-cell>
          <table:table-cell table:number-columns-repeated="5"/>
          <table:table-cell table:style-name="ce33"/>
          <table:table-cell table:style-name="ce34" table:formula="of:=POWER([.I122]; 2)" office:value-type="float" office:value="0.0138345186274033" calcext:value-type="float">
            <text:p>0.01383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56]-[.$D$72]" office:value-type="float" office:value="0.198831742894071" calcext:value-type="float">
            <text:p>0.19883</text:p>
          </table:table-cell>
          <table:table-cell table:number-columns-repeated="5"/>
          <table:table-cell table:style-name="ce33"/>
          <table:table-cell table:style-name="ce34" table:formula="of:=POWER([.I123]; 2)" office:value-type="float" office:value="0.0395340619822939" calcext:value-type="float">
            <text:p>0.03953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57]-[.$D$72]" office:value-type="float" office:value="0.160481057640262" calcext:value-type="float">
            <text:p>0.16048</text:p>
          </table:table-cell>
          <table:table-cell table:number-columns-repeated="5"/>
          <table:table-cell table:style-name="ce33"/>
          <table:table-cell table:style-name="ce34" table:formula="of:=POWER([.I124]; 2)" office:value-type="float" office:value="0.0257541698613372" calcext:value-type="float">
            <text:p>0.02575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58]-[.$D$72]" office:value-type="float" office:value="0.287061847005594" calcext:value-type="float">
            <text:p>0.28706</text:p>
          </table:table-cell>
          <table:table-cell table:number-columns-repeated="5"/>
          <table:table-cell table:style-name="ce33"/>
          <table:table-cell table:style-name="ce34" table:formula="of:=POWER([.I125]; 2)" office:value-type="float" office:value="0.0824045040062629" calcext:value-type="float">
            <text:p>0.08240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59]-[.$D$72]" office:value-type="float" office:value="0.0717215729040703" calcext:value-type="float">
            <text:p>0.07172</text:p>
          </table:table-cell>
          <table:table-cell table:number-columns-repeated="5"/>
          <table:table-cell table:style-name="ce33"/>
          <table:table-cell table:style-name="ce34" table:formula="of:=POWER([.I126]; 2)" office:value-type="float" office:value="0.00514398401983388" calcext:value-type="float">
            <text:p>0.00514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60]-[.$D$72]" office:value-type="float" office:value="0.322353888650203" calcext:value-type="float">
            <text:p>0.32235</text:p>
          </table:table-cell>
          <table:table-cell table:number-columns-repeated="5"/>
          <table:table-cell table:style-name="ce33"/>
          <table:table-cell table:style-name="ce34" table:formula="of:=POWER([.I127]; 2)" office:value-type="float" office:value="0.103912029527907" calcext:value-type="float">
            <text:p>0.10391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61]-[.$D$72]" office:value-type="float" office:value="-0.363782220990406" calcext:value-type="float">
            <text:p>-0.36378</text:p>
          </table:table-cell>
          <table:table-cell table:number-columns-repeated="5"/>
          <table:table-cell table:style-name="ce33"/>
          <table:table-cell table:style-name="ce34" table:formula="of:=POWER([.I128]; 2)" office:value-type="float" office:value="0.132337504308713" calcext:value-type="float">
            <text:p>0.13234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62]-[.$D$72]" office:value-type="float" office:value="0.336470705308047" calcext:value-type="float">
            <text:p>0.33647</text:p>
          </table:table-cell>
          <table:table-cell table:number-columns-repeated="5"/>
          <table:table-cell table:style-name="ce33"/>
          <table:table-cell table:style-name="ce34" table:formula="of:=POWER([.I129]; 2)" office:value-type="float" office:value="0.113212535530494" calcext:value-type="float">
            <text:p>0.11321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63]-[.$D$72]" office:value-type="float" office:value="0.0620162614518028" calcext:value-type="float">
            <text:p>0.06202</text:p>
          </table:table-cell>
          <table:table-cell table:number-columns-repeated="5"/>
          <table:table-cell table:style-name="ce33"/>
          <table:table-cell table:style-name="ce34" table:formula="of:=POWER([.I130]; 2)" office:value-type="float" office:value="0.00384601668445837" calcext:value-type="float">
            <text:p>0.00385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64]-[.$D$72]" office:value-type="float" office:value="0.342117431971184" calcext:value-type="float">
            <text:p>0.34212</text:p>
          </table:table-cell>
          <table:table-cell table:number-columns-repeated="5"/>
          <table:table-cell table:style-name="ce33"/>
          <table:table-cell table:style-name="ce34" table:formula="of:=POWER([.I131]; 2)" office:value-type="float" office:value="0.117044337258558" calcext:value-type="float">
            <text:p>0.11704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65]-[.$D$72]" office:value-type="float" office:value="-0.367664345571313" calcext:value-type="float">
            <text:p>-0.36766</text:p>
          </table:table-cell>
          <table:table-cell table:number-columns-repeated="5"/>
          <table:table-cell table:style-name="ce33"/>
          <table:table-cell table:style-name="ce34" table:formula="of:=POWER([.I132]; 2)" office:value-type="float" office:value="0.135177071004382" calcext:value-type="float">
            <text:p>0.13518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66]-[.$D$72]" office:value-type="float" office:value="-0.055623877363561" calcext:value-type="float">
            <text:p>-0.05562</text:p>
          </table:table-cell>
          <table:table-cell table:number-columns-repeated="5"/>
          <table:table-cell table:style-name="ce33"/>
          <table:table-cell table:style-name="ce34" table:formula="of:=POWER([.I133]; 2)" office:value-type="float" office:value="0.00309401573295647" calcext:value-type="float">
            <text:p>0.00309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67]-[.$D$72]" office:value-type="float" office:value="0.46046341161944" calcext:value-type="float">
            <text:p>0.46046</text:p>
          </table:table-cell>
          <table:table-cell table:number-columns-repeated="5"/>
          <table:table-cell table:style-name="ce33"/>
          <table:table-cell table:style-name="ce34" table:formula="of:=POWER([.I134]; 2)" office:value-type="float" office:value="0.212026553440214" calcext:value-type="float">
            <text:p>0.21203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68]-[.$D$72]" office:value-type="float" office:value="-0.414720401097459" calcext:value-type="float">
            <text:p>-0.41472</text:p>
          </table:table-cell>
          <table:table-cell table:number-columns-repeated="5"/>
          <table:table-cell table:style-name="ce33"/>
          <table:table-cell table:style-name="ce34" table:formula="of:=POWER([.I135]; 2)" office:value-type="float" office:value="0.171993011086437" calcext:value-type="float">
            <text:p>0.17199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69]-[.$D$72]" office:value-type="float" office:value="0.191714514495741" calcext:value-type="float">
            <text:p>0.19171</text:p>
          </table:table-cell>
          <table:table-cell table:number-columns-repeated="5"/>
          <table:table-cell table:style-name="ce33"/>
          <table:table-cell table:style-name="ce34" table:formula="of:=POWER([.I136]; 2)" office:value-type="float" office:value="0.0367544550683378" calcext:value-type="float">
            <text:p>0.03675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8"/>
          <table:table-cell table:style-name="ce30" table:formula="of:=[.B70]-[.$D$72]" office:value-type="float" office:value="0.441640989408982" calcext:value-type="float">
            <text:p>0.44164</text:p>
          </table:table-cell>
          <table:table-cell table:number-columns-repeated="5"/>
          <table:table-cell table:style-name="ce33"/>
          <table:table-cell table:style-name="ce34" table:formula="of:=POWER([.I137]; 2)" office:value-type="float" office:value="0.195046763526144" calcext:value-type="float">
            <text:p>0.19505</text:p>
          </table:table-cell>
          <table:table-cell table:style-name="ce13" table:number-columns-repeated="4"/>
          <table:table-cell table:number-columns-repeated="1004"/>
        </table:table-row>
        <table:table-row table:style-name="ro4">
          <table:table-cell table:number-columns-repeated="14"/>
          <table:table-cell table:style-name="ce33"/>
          <table:table-cell table:style-name="ce34"/>
          <table:table-cell table:style-name="ce13" table:number-columns-repeated="4"/>
          <table:table-cell table:number-columns-repeated="1004"/>
        </table:table-row>
        <table:table-row table:style-name="ro4">
          <table:table-cell table:style-name="ce5" office:value-type="string" calcext:value-type="string">
            <text:p>frecuencia</text:p>
          </table:table-cell>
          <table:table-cell table:number-columns-repeated="13"/>
          <table:table-cell table:style-name="ce33"/>
          <table:table-cell table:style-name="ce34"/>
          <table:table-cell table:style-name="ce13" table:number-columns-repeated="4"/>
          <table:table-cell table:number-columns-repeated="1004"/>
        </table:table-row>
        <table:table-row table:style-name="ro4">
          <table:table-cell table:style-name="ce6" office:value-type="string" calcext:value-type="string">
            <text:p>n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5"/>
          <table:table-cell table:style-name="ce6"/>
          <table:table-cell table:number-columns-repeated="6"/>
          <table:table-cell table:style-name="ce33" office:value-type="string" calcext:value-type="string">
            <text:p>frecuencias esperadas</text:p>
          </table:table-cell>
          <table:table-cell table:style-name="ce34" table:formula="of:=[.B140] / 4" office:value-type="float" office:value="16.25" calcext:value-type="float">
            <text:p>16.25000</text:p>
          </table:table-cell>
          <table:table-cell table:style-name="ce13" table:number-columns-repeated="4"/>
          <table:table-cell table:number-columns-repeated="9"/>
          <table:table-cell table:style-name="ce13" table:formula="of:=POWER([.AD1]-[.$P$140]; 2)" office:value-type="float" office:value="5.0625" calcext:value-type="float">
            <text:p>5.0625</text:p>
          </table:table-cell>
          <table:table-cell table:number-columns-repeated="994"/>
        </table:table-row>
        <table:table-row table:style-name="ro4">
          <table:table-cell table:style-name="ce6" office:value-type="string" calcext:value-type="string">
            <text:p>intervalo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2"/>
          <table:table-cell table:style-name="ce33"/>
          <table:table-cell table:style-name="ce34"/>
          <table:table-cell table:style-name="ce13" table:number-columns-repeated="4"/>
          <table:table-cell table:number-columns-repeated="9"/>
          <table:table-cell table:style-name="ce13" table:formula="of:=POWER([.AD2]-[.$P$140]; 2)" office:value-type="float" office:value="0.0625" calcext:value-type="float">
            <text:p>0.0625</text:p>
          </table:table-cell>
          <table:table-cell table:number-columns-repeated="994"/>
        </table:table-row>
        <table:table-row table:style-name="ro4">
          <table:table-cell table:number-columns-repeated="14"/>
          <table:table-cell table:style-name="ce33"/>
          <table:table-cell table:style-name="ce34"/>
          <table:table-cell table:style-name="ce13" table:number-columns-repeated="4"/>
          <table:table-cell table:number-columns-repeated="9"/>
          <table:table-cell table:style-name="ce13" table:formula="of:=POWER([.AD3]-[.$P$140]; 2)" office:value-type="float" office:value="3.0625" calcext:value-type="float">
            <text:p>3.0625</text:p>
          </table:table-cell>
          <table:table-cell table:number-columns-repeated="994"/>
        </table:table-row>
        <table:table-row table:style-name="ro4">
          <table:table-cell table:number-columns-repeated="14"/>
          <table:table-cell table:style-name="ce33"/>
          <table:table-cell table:style-name="ce34"/>
          <table:table-cell table:style-name="ce13" table:number-columns-repeated="4"/>
          <table:table-cell table:number-columns-repeated="9"/>
          <table:table-cell table:style-name="ce13" table:formula="of:=POWER([.AD4]-[.$P$140]; 2)" office:value-type="float" office:value="0.5625" calcext:value-type="float">
            <text:p>0.5625</text:p>
          </table:table-cell>
          <table:table-cell table:number-columns-repeated="994"/>
        </table:table-row>
        <table:table-row table:style-name="ro4">
          <table:table-cell table:number-columns-repeated="14"/>
          <table:table-cell table:style-name="ce33"/>
          <table:table-cell table:style-name="ce34"/>
          <table:table-cell table:style-name="ce13" table:number-columns-repeated="4"/>
          <table:table-cell table:number-columns-repeated="8"/>
          <table:table-cell table:style-name="ce6" office:value-type="string" calcext:value-type="string">
            <text:p>suma</text:p>
          </table:table-cell>
          <table:table-cell table:style-name="ce13" table:formula="of:=SUM([.AD140:.AD143])" office:value-type="float" office:value="8.75" calcext:value-type="float">
            <text:p>8.75</text:p>
          </table:table-cell>
          <table:table-cell table:number-columns-repeated="994"/>
        </table:table-row>
        <table:table-row table:style-name="ro4">
          <table:table-cell table:number-columns-repeated="14"/>
          <table:table-cell table:style-name="ce33"/>
          <table:table-cell table:style-name="ce34"/>
          <table:table-cell table:style-name="ce13" table:number-columns-repeated="4"/>
          <table:table-cell table:number-columns-repeated="8"/>
          <table:table-cell table:style-name="ce6" office:value-type="string" calcext:value-type="string">
            <text:p>chi2</text:p>
          </table:table-cell>
          <table:table-cell table:style-name="ce13" table:formula="of:=[.AD144]/[.P140]" office:value-type="float" office:value="0.5384615385" calcext:value-type="float">
            <text:p>0.5384615385</text:p>
          </table:table-cell>
          <table:table-cell table:number-columns-repeated="994"/>
        </table:table-row>
        <table:table-row table:style-name="ro4">
          <table:table-cell table:number-columns-repeated="14"/>
          <table:table-cell table:style-name="ce33"/>
          <table:table-cell table:style-name="ce34"/>
          <table:table-cell table:style-name="ce13" table:number-columns-repeated="4"/>
          <table:table-cell table:number-columns-repeated="8"/>
          <table:table-cell table:style-name="ce6" office:value-type="string" calcext:value-type="string">
            <text:p>chi2 esperada</text:p>
          </table:table-cell>
          <table:table-cell table:style-name="ce6" office:value-type="string" calcext:value-type="string">
            <text:p>9.49, para alfa = 0.05 + intervalos - 1 = <text:s/>chi2 de 3.05</text:p>
          </table:table-cell>
          <table:table-cell table:style-name="ce6" office:value-type="float" office:value="7.8417" calcext:value-type="float">
            <text:p>7.8417</text:p>
          </table:table-cell>
          <table:table-cell table:style-name="ce6" office:value-type="string" calcext:value-type="string">
            <text:p>conclusion:</text:p>
          </table:table-cell>
          <table:table-cell table:number-columns-repeated="992"/>
        </table:table-row>
        <table:table-row table:style-name="ro4">
          <table:table-cell table:number-columns-repeated="14"/>
          <table:table-cell table:style-name="ce33"/>
          <table:table-cell table:style-name="ce34"/>
          <table:table-cell table:style-name="ce13" table:number-columns-repeated="4"/>
          <table:table-cell table:number-columns-repeated="11"/>
          <table:table-cell table:style-name="ce6" office:value-type="string" calcext:value-type="string">
            <text:p>0,53 &lt; 7,84, son uniformes</text:p>
          </table:table-cell>
          <table:table-cell table:number-columns-repeated="992"/>
        </table:table-row>
        <table:table-row table:style-name="ro4" table:number-rows-repeated="123">
          <table:table-cell table:number-columns-repeated="14"/>
          <table:table-cell table:style-name="ce33"/>
          <table:table-cell table:style-name="ce34"/>
          <table:table-cell table:style-name="ce13" table:number-columns-repeated="4"/>
          <table:table-cell table:number-columns-repeated="1004"/>
        </table:table-row>
        <table:table-row table:style-name="ro4" table:number-rows-repeated="730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14.14pt" fo:margin-bottom="14.14pt" fo:margin-left="14.14pt" fo:margin-right="14.1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24" meta:object-count="0"/>
    <meta:generator>LibreOfficeDev/6.0.5.2$Linux_X86_64 LibreOffice_project/</meta:generator>
  </office:meta>
</office:document-meta>
</file>